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graphic-properties draw:textarea-horizontal-align="justify" draw:textarea-vertical-align="middle" draw:auto-grow-height="false"/>
    </style:style>
    <style:style style:name="gr45" style:family="graphic">
      <style:graphic-properties svg:stroke-color="#b2b2b2" draw:fill="solid" draw:fill-color="#b2b2b2" draw:opacity="100%" draw:opacity-name="Transparency_20_6" draw:textarea-horizontal-align="justify" draw:textarea-vertical-align="middle" draw:auto-grow-height="false"/>
    </style:style>
    <style:style style:name="gr46"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7" style:family="graphic">
      <style:graphic-properties svg:stroke-color="#000000" draw:fill-color="#ccff00" draw:textarea-horizontal-align="justify" draw:textarea-vertical-align="middle" draw:auto-grow-height="false"/>
    </style:style>
    <style:style style:name="gr48" style:family="graphic">
      <style:graphic-properties svg:stroke-color="#000000" draw:fill-color="#99ff33" draw:textarea-horizontal-align="justify" draw:textarea-vertical-align="middle" draw:auto-grow-height="false"/>
    </style:style>
    <style:style style:name="gr49" style:family="graphic">
      <style:graphic-properties svg:stroke-color="#000000" draw:fill-color="#669900" draw:textarea-horizontal-align="justify" draw:textarea-vertical-align="middle" draw:auto-grow-height="false"/>
    </style:style>
    <style:style style:name="gr50" style:family="graphic">
      <style:graphic-properties svg:stroke-color="#000000" draw:fill-color="#193300" draw:opacity="100%" draw:opacity-name="" draw:textarea-horizontal-align="justify" draw:textarea-vertical-align="middle" draw:auto-grow-height="false"/>
    </style:style>
    <style:style style:name="gr51" style:family="graphic" style:parent-style-name="standard" style:list-style-name="L1">
      <style:graphic-properties svg:stroke-color="#000000" draw:fill-color="#ccff00" draw:textarea-vertical-align="middle"/>
    </style:style>
    <style:style style:name="gr52" style:family="graphic" style:parent-style-name="standard" style:list-style-name="L1">
      <style:graphic-properties svg:stroke-color="#000000" draw:fill-color="#ccff00" draw:opacity="100%" draw:opacity-name="" draw:textarea-vertical-align="middle"/>
    </style:style>
    <style:style style:name="gr53" style:family="graphic" style:parent-style-name="standard" style:list-style-name="L1">
      <style:graphic-properties svg:stroke-color="#000000" draw:fill-color="#99ff33" draw:opacity="100%" draw:opacity-name="" draw:textarea-vertical-align="middle"/>
    </style:style>
    <style:style style:name="gr54" style:family="graphic" style:parent-style-name="standard" style:list-style-name="L1">
      <style:graphic-properties svg:stroke-color="#000000" draw:fill-color="#99ff33" draw:textarea-vertical-align="middle"/>
    </style:style>
    <style:style style:name="gr55" style:family="graphic" style:parent-style-name="standard" style:list-style-name="L1">
      <style:graphic-properties svg:stroke-color="#000000" draw:fill-color="#669900" draw:textarea-vertical-align="middle"/>
    </style:style>
    <style:style style:name="gr56" style:family="graphic" style:parent-style-name="standard" style:list-style-name="L1">
      <style:graphic-properties svg:stroke-color="#000000" draw:fill-color="#669900" draw:opacity="100%" draw:opacity-name="" draw:textarea-vertical-align="middle"/>
    </style:style>
    <style:style style:name="gr57" style:family="graphic" style:parent-style-name="standard" style:list-style-name="L1">
      <style:graphic-properties svg:stroke-color="#000000" draw:fill-color="#193300" draw:opacity="100%" draw:opacity-name="" draw:textarea-vertical-align="middle"/>
    </style:style>
    <style:style style:name="gr58" style:family="graphic" style:parent-style-name="standard" style:list-style-name="L1">
      <style:graphic-properties svg:stroke-color="#000000" draw:fill-color="#193300" draw:opacity="100%" draw:opacity-name="" draw:textarea-vertical-align="middle"/>
    </style:style>
    <style:style style:name="gr59" style:family="graphic">
      <style:graphic-properties draw:stroke="dash" draw:stroke-dash="Fine_20_Dashed" svg:stroke-color="#000000" draw:fill-color="#ccff00" draw:opacity="100%" draw:opacity-name="" draw:textarea-horizontal-align="justify" draw:textarea-vertical-align="middle" draw:auto-grow-height="false"/>
    </style:style>
    <style:style style:name="gr60"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61"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62"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63" style:family="graphic" style:parent-style-name="standard">
      <style:graphic-properties svg:stroke-opacity="50%" draw:textarea-vertical-align="middle"/>
    </style:style>
    <style:style style:name="gr64" style:family="graphic" style:parent-style-name="standard">
      <style:graphic-properties svg:stroke-color="#006666" draw:fill-color="#99cccc" draw:textarea-horizontal-align="justify" draw:textarea-vertical-align="middle" draw:auto-grow-height="false"/>
    </style:style>
    <style:style style:name="gr65" style:family="graphic" style:parent-style-name="standard">
      <style:graphic-properties svg:stroke-color="#006666" draw:textarea-vertical-align="middle"/>
    </style:style>
    <style:style style:name="gr66" style:family="graphic" style:parent-style-name="standard" style:list-style-name="L1">
      <style:graphic-properties svg:stroke-color="#000000" draw:fill-color="#ccff00" draw:textarea-vertical-align="middle"/>
    </style:style>
    <style:style style:name="gr67" style:family="graphic" style:parent-style-name="standard" style:list-style-name="L1">
      <style:graphic-properties svg:stroke-color="#000000" draw:fill-color="#ccff00" draw:opacity="100%" draw:opacity-name="" draw:textarea-vertical-align="middle"/>
    </style:style>
    <style:style style:name="gr68" style:family="graphic" style:parent-style-name="standard" style:list-style-name="L1">
      <style:graphic-properties svg:stroke-color="#000000" draw:fill-color="#99ff33" draw:opacity="100%" draw:opacity-name="" draw:textarea-vertical-align="middle"/>
    </style:style>
    <style:style style:name="gr69" style:family="graphic" style:parent-style-name="standard" style:list-style-name="L1">
      <style:graphic-properties svg:stroke-color="#000000" draw:fill-color="#99ff33" draw:textarea-vertical-align="middle"/>
    </style:style>
    <style:style style:name="gr70" style:family="graphic" style:parent-style-name="standard" style:list-style-name="L1">
      <style:graphic-properties svg:stroke-color="#000000" draw:fill-color="#669900" draw:textarea-vertical-align="middle"/>
    </style:style>
    <style:style style:name="gr71" style:family="graphic" style:parent-style-name="standard" style:list-style-name="L1">
      <style:graphic-properties svg:stroke-color="#000000" draw:fill-color="#669900" draw:opacity="100%" draw:opacity-name="" draw:textarea-vertical-align="middle"/>
    </style:style>
    <style:style style:name="gr72" style:family="graphic" style:parent-style-name="standard" style:list-style-name="L1">
      <style:graphic-properties svg:stroke-color="#000000" draw:fill-color="#193300" draw:opacity="100%" draw:opacity-name="" draw:textarea-vertical-align="middle"/>
    </style:style>
    <style:style style:name="gr73" style:family="graphic" style:parent-style-name="standard" style:list-style-name="L1">
      <style:graphic-properties svg:stroke-color="#000000" draw:fill-color="#193300" draw:opacity="100%" draw:opacity-name="" draw:textarea-vertical-align="middle"/>
    </style:style>
    <style:style style:name="gr74" style:family="graphic" style:parent-style-name="standard">
      <style:graphic-properties svg:stroke-color="#333300" draw:fill-color="#ffffcc" draw:textarea-horizontal-align="justify" draw:textarea-vertical-align="top" draw:auto-grow-height="false"/>
    </style:style>
    <style:style style:name="gr75" style:family="graphic" style:parent-style-name="standard" style:list-style-name="L1">
      <style:graphic-properties svg:stroke-color="#3465a4" draw:fill-color="#729fcf" draw:textarea-horizontal-align="justify" draw:textarea-vertical-align="middle" draw:auto-grow-height="false"/>
    </style:style>
    <style:style style:name="gr76" style:family="graphic" style:parent-style-name="standard">
      <style:graphic-properties svg:stroke-color="#3465a4" draw:textarea-vertical-align="middle"/>
    </style:style>
    <style:style style:name="gr77" style:family="graphic" style:parent-style-name="standard" style:list-style-name="L1">
      <style:graphic-properties svg:stroke-color="#000000" draw:fill-color="#ccff00" draw:textarea-vertical-align="middle"/>
    </style:style>
    <style:style style:name="gr78" style:family="graphic" style:parent-style-name="standard" style:list-style-name="L1">
      <style:graphic-properties svg:stroke-color="#000000" draw:fill-color="#ccff00" draw:opacity="100%" draw:opacity-name="" draw:textarea-vertical-align="middle"/>
    </style:style>
    <style:style style:name="gr79" style:family="graphic" style:parent-style-name="standard" style:list-style-name="L1">
      <style:graphic-properties svg:stroke-color="#000000" draw:fill-color="#99ff33" draw:opacity="100%" draw:opacity-name="" draw:textarea-vertical-align="middle"/>
    </style:style>
    <style:style style:name="gr80" style:family="graphic" style:parent-style-name="standard" style:list-style-name="L1">
      <style:graphic-properties svg:stroke-color="#000000" draw:fill-color="#99ff33" draw:textarea-vertical-align="middle"/>
    </style:style>
    <style:style style:name="gr81" style:family="graphic" style:parent-style-name="standard" style:list-style-name="L1">
      <style:graphic-properties svg:stroke-color="#000000" draw:fill-color="#669900" draw:textarea-vertical-align="middle"/>
    </style:style>
    <style:style style:name="gr82" style:family="graphic" style:parent-style-name="standard" style:list-style-name="L1">
      <style:graphic-properties svg:stroke-color="#000000" draw:fill-color="#669900" draw:opacity="100%" draw:opacity-name="" draw:textarea-vertical-align="middle"/>
    </style:style>
    <style:style style:name="gr83" style:family="graphic" style:parent-style-name="standard" style:list-style-name="L1">
      <style:graphic-properties svg:stroke-color="#000000" draw:fill-color="#193300" draw:opacity="100%" draw:opacity-name="" draw:textarea-vertical-align="middle"/>
    </style:style>
    <style:style style:name="gr84" style:family="graphic" style:parent-style-name="standard" style:list-style-name="L1">
      <style:graphic-properties svg:stroke-color="#000000" draw:fill-color="#193300" draw:opacity="100%" draw:opacity-name="" draw:textarea-vertical-align="middle"/>
    </style:style>
    <style:style style:name="gr85" style:family="graphic" style:parent-style-name="standard" style:list-style-name="L1">
      <style:graphic-properties svg:stroke-color="#3465a4" draw:fill-color="#729fcf" draw:textarea-horizontal-align="justify" draw:textarea-vertical-align="middle" draw:auto-grow-height="false"/>
    </style:style>
    <style:style style:name="gr86" style:family="graphic" style:parent-style-name="standard" style:list-style-name="L1">
      <style:graphic-properties svg:stroke-color="#000000" draw:fill-color="#ccff00" draw:textarea-vertical-align="middle"/>
    </style:style>
    <style:style style:name="gr87" style:family="graphic" style:parent-style-name="standard" style:list-style-name="L1">
      <style:graphic-properties svg:stroke-color="#000000" draw:fill-color="#ccff00" draw:opacity="100%" draw:opacity-name="" draw:textarea-vertical-align="middle"/>
    </style:style>
    <style:style style:name="gr88" style:family="graphic" style:parent-style-name="standard" style:list-style-name="L1">
      <style:graphic-properties svg:stroke-color="#000000" draw:fill-color="#99ff33" draw:opacity="100%" draw:opacity-name="" draw:textarea-vertical-align="middle"/>
    </style:style>
    <style:style style:name="gr89" style:family="graphic" style:parent-style-name="standard" style:list-style-name="L1">
      <style:graphic-properties svg:stroke-color="#000000" draw:fill-color="#99ff33" draw:textarea-vertical-align="middle"/>
    </style:style>
    <style:style style:name="gr90" style:family="graphic" style:parent-style-name="standard" style:list-style-name="L1">
      <style:graphic-properties svg:stroke-color="#000000" draw:fill-color="#669900" draw:textarea-vertical-align="middle"/>
    </style:style>
    <style:style style:name="gr91" style:family="graphic" style:parent-style-name="standard" style:list-style-name="L1">
      <style:graphic-properties svg:stroke-color="#000000" draw:fill-color="#669900" draw:opacity="100%" draw:opacity-name="" draw:textarea-vertical-align="middle"/>
    </style:style>
    <style:style style:name="gr92" style:family="graphic" style:parent-style-name="standard" style:list-style-name="L1">
      <style:graphic-properties svg:stroke-color="#000000" draw:fill-color="#193300" draw:opacity="100%" draw:opacity-name="" draw:textarea-vertical-align="middle"/>
    </style:style>
    <style:style style:name="gr93" style:family="graphic" style:parent-style-name="standard" style:list-style-name="L1">
      <style:graphic-properties svg:stroke-color="#000000" draw:fill-color="#193300" draw:opacity="100%" draw:opacity-name="" draw:textarea-vertical-align="middle"/>
    </style:style>
    <style:style style:name="gr94" style:family="graphic">
      <style:graphic-properties svg:stroke-color="#333300" draw:fill-color="#ffffcc" draw:textarea-horizontal-align="justify" draw:textarea-vertical-align="top" draw:auto-grow-height="false"/>
    </style:style>
    <style:style style:name="gr95"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6"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7" style:family="graphic" style:parent-style-name="standard">
      <style:graphic-properties draw:stroke="none" svg:stroke-color="#000000" draw:fill="none" draw:fill-color="#ffffff" draw:auto-grow-height="true" draw:auto-grow-width="false" fo:max-height="0cm" fo:min-height="0cm"/>
    </style:style>
    <style:style style:name="gr98" style:family="graphic">
      <style:graphic-properties draw:opacity="50%" draw:opacity-name="" draw:textarea-horizontal-align="justify" draw:textarea-vertical-align="middle" draw:auto-grow-height="false"/>
    </style:style>
    <style:style style:name="gr99" style:family="graphic" style:parent-style-name="standard" style:list-style-name="L1">
      <style:graphic-properties svg:stroke-color="#000000" draw:fill-color="#99ff33" draw:textarea-vertical-align="middle"/>
    </style:style>
    <style:style style:name="gr100" style:family="graphic" style:parent-style-name="standard" style:list-style-name="L1">
      <style:graphic-properties svg:stroke-color="#000000" draw:fill-color="#193300" draw:textarea-vertical-align="middle"/>
    </style:style>
    <style:style style:name="gr101"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102" style:family="graphic" style:parent-style-name="standard">
      <style:graphic-properties draw:stroke="dash" draw:stroke-dash="Fine_20_Dashed" svg:stroke-color="#000000" draw:fill="none" draw:textarea-horizontal-align="justify" draw:textarea-vertical-align="middle" draw:auto-grow-height="false"/>
    </style:style>
    <style:style style:name="gr103" style:family="graphic" style:parent-style-name="standard" style:list-style-name="L1">
      <style:graphic-properties svg:stroke-color="#000000" draw:fill-color="#ccff00" draw:textarea-vertical-align="middle"/>
    </style:style>
    <style:style style:name="gr104" style:family="graphic" style:parent-style-name="standard" style:list-style-name="L1">
      <style:graphic-properties svg:stroke-color="#000000" draw:fill-color="#ccff00" draw:opacity="100%" draw:opacity-name="" draw:textarea-vertical-align="middle"/>
    </style:style>
    <style:style style:name="gr105" style:family="graphic" style:parent-style-name="standard" style:list-style-name="L1">
      <style:graphic-properties svg:stroke-color="#000000" draw:fill-color="#99ff33" draw:opacity="100%" draw:opacity-name="" draw:textarea-vertical-align="middle"/>
    </style:style>
    <style:style style:name="gr106" style:family="graphic" style:parent-style-name="standard" style:list-style-name="L1">
      <style:graphic-properties svg:stroke-color="#000000" draw:fill-color="#99ff33" draw:textarea-vertical-align="middle"/>
    </style:style>
    <style:style style:name="gr107" style:family="graphic" style:parent-style-name="standard" style:list-style-name="L1">
      <style:graphic-properties svg:stroke-color="#000000" draw:fill-color="#669900" draw:textarea-vertical-align="middle"/>
    </style:style>
    <style:style style:name="gr108" style:family="graphic" style:parent-style-name="standard" style:list-style-name="L1">
      <style:graphic-properties svg:stroke-color="#000000" draw:fill-color="#193300" draw:opacity="100%" draw:opacity-name="" draw:textarea-vertical-align="middle"/>
    </style:style>
    <style:style style:name="gr109" style:family="graphic" style:parent-style-name="standard" style:list-style-name="L1">
      <style:graphic-properties svg:stroke-color="#000000" draw:fill-color="#193300" draw:opacity="100%" draw:opacity-name="" draw:textarea-vertical-align="middle"/>
    </style:style>
    <style:style style:name="gr110" style:family="graphic" style:parent-style-name="standard">
      <style:graphic-properties svg:stroke-opacity="50%" draw:fill="none" draw:textarea-vertical-align="middle"/>
    </style:style>
    <style:style style:name="gr111" style:family="graphic" style:parent-style-name="standard" style:list-style-name="L1">
      <style:graphic-properties svg:stroke-color="#000000" draw:fill-color="#669900" draw:textarea-vertical-align="middle"/>
    </style:style>
    <style:style style:name="gr112" style:family="graphic" style:parent-style-name="standard" style:list-style-name="L1">
      <style:graphic-properties svg:stroke-color="#000000" draw:fill-color="#ccff00"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ccff00" draw:opacity="100%" draw:opacity-name="" draw:textarea-vertical-align="middle"/>
    </style:style>
    <style:style style:name="gr117" style:family="graphic" style:parent-style-name="standard" style:list-style-name="L1">
      <style:graphic-properties svg:stroke-color="#000000" draw:fill-color="#99ff33" draw:opacity="100%" draw:opacity-name="" draw:textarea-vertical-align="middle"/>
    </style:style>
    <style:style style:name="gr118" style:family="graphic" style:parent-style-name="standard" style:list-style-name="L1">
      <style:graphic-properties svg:stroke-color="#000000" draw:fill-color="#99ff33" draw:textarea-vertical-align="middle"/>
    </style:style>
    <style:style style:name="gr119" style:family="graphic" style:parent-style-name="standard" style:list-style-name="L1">
      <style:graphic-properties svg:stroke-color="#000000" draw:fill-color="#669900" draw:textarea-vertical-align="middle"/>
    </style:style>
    <style:style style:name="gr120" style:family="graphic" style:parent-style-name="standard" style:list-style-name="L1">
      <style:graphic-properties svg:stroke-color="#000000" draw:fill-color="#193300" draw:opacity="100%" draw:opacity-name="" draw:textarea-vertical-align="middle"/>
    </style:style>
    <style:style style:name="gr121" style:family="graphic" style:parent-style-name="standard" style:list-style-name="L1">
      <style:graphic-properties svg:stroke-color="#000000" draw:fill-color="#193300" draw:opacity="100%" draw:opacity-name="" draw:textarea-vertical-align="middle"/>
    </style:style>
    <style:style style:name="gr122" style:family="graphic" style:parent-style-name="standard" style:list-style-name="L1">
      <style:graphic-properties svg:stroke-color="#000000" draw:fill-color="#669900" draw:textarea-vertical-align="middle"/>
    </style:style>
    <style:style style:name="gr123" style:family="graphic" style:parent-style-name="standard" style:list-style-name="L1">
      <style:graphic-properties svg:stroke-color="#000000" draw:fill-color="#ccff00" draw:textarea-vertical-align="middle"/>
    </style:style>
    <style:style style:name="gr124" style:family="graphic" style:parent-style-name="standard" style:list-style-name="L1">
      <style:graphic-properties svg:stroke-color="#000000" draw:fill-color="#669900" draw:textarea-vertical-align="middle"/>
    </style:style>
    <style:style style:name="gr125" style:family="graphic" style:parent-style-name="standard" style:list-style-name="L1">
      <style:graphic-properties svg:stroke-color="#000000" draw:fill-color="#99ff33" draw:textarea-vertical-align="middle"/>
    </style:style>
    <style:style style:name="gr126" style:family="graphic" style:parent-style-name="standard" style:list-style-name="L1">
      <style:graphic-properties svg:stroke-color="#000000" draw:fill-color="#193300" draw:textarea-vertical-align="middle"/>
    </style:style>
    <style:style style:name="gr127" style:family="graphic" style:parent-style-name="standard" style:list-style-name="L1">
      <style:graphic-properties svg:stroke-color="#000000" draw:fill-color="#ccff00" draw:textarea-vertical-align="middle"/>
    </style:style>
    <style:style style:name="gr128" style:family="graphic" style:parent-style-name="standard" style:list-style-name="L1">
      <style:graphic-properties svg:stroke-color="#000000" draw:fill-color="#99ff33" draw:textarea-vertical-align="middle"/>
    </style:style>
    <style:style style:name="gr129" style:family="graphic" style:parent-style-name="standard" style:list-style-name="L1">
      <style:graphic-properties svg:stroke-color="#000000" draw:fill-color="#669900" draw:textarea-vertical-align="middle"/>
    </style:style>
    <style:style style:name="gr130" style:family="graphic" style:parent-style-name="standard" style:list-style-name="L1">
      <style:graphic-properties svg:stroke-color="#000000" draw:fill-color="#193300" draw:textarea-vertical-align="middle"/>
    </style:style>
    <style:style style:name="gr131" style:family="graphic" style:parent-style-name="standard" style:list-style-name="L1">
      <style:graphic-properties svg:stroke-color="#000000" draw:fill-color="#ccff00" draw:textarea-vertical-align="middle"/>
    </style:style>
    <style:style style:name="gr132" style:family="graphic" style:parent-style-name="standard" style:list-style-name="L1">
      <style:graphic-properties svg:stroke-color="#000000" draw:fill-color="#ccff00" draw:opacity="100%" draw:opacity-name="" draw:textarea-vertical-align="middle"/>
    </style:style>
    <style:style style:name="gr133" style:family="graphic" style:parent-style-name="standard" style:list-style-name="L1">
      <style:graphic-properties svg:stroke-color="#000000" draw:fill-color="#99ff33" draw:opacity="100%" draw:opacity-name="" draw:textarea-vertical-align="middle"/>
    </style:style>
    <style:style style:name="gr134" style:family="graphic" style:parent-style-name="standard" style:list-style-name="L1">
      <style:graphic-properties svg:stroke-color="#000000" draw:fill-color="#99ff33" draw:textarea-vertical-align="middle"/>
    </style:style>
    <style:style style:name="gr135" style:family="graphic" style:parent-style-name="standard" style:list-style-name="L1">
      <style:graphic-properties svg:stroke-color="#000000" draw:fill-color="#669900" draw:textarea-vertical-align="middle"/>
    </style:style>
    <style:style style:name="gr136" style:family="graphic" style:parent-style-name="standard" style:list-style-name="L1">
      <style:graphic-properties svg:stroke-color="#000000" draw:fill-color="#193300" draw:opacity="100%" draw:opacity-name="" draw:textarea-vertical-align="middle"/>
    </style:style>
    <style:style style:name="gr137" style:family="graphic" style:parent-style-name="standard" style:list-style-name="L1">
      <style:graphic-properties svg:stroke-color="#000000" draw:fill-color="#193300" draw:opacity="100%" draw:opacity-name="" draw:textarea-vertical-align="middle"/>
    </style:style>
    <style:style style:name="gr138" style:family="graphic" style:parent-style-name="standard" style:list-style-name="L1">
      <style:graphic-properties svg:stroke-color="#000000" draw:fill-color="#669900" draw:textarea-vertical-align="middle"/>
    </style:style>
    <style:style style:name="gr139"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40" style:family="graphic" style:parent-style-name="standard" style:list-style-name="L1">
      <style:graphic-properties svg:stroke-color="#000000" draw:fill-color="#99ff33" draw:textarea-vertical-align="middle"/>
    </style:style>
    <style:style style:name="gr141" style:family="graphic" style:parent-style-name="standard" style:list-style-name="L1">
      <style:graphic-properties svg:stroke-color="#000000" draw:fill-color="#193300" draw:textarea-vertical-align="middle"/>
    </style:style>
    <style:style style:name="gr142" style:family="graphic">
      <style:graphic-properties draw:stroke="dash" draw:stroke-dash="Fine_20_Dashed" svg:stroke-color="#000000" draw:fill="none" draw:textarea-horizontal-align="justify" draw:textarea-vertical-align="middle" draw:auto-grow-height="false"/>
    </style:style>
    <style:style style:name="gr143" style:family="graphic" style:parent-style-name="standard" style:list-style-name="L1">
      <style:graphic-properties svg:stroke-color="#000000" draw:fill-color="#ccff00" draw:textarea-vertical-align="middle"/>
    </style:style>
    <style:style style:name="gr144" style:family="graphic" style:parent-style-name="standard" style:list-style-name="L1">
      <style:graphic-properties svg:stroke-color="#000000" draw:fill-color="#ccff00" draw:opacity="100%" draw:opacity-name="" draw:textarea-vertical-align="middle"/>
    </style:style>
    <style:style style:name="gr145" style:family="graphic" style:parent-style-name="standard" style:list-style-name="L1">
      <style:graphic-properties svg:stroke-color="#000000" draw:fill-color="#99ff33" draw:opacity="100%" draw:opacity-name="" draw:textarea-vertical-align="middle"/>
    </style:style>
    <style:style style:name="gr146" style:family="graphic" style:parent-style-name="standard" style:list-style-name="L1">
      <style:graphic-properties svg:stroke-color="#000000" draw:fill-color="#99ff33" draw:textarea-vertical-align="middle"/>
    </style:style>
    <style:style style:name="gr147" style:family="graphic" style:parent-style-name="standard" style:list-style-name="L1">
      <style:graphic-properties svg:stroke-color="#000000" draw:fill-color="#669900" draw:textarea-vertical-align="middle"/>
    </style:style>
    <style:style style:name="gr148" style:family="graphic" style:parent-style-name="standard" style:list-style-name="L1">
      <style:graphic-properties svg:stroke-color="#000000" draw:fill-color="#193300" draw:opacity="100%" draw:opacity-name="" draw:textarea-vertical-align="middle"/>
    </style:style>
    <style:style style:name="gr149" style:family="graphic" style:parent-style-name="standard" style:list-style-name="L1">
      <style:graphic-properties svg:stroke-color="#000000" draw:fill-color="#193300" draw:opacity="100%" draw:opacity-name="" draw:textarea-vertical-align="middle"/>
    </style:style>
    <style:style style:name="gr150" style:family="graphic" style:parent-style-name="standard" style:list-style-name="L1">
      <style:graphic-properties svg:stroke-color="#000000" draw:fill-color="#669900" draw:textarea-vertical-align="middle"/>
    </style:style>
    <style:style style:name="gr151" style:family="graphic" style:parent-style-name="standard" style:list-style-name="L1">
      <style:graphic-properties svg:stroke-color="#000000" draw:fill-color="#ccff00" draw:textarea-vertical-align="middle"/>
    </style:style>
    <style:style style:name="gr152" style:family="graphic" style:parent-style-name="standard" style:list-style-name="L1">
      <style:graphic-properties svg:stroke-color="#000000" draw:fill-color="#669900" draw:textarea-vertical-align="middle"/>
    </style:style>
    <style:style style:name="gr153" style:family="graphic">
      <style:graphic-properties svg:stroke-color="#000000" draw:fill-color="#ffffcc" draw:textarea-horizontal-align="justify" draw:textarea-vertical-align="top" draw:auto-grow-height="false"/>
    </style:style>
    <style:style style:name="gr154" style:family="graphic">
      <style:graphic-properties draw:stroke="none" draw:fill="solid" draw:fill-color="#ff3333" draw:opacity="100%" draw:opacity-name="" draw:textarea-vertical-align="middle" draw:auto-grow-height="false" fo:min-height="0.749cm" fo:min-width="0.499cm"/>
    </style:style>
    <style:style style:name="gr155" style:family="graphic" style:parent-style-name="standard" style:list-style-name="L1">
      <style:graphic-properties svg:stroke-color="#000000" draw:fill-color="#99ff33" draw:textarea-vertical-align="middle"/>
    </style:style>
    <style:style style:name="gr156" style:family="graphic" style:parent-style-name="standard" style:list-style-name="L1">
      <style:graphic-properties svg:stroke-color="#000000" draw:fill-color="#193300" draw:textarea-vertical-align="middle"/>
    </style:style>
    <style:style style:name="gr157" style:family="graphic" style:parent-style-name="standard" style:list-style-name="L1">
      <style:graphic-properties svg:stroke-color="#000000" draw:fill-color="#ccff00" draw:textarea-vertical-align="middle"/>
    </style:style>
    <style:style style:name="gr158" style:family="graphic" style:parent-style-name="standard" style:list-style-name="L1">
      <style:graphic-properties svg:stroke-color="#000000" draw:fill-color="#ccff00" draw:opacity="100%" draw:opacity-name="" draw:textarea-vertical-align="middle"/>
    </style:style>
    <style:style style:name="gr159" style:family="graphic" style:parent-style-name="standard" style:list-style-name="L1">
      <style:graphic-properties svg:stroke-color="#000000" draw:fill-color="#99ff33" draw:opacity="100%" draw:opacity-name="" draw:textarea-vertical-align="middle"/>
    </style:style>
    <style:style style:name="gr160" style:family="graphic" style:parent-style-name="standard" style:list-style-name="L1">
      <style:graphic-properties svg:stroke-color="#000000" draw:fill-color="#99ff33" draw:textarea-vertical-align="middle"/>
    </style:style>
    <style:style style:name="gr161" style:family="graphic" style:parent-style-name="standard" style:list-style-name="L1">
      <style:graphic-properties svg:stroke-color="#000000" draw:fill-color="#669900" draw:textarea-vertical-align="middle"/>
    </style:style>
    <style:style style:name="gr162" style:family="graphic" style:parent-style-name="standard" style:list-style-name="L1">
      <style:graphic-properties svg:stroke-color="#000000" draw:fill-color="#193300" draw:opacity="100%" draw:opacity-name="" draw:textarea-vertical-align="middle"/>
    </style:style>
    <style:style style:name="gr163" style:family="graphic" style:parent-style-name="standard" style:list-style-name="L1">
      <style:graphic-properties svg:stroke-color="#000000" draw:fill-color="#193300" draw:opacity="100%" draw:opacity-name="" draw:textarea-vertical-align="middle"/>
    </style:style>
    <style:style style:name="gr164" style:family="graphic" style:parent-style-name="standard" style:list-style-name="L1">
      <style:graphic-properties svg:stroke-color="#000000" draw:fill-color="#669900" draw:textarea-vertical-align="middle"/>
    </style:style>
    <style:style style:name="gr165" style:family="graphic" style:parent-style-name="standard" style:list-style-name="L1">
      <style:graphic-properties svg:stroke-color="#000000" draw:fill-color="#ccff00" draw:textarea-vertical-align="middle"/>
    </style:style>
    <style:style style:name="gr166" style:family="graphic" style:parent-style-name="standard" style:list-style-name="L1">
      <style:graphic-properties svg:stroke-color="#000000" draw:fill-color="#669900" draw:textarea-vertical-align="middle"/>
    </style:style>
    <style:style style:name="gr167" style:family="graphic" style:parent-style-name="standard">
      <style:graphic-properties svg:stroke-color="#000000" draw:fill-color="#ffffcc" draw:textarea-horizontal-align="justify" draw:textarea-vertical-align="top" draw:auto-grow-height="false"/>
    </style:style>
    <style:style style:name="gr168"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69" style:family="graphic" style:parent-style-name="standard">
      <style:graphic-properties draw:stroke="none" svg:stroke-color="#000000" draw:fill="none" draw:fill-color="#ffffff" draw:auto-grow-height="true" draw:auto-grow-width="false" fo:max-height="0cm" fo:min-height="10.061cm"/>
    </style:style>
    <style:style style:name="gr170" style:family="graphic" style:parent-style-name="standard">
      <style:graphic-properties draw:stroke="none" svg:stroke-color="#000000" draw:fill="none" draw:fill-color="#ffffff" draw:auto-grow-height="true" draw:auto-grow-width="false" fo:max-height="0cm" fo:min-height="11.313cm"/>
    </style:style>
    <style:style style:name="gr171" style:family="graphic" style:parent-style-name="standard" style:list-style-name="L1">
      <style:graphic-properties svg:stroke-color="#000000" draw:fill-color="#ccff00" draw:textarea-vertical-align="top"/>
    </style:style>
    <style:style style:name="gr172" style:family="graphic" style:parent-style-name="standard" style:list-style-name="L1">
      <style:graphic-properties svg:stroke-color="#000000" draw:fill-color="#ccff00" draw:textarea-vertical-align="top"/>
    </style:style>
    <style:style style:name="gr173" style:family="graphic" style:parent-style-name="standard" style:list-style-name="L1">
      <style:graphic-properties svg:stroke-color="#000000" draw:fill-color="#99ff33" draw:textarea-vertical-align="top"/>
    </style:style>
    <style:style style:name="gr174" style:family="graphic" style:parent-style-name="objectwithoutfill">
      <style:graphic-properties svg:stroke-color="#ffcc00" draw:marker-start="Dimension_20_Lines" draw:marker-end="Symmetric_20_Arrow" draw:marker-end-width="0.3cm" draw:fill="none" draw:textarea-vertical-align="middle"/>
    </style:style>
    <style:style style:name="gr175" style:family="graphic" style:parent-style-name="objectwithoutfill">
      <style:graphic-properties draw:stroke="dash" draw:stroke-dash="Ultrafine_20_Dashed" draw:fill="none" draw:textarea-vertical-align="middle"/>
    </style:style>
    <style:style style:name="gr176" style:family="graphic" style:parent-style-name="standard">
      <style:graphic-properties svg:stroke-color="#000000" draw:fill="none" draw:opacity="100%" draw:opacity-name="" draw:textarea-vertical-align="middle"/>
    </style:style>
    <style:style style:name="gr177" style:family="graphic" style:parent-style-name="standard" style:list-style-name="L1">
      <style:graphic-properties svg:stroke-color="#3465a4" draw:fill-color="#729fcf" draw:textarea-horizontal-align="justify" draw:textarea-vertical-align="middle" draw:auto-grow-height="false"/>
    </style:style>
    <style:style style:name="gr178" style:family="graphic" style:parent-style-name="standard">
      <style:graphic-properties draw:textarea-vertical-align="middle"/>
    </style:style>
    <style:style style:name="gr179" style:family="graphic" style:parent-style-name="standard" style:list-style-name="L1">
      <style:graphic-properties svg:stroke-color="#3465a4" draw:fill-color="#729fcf" draw:textarea-horizontal-align="justify" draw:textarea-vertical-align="middle" draw:auto-grow-height="false"/>
    </style:style>
    <style:style style:name="gr180"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81" style:family="graphic" style:parent-style-name="standard" style:list-style-name="L1">
      <style:graphic-properties svg:stroke-color="#000000" draw:fill-color="#ccff00" draw:textarea-vertical-align="top"/>
    </style:style>
    <style:style style:name="gr182"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model_5f_mode_5f_request-title">
      <style:graphic-properties draw:auto-grow-height="true" fo:min-height="3.506cm"/>
    </style:style>
    <style:style style:name="pr5" style:family="presentation" style:parent-style-name="model_5f_mode_5f_request-notes">
      <style:graphic-properties draw:fill-color="#ffffff" draw:auto-grow-height="true"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4" fo:font-size="18pt"/>
    </style:style>
    <style:style style:name="P13"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4" fo:font-size="18pt" fo:font-style="italic" style:text-underline-style="none" style:font-style-asian="italic" style:font-style-complex="italic"/>
    </style:style>
    <style:style style:name="P16" style:family="paragraph">
      <style:paragraph-properties fo:text-align="center"/>
      <style:text-properties fo:font-size="18pt"/>
    </style:style>
    <style:style style:name="P17" style:family="paragraph">
      <style:paragraph-properties fo:text-align="center"/>
      <style:text-properties fo:font-size="12pt"/>
    </style:style>
    <style:style style:name="P18" style:family="paragraph">
      <style:paragraph-properties fo:text-align="start"/>
      <style:text-properties style:font-name="Calibri4"/>
    </style:style>
    <style:style style:name="P19" style:family="paragraph">
      <style:text-properties fo:color="#006666" style:font-name="Calibri4"/>
    </style:style>
    <style:style style:name="P20" style:family="paragraph">
      <style:text-properties fo:color="#3465a4" style:font-name="Calibri4"/>
    </style:style>
    <style:style style:name="P21" style:family="paragraph">
      <style:text-properties style:font-name="Calibri4"/>
    </style:style>
    <style:style style:name="P22" style:family="paragraph">
      <style:paragraph-properties fo:text-align="start"/>
      <style:text-properties fo:font-size="18pt" style:font-size-asian="18pt" style:font-size-complex="18pt"/>
    </style:style>
    <style:style style:name="P23" style:family="paragraph">
      <style:paragraph-properties fo:text-align="start"/>
      <style:text-properties style:font-name="Inconsolata2" fo:font-size="18pt" style:font-size-asian="18pt" style:font-size-complex="18pt"/>
    </style:style>
    <style:style style:name="P24" style:family="paragraph">
      <style:paragraph-properties fo:text-align="end"/>
    </style:style>
    <style:style style:name="P25" style:family="paragraph">
      <style:text-properties fo:color="#ff3333"/>
    </style:style>
    <style:style style:name="P2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7" style:family="paragraph">
      <style:paragraph-properties fo:text-align="center"/>
      <style:text-properties fo:font-size="14pt"/>
    </style:style>
    <style:style style:name="P28" style:family="paragraph">
      <style:paragraph-properties fo:text-align="center"/>
      <style:text-properties style:font-name="Calibri4" fo:font-size="14pt"/>
    </style:style>
    <style:style style:name="P29" style:family="paragraph">
      <style:paragraph-properties fo:text-align="center"/>
      <style:text-properties style:font-name="Calibri4" fo:font-size="14pt" style:letter-kerning="true" style:font-name-asian="WenQuanYi Zen Hei Sharp" style:font-size-asian="18pt" style:font-name-complex="Lohit Devanagari" style:font-size-complex="18pt"/>
    </style:style>
    <style:style style:name="P30" style:family="paragraph">
      <style:paragraph-properties fo:text-align="start"/>
      <style:text-properties fo:font-size="18pt"/>
    </style:style>
    <style:style style:name="P31" style:family="paragraph">
      <style:text-properties fo:font-size="32pt"/>
    </style:style>
    <style:style style:name="P32" style:family="paragraph">
      <style:text-properties style:font-name="Calibri3" fo:font-size="32pt"/>
    </style:style>
    <style:style style:name="P33" style:family="paragraph">
      <style:text-properties style:font-name="Inconsolata2"/>
    </style:style>
    <style:style style:name="P34" style:family="paragraph">
      <style:text-properties style:font-name="Inconsolata2" fo:font-size="18pt"/>
    </style:style>
    <style:style style:name="P35" style:family="paragraph">
      <style:paragraph-properties fo:text-align="center"/>
      <style:text-properties style:font-name="Calibri4" fo:font-size="12pt" style:text-underline-style="none" style:font-size-asian="12pt" style:font-size-complex="12pt"/>
    </style:style>
    <style:style style:name="P36" style:family="paragraph">
      <style:paragraph-properties fo:text-align="start"/>
      <style:text-properties style:font-name="Calibri4" fo:font-style="italic" style:font-style-asian="italic" style:font-style-complex="italic"/>
    </style:style>
    <style:style style:name="P37" style:family="paragraph">
      <style:text-properties fo:color="#ffcc00"/>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4"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font-name="Calibri4"/>
    </style:style>
    <style:style style:name="T17" style:family="text">
      <style:text-properties fo:color="#006666" style:font-name="Calibri4"/>
    </style:style>
    <style:style style:name="T18" style:family="text">
      <style:text-properties fo:font-size="18pt" style:text-underline-style="none" style:font-size-asian="18pt" style:font-weight-asian="normal" style:font-size-complex="18pt"/>
    </style:style>
    <style:style style:name="T19" style:family="text">
      <style:text-properties fo:color="#3465a4" style:font-name="Calibri4"/>
    </style:style>
    <style:style style:name="T20" style:family="text">
      <style:text-properties fo:color="#ff3333" fo:font-size="18pt"/>
    </style:style>
    <style:style style:name="T21" style:family="text">
      <style:text-properties style:use-window-font-color="true" fo:font-size="18pt" style:text-underline-style="solid" style:text-underline-width="auto" style:text-underline-color="font-color"/>
    </style:style>
    <style:style style:name="T22" style:family="text">
      <style:text-properties style:use-window-font-color="true" fo:font-size="18pt" style:text-underline-style="none"/>
    </style:style>
    <style:style style:name="T23" style:family="text">
      <style:text-properties fo:font-size="18pt" style:font-size-asian="18pt" style:font-size-complex="18pt"/>
    </style:style>
    <style:style style:name="T24" style:family="text">
      <style:text-properties fo:color="#ff3333"/>
    </style:style>
    <style:style style:name="T25" style:family="text">
      <style:text-properties fo:color="#ff3333" fo:font-size="18pt" style:text-underline-style="solid" style:text-underline-width="auto" style:text-underline-color="font-color"/>
    </style:style>
    <style:style style:name="T26" style:family="text">
      <style:text-properties fo:color="#ff3333" fo:font-size="18pt" style:text-underline-style="none"/>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4" style:letter-kerning="true" style:font-name-asian="WenQuanYi Zen Hei Sharp" style:font-size-asian="18pt" style:font-name-complex="Lohit Devanagari" style:font-size-complex="18pt"/>
    </style:style>
    <style:style style:name="T29" style:family="text">
      <style:text-properties fo:color="#999999" fo:font-size="18pt"/>
    </style:style>
    <style:style style:name="T30" style:family="text">
      <style:text-properties fo:font-size="18pt" style:text-underline-style="wave" style:text-underline-width="bold" style:text-underline-color="#ff3333" style:font-size-asian="18pt" style:font-weight-asian="normal" style:font-size-complex="18pt"/>
    </style:style>
    <style:style style:name="T31" style:family="text">
      <style:text-properties style:font-name="Calibri3"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3" fo:font-size="18pt" style:font-size-asian="18pt" style:font-size-complex="18pt"/>
    </style:style>
    <style:style style:name="T35" style:family="text">
      <style:text-properties style:font-name="Calibri4" fo:font-size="20pt" fo:font-weight="bold" style:font-size-asian="20pt" style:font-weight-asian="bold" style:font-size-complex="20pt" style:font-weight-complex="bold"/>
    </style:style>
    <style:style style:name="T36" style:family="text">
      <style:text-properties fo:color="#000000" style:font-name="Calibri3"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3" fo:font-size="18pt" style:font-size-asian="18pt" style:font-size-complex="18pt"/>
    </style:style>
    <style:style style:name="T39" style:family="text">
      <style:text-properties style:use-window-font-color="true" style:font-name="Calibri3" fo:font-size="18pt" fo:font-style="normal" style:font-size-asian="18pt" style:font-style-asian="normal" style:font-size-complex="18pt" style:font-style-complex="normal"/>
    </style:style>
    <style:style style:name="T40" style:family="text">
      <style:text-properties style:font-name="Calibri3" fo:font-size="18pt"/>
    </style:style>
    <style:style style:name="T41" style:family="text">
      <style:text-properties style:font-name="Calibri3" fo:font-size="18pt" style:text-underline-style="solid" style:text-underline-width="auto" style:text-underline-color="font-color"/>
    </style:style>
    <style:style style:name="T42" style:family="text">
      <style:text-properties style:font-name="Calibri3" fo:font-size="18pt" fo:font-style="normal" style:font-style-asian="normal" style:font-style-complex="normal"/>
    </style:style>
    <style:style style:name="T43" style:family="text">
      <style:text-properties style:font-name="Calibri3" fo:font-size="18pt" fo:font-style="italic" style:font-style-asian="italic" style:font-style-complex="italic"/>
    </style:style>
    <style:style style:name="T44" style:family="text">
      <style:text-properties style:font-name="Calibri3" fo:font-size="18pt" fo:font-style="normal" style:font-size-asian="18pt" style:font-style-asian="normal" style:font-size-complex="18pt" style:font-style-complex="normal"/>
    </style:style>
    <style:style style:name="T45" style:family="text">
      <style:text-properties style:font-name="Calibri4"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46" style:family="text">
      <style:text-properties style:font-name="Calibri4"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7" style:family="text">
      <style:text-properties style:font-name="Calibri4"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8"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49" style:family="text">
      <style:text-properties style:font-name="Calibri4"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office:forms form:automatic-focus="false" form:apply-design-mode="false"/>
        <draw:connector draw:style-name="gr6" draw:text-style-name="P3" draw:layer="layout" svg:x1="7.005cm" svg:y1="4.731cm" svg:x2="5.105cm" svg:y2="9.105cm" draw:start-shape="id1" draw:start-glue-point="5" draw:end-shape="id2" draw:end-glue-point="5" svg:d="M7005 4731h-1900v4374" svg:viewBox="0 0 1901 4375">
          <text:p/>
        </draw:connector>
        <draw:connector draw:style-name="gr6" draw:text-style-name="P3" draw:layer="layout" svg:x1="7.005cm" svg:y1="4.731cm" svg:x2="1.905cm" svg:y2="9.005cm" draw:start-shape="id1" draw:start-glue-point="5" draw:end-shape="id3" draw:end-glue-point="5" svg:d="M7005 4731h-5100v4274" svg:viewBox="0 0 5101 4275">
          <text:p/>
        </draw:connector>
        <draw:custom-shape draw:style-name="gr7" draw:text-style-name="P5" xml:id="id7" draw:id="id7"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5" draw:id="id5"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 draw:id="id8"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 draw:id="id4"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 draw:id="id9"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 draw:id="id6"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10" draw:id="id10"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 draw:start-glue-point="0" draw:end-shape="id5" draw:end-glue-point="2" svg:d="M13300 11000v-501l1130-198v-501" svg:viewBox="0 0 1131 1201">
          <text:p/>
        </draw:connector>
        <draw:connector draw:style-name="gr8" draw:text-style-name="P6" draw:layer="layout" draw:type="lines" svg:x1="14.43cm" svg:y1="9.8cm" svg:x2="15.3cm" svg:y2="11cm" draw:start-shape="id5" draw:start-glue-point="2" draw:end-shape="id6" draw:end-glue-point="0" svg:d="M14430 9800v501l870 198v501" svg:viewBox="0 0 871 1201">
          <text:p/>
        </draw:connector>
        <draw:connector draw:style-name="gr8" draw:text-style-name="P6" draw:layer="layout" draw:type="lines" svg:x1="14.43cm" svg:y1="8.4cm" svg:x2="16.2cm" svg:y2="7cm" draw:start-shape="id5" draw:start-glue-point="0" draw:end-shape="id7" draw:end-glue-point="2" svg:d="M14430 8400v-501l1770-398v-501" svg:viewBox="0 0 1771 1401">
          <text:p/>
        </draw:connector>
        <draw:connector draw:style-name="gr8" draw:text-style-name="P6" draw:layer="layout" draw:type="lines" svg:x1="16.2cm" svg:y1="7cm" svg:x2="18.1cm" svg:y2="8.4cm" draw:start-shape="id7" draw:start-glue-point="2" draw:end-shape="id8" svg:d="M16200 7000v501l1900 398v501" svg:viewBox="0 0 1901 1401">
          <text:p/>
        </draw:connector>
        <draw:connector draw:style-name="gr8" draw:text-style-name="P6" draw:layer="layout" draw:type="lines" svg:x1="18.1cm" svg:y1="9.8cm" svg:x2="17.7cm" svg:y2="11cm" draw:start-shape="id8" draw:start-glue-point="2" draw:end-shape="id9" draw:end-glue-point="0" svg:d="M18100 9800v501l-400 198v501" svg:viewBox="0 0 401 1201">
          <text:p/>
        </draw:connector>
        <draw:custom-shape draw:style-name="gr7" draw:text-style-name="P5" xml:id="id12" draw:id="id12"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 draw:id="id11"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3" draw:id="id13"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0" draw:start-glue-point="0" draw:end-shape="id8" draw:end-glue-point="2" svg:d="M19700 11000v-501l-1600-198v-501" svg:viewBox="0 0 1601 1201">
          <text:p/>
        </draw:connector>
        <draw:connector draw:style-name="gr8" draw:text-style-name="P6" draw:layer="layout" draw:type="lines" svg:x1="21.6cm" svg:y1="11cm" svg:x2="18.1cm" svg:y2="9.8cm" draw:start-shape="id11" draw:start-glue-point="0" draw:end-shape="id8" draw:end-glue-point="2" svg:d="M21600 11000v-501l-3500-198v-501" svg:viewBox="0 0 3501 1201">
          <text:p/>
        </draw:connector>
        <draw:connector draw:style-name="gr8" draw:text-style-name="P6" draw:layer="layout" draw:type="lines" svg:x1="21.6cm" svg:y1="12.4cm" svg:x2="20.6cm" svg:y2="13.8cm" draw:start-shape="id11" draw:start-glue-point="2" draw:end-shape="id12" draw:end-glue-point="0" svg:d="M21600 12400v501l-1000 398v501" svg:viewBox="0 0 1001 1401">
          <text:p/>
        </draw:connector>
        <draw:connector draw:style-name="gr8" draw:text-style-name="P6" draw:layer="layout" draw:type="lines" svg:x1="21.6cm" svg:y1="12.4cm" svg:x2="22.8cm" svg:y2="13.8cm" draw:start-shape="id11" draw:start-glue-point="2" draw:end-shape="id13" draw:end-glue-point="0" svg:d="M21600 12400v501l1200 398v501" svg:viewBox="0 0 1201 1401">
          <text:p/>
        </draw:connector>
        <draw:custom-shape draw:style-name="gr9" draw:text-style-name="P5" xml:id="id19" draw:id="id19"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7" draw:id="id1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 draw:id="id2"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7"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8" xml:id="id15" draw:id="id15" draw:layer="layout" svg:width="1.8cm" svg:height="0.8cm" svg:x="5.5cm" svg:y="7.1cm" draw:corner-radius="0.5cm">
          <text:p text:style-name="P3"><text:span text:style-name="T4">I1.a</text:span></text:p>
        </draw:rect>
        <draw:rect draw:style-name="gr16" draw:text-style-name="P8" xml:id="id16" draw:id="id16" draw:layer="layout" svg:width="1.8cm" svg:height="0.8cm" svg:x="5.5cm" svg:y="7.9cm" draw:corner-radius="0.5cm">
          <text:p text:style-name="P3"><text:span text:style-name="T4">I1.b</text:span></text:p>
        </draw:rect>
        <draw:rect draw:style-name="gr17" draw:text-style-name="P8" draw:layer="layout" svg:width="1.8cm" svg:height="0.8cm" svg:x="2.3cm" svg:y="7.1cm" draw:corner-radius="0.5cm">
          <text:p text:style-name="P3"><text:span text:style-name="T4">I2.a</text:span></text:p>
        </draw:rect>
        <draw:rect draw:style-name="gr18" draw:text-style-name="P8" draw:layer="layout" svg:width="1.8cm" svg:height="0.8cm" svg:x="2.3cm" svg:y="7.9cm" draw:corner-radius="0.5cm">
          <text:p text:style-name="P3"><text:span text:style-name="T4">I2.b</text:span></text:p>
        </draw:rect>
        <draw:rect draw:style-name="gr19" draw:text-style-name="P8" draw:layer="layout" svg:width="1.8cm" svg:height="0.8cm" svg:x="5.4cm" svg:y="9.8cm" draw:corner-radius="0.5cm">
          <text:p text:style-name="P3"><text:span text:style-name="T4">I3.a</text:span></text:p>
        </draw:rect>
        <draw:rect draw:style-name="gr20" draw:text-style-name="P8" xml:id="id18" draw:id="id18" draw:layer="layout" svg:width="1.8cm" svg:height="0.8cm" svg:x="5.4cm" svg:y="10.6cm" draw:corner-radius="0.5cm">
          <text:p text:style-name="P3"><text:span text:style-name="T4">I3.b</text:span></text:p>
        </draw:rect>
        <draw:rect draw:style-name="gr21" draw:text-style-name="P8" draw:layer="layout" svg:width="1.8cm" svg:height="0.8cm" svg:x="2.1cm" svg:y="9.7cm" draw:corner-radius="0.5cm">
          <text:p text:style-name="P3"><text:span text:style-name="T4">I4.a</text:span></text:p>
        </draw:rect>
        <draw:rect draw:style-name="gr22" draw:text-style-name="P8" draw:layer="layout" svg:width="1.8cm" svg:height="0.8cm" svg:x="2.1cm" svg:y="10.5cm" draw:corner-radius="0.5cm">
          <text:p text:style-name="P3"><text:span text:style-name="T4">I4.b</text:span></text:p>
        </draw:rect>
        <draw:frame presentation:style-name="pr1" draw:layer="layout" svg:width="25.199cm" svg:height="3.506cm" svg:x="1.4cm" svg:y="0.837cm" presentation:class="title">
          <draw:text-box>
            <text:p>The basic model</text:p>
          </draw:text-box>
        </draw:frame>
        <draw:custom-shape draw:style-name="gr23" draw:text-style-name="P5" xml:id="id14" draw:id="id1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4" draw:start-glue-point="7" draw:end-shape="id7"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7.719cm" svg:y="8.4cm">
          <draw:text-box>
            <text:p><text:span text:style-name="T9">reqComp</text:span></text:p>
          </draw:text-box>
        </draw:frame>
        <draw:custom-shape draw:style-name="gr25" draw:text-style-name="P10" xml:id="id1" draw:id="id1"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1" draw:start-glue-point="11" svg:d="M7995 4731l1805-31" svg:viewBox="0 0 1806 32">
          <text:p/>
        </draw:connector>
        <draw:custom-shape draw:style-name="gr1"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3" draw:layer="layout" svg:x1="7.3cm" svg:y1="7.5cm" svg:x2="6.3cm" svg:y2="9.6cm" draw:start-shape="id15" draw:start-glue-point="1" draw:end-shape="id2" draw:end-glue-point="10" svg:d="M7300 7500h501v2100h-1501" svg:viewBox="0 0 1502 2101">
          <text:p/>
        </draw:connector>
        <draw:connector draw:style-name="gr26" draw:text-style-name="P3" draw:layer="layout" svg:x1="5.5cm" svg:y1="8.3cm" svg:x2="3.1cm" svg:y2="6.9cm" draw:start-shape="id16" draw:start-glue-point="3" draw:end-shape="id17" draw:end-glue-point="10" svg:d="M5500 8300h-1200v-1400h-1200" svg:viewBox="0 0 2401 1401">
          <text:p/>
        </draw:connector>
        <draw:connector draw:style-name="gr26" draw:text-style-name="P3" draw:layer="layout" svg:x1="5.4cm" svg:y1="11cm" svg:x2="2.895cm" svg:y2="9.005cm" draw:start-shape="id18" draw:start-glue-point="3" draw:end-shape="id3" draw:end-glue-point="11" svg:d="M5400 11000h-1150v-1995h-1355" svg:viewBox="0 0 2506 1996">
          <text:p/>
        </draw:connector>
        <draw:connector draw:style-name="gr6" draw:text-style-name="P3" draw:layer="layout" svg:x1="7.005cm" svg:y1="4.731cm" svg:x2="5.6cm" svg:y2="6.2cm" draw:start-shape="id1" draw:start-glue-point="5" draw:end-shape="id19" draw:end-glue-point="4" svg:d="M7005 4731h-1405v1469" svg:viewBox="0 0 1406 1470">
          <text:p/>
        </draw:connector>
        <draw:connector draw:style-name="gr6" draw:text-style-name="P3" draw:layer="layout" svg:x1="7.005cm" svg:y1="4.731cm" svg:x2="2.4cm" svg:y2="6.2cm" draw:start-shape="id1" draw:start-glue-point="5" draw:end-shape="id17" draw:end-glue-point="4" svg:d="M7005 4731h-4605v1469" svg:viewBox="0 0 4606 1470">
          <text:p/>
        </draw:connector>
        <draw:connector draw:style-name="gr27" draw:text-style-name="P3" draw:layer="layout" svg:x1="7.3cm" svg:y1="8.3cm" svg:x2="7.796cm" svg:y2="8.306cm" draw:start-shape="id16" draw:start-glue-point="1" svg:d="M7300 8300h501v6h-5" svg:viewBox="0 0 502 7">
          <text:p/>
        </draw:connector>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custom-shape draw:style-name="gr7" draw:text-style-name="P5" xml:id="id23" draw:id="id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1" draw:id="id2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24" draw:id="id2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20" draw:id="id2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25" draw:id="id2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22" draw:id="id22"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26" draw:id="id2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20" draw:start-glue-point="0" draw:end-shape="id21" draw:end-glue-point="2" svg:d="M13300 11000v-501l1130-198v-501" svg:viewBox="0 0 1131 1201">
          <text:p/>
        </draw:connector>
        <draw:connector draw:style-name="gr8" draw:text-style-name="P6" draw:layer="layout" draw:type="lines" svg:x1="14.43cm" svg:y1="9.8cm" svg:x2="15.3cm" svg:y2="11cm" draw:start-shape="id21" draw:start-glue-point="2" draw:end-shape="id22" draw:end-glue-point="0" svg:d="M14430 9800v501l870 198v501" svg:viewBox="0 0 871 1201">
          <text:p/>
        </draw:connector>
        <draw:connector draw:style-name="gr8" draw:text-style-name="P6" draw:layer="layout" draw:type="lines" svg:x1="14.43cm" svg:y1="8.4cm" svg:x2="16.2cm" svg:y2="7cm" draw:start-shape="id21" draw:start-glue-point="0" draw:end-shape="id23" draw:end-glue-point="2" svg:d="M14430 8400v-501l1770-398v-501" svg:viewBox="0 0 1771 1401">
          <text:p/>
        </draw:connector>
        <draw:connector draw:style-name="gr8" draw:text-style-name="P6" draw:layer="layout" draw:type="lines" svg:x1="16.2cm" svg:y1="7cm" svg:x2="18.1cm" svg:y2="8.4cm" draw:start-shape="id23" draw:start-glue-point="2" draw:end-shape="id24" svg:d="M16200 7000v501l1900 398v501" svg:viewBox="0 0 1901 1401">
          <text:p/>
        </draw:connector>
        <draw:connector draw:style-name="gr8" draw:text-style-name="P6" draw:layer="layout" draw:type="lines" svg:x1="18.1cm" svg:y1="9.8cm" svg:x2="17.7cm" svg:y2="11cm" draw:start-shape="id24" draw:start-glue-point="2" draw:end-shape="id25" draw:end-glue-point="0" svg:d="M18100 9800v501l-400 198v501" svg:viewBox="0 0 401 1201">
          <text:p/>
        </draw:connector>
        <draw:custom-shape draw:style-name="gr7" draw:text-style-name="P5" xml:id="id28" draw:id="id2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27" draw:id="id2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29" draw:id="id2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26" draw:start-glue-point="0" draw:end-shape="id24" draw:end-glue-point="2" svg:d="M19700 11000v-501l-1600-198v-501" svg:viewBox="0 0 1601 1201">
          <text:p/>
        </draw:connector>
        <draw:connector draw:style-name="gr8" draw:text-style-name="P6" draw:layer="layout" draw:type="lines" svg:x1="21.6cm" svg:y1="11cm" svg:x2="18.1cm" svg:y2="9.8cm" draw:start-shape="id27" draw:start-glue-point="0" draw:end-shape="id24" draw:end-glue-point="2" svg:d="M21600 11000v-501l-3500-198v-501" svg:viewBox="0 0 3501 1201">
          <text:p/>
        </draw:connector>
        <draw:connector draw:style-name="gr8" draw:text-style-name="P6" draw:layer="layout" draw:type="lines" svg:x1="21.6cm" svg:y1="12.4cm" svg:x2="20.6cm" svg:y2="13.8cm" draw:start-shape="id27" draw:start-glue-point="2" draw:end-shape="id28" draw:end-glue-point="0" svg:d="M21600 12400v501l-1000 398v501" svg:viewBox="0 0 1001 1401">
          <text:p/>
        </draw:connector>
        <draw:connector draw:style-name="gr8" draw:text-style-name="P6" draw:layer="layout" draw:type="lines" svg:x1="21.6cm" svg:y1="12.4cm" svg:x2="22.8cm" svg:y2="13.8cm" draw:start-shape="id27" draw:start-glue-point="2" draw:end-shape="id29" draw:end-glue-point="0" svg:d="M21600 12400v501l1200 398v501" svg:viewBox="0 0 1201 1401">
          <text:p/>
        </draw:connector>
        <draw:line draw:style-name="gr24" draw:text-style-name="P6" draw:layer="layout" svg:x1="12cm" svg:y1="5.6cm" svg:x2="12cm" svg:y2="15.4cm">
          <text:p/>
        </draw:line>
        <draw:frame draw:style-name="gr28" draw:text-style-name="P12" draw:layer="layout" svg:width="24.8cm" svg:height="0.886cm" svg:x="1cm" svg:y="16.153cm">
          <draw:text-box>
            <text:p><text:span text:style-name="T11">Assignment of</text:span><text:span text:style-name="T3"> implementations to HW components (PE)</text:span></text:p>
          </draw:text-box>
        </draw:frame>
        <draw:connector draw:style-name="gr29" draw:text-style-name="P6" draw:layer="layout" draw:type="curve" svg:x1="6.3cm" svg:y1="6.9cm" svg:x2="7.3cm" svg:y2="7.5cm" draw:start-shape="id30" draw:start-glue-point="10" draw:end-shape="id31" draw:end-glue-point="1" svg:d="M6300 6900c2251 0 1751 600 1000 600" svg:viewBox="0 0 1635 601">
          <text:p/>
        </draw:connector>
        <draw:frame draw:style-name="gr2" draw:text-style-name="P13" draw:layer="layout" svg:width="3.715cm" svg:height="0.886cm" svg:x="7.6cm" svg:y="6.314cm">
          <draw:text-box>
            <text:p><text:span text:style-name="T12">selectedimpl</text:span></text:p>
          </draw:text-box>
        </draw:frame>
        <draw:frame draw:style-name="gr2" draw:text-style-name="P14" draw:layer="layout" svg:width="3.58cm" svg:height="0.886cm" svg:x="12.8cm" svg:y="13.614cm">
          <draw:text-box>
            <text:p><text:span text:style-name="T13">deployedOn</text:span></text:p>
          </draw:text-box>
        </draw:frame>
        <draw:custom-shape draw:style-name="gr23" draw:text-style-name="P5" xml:id="id32" draw:id="id3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32" draw:start-glue-point="7" draw:end-shape="id23"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onnector draw:style-name="gr30" draw:text-style-name="P3" draw:layer="layout" svg:x1="7.005cm" svg:y1="4.731cm" svg:x2="5.105cm" svg:y2="9.105cm" draw:start-shape="id33" draw:start-glue-point="5" draw:end-shape="id34" draw:end-glue-point="5" svg:d="M7005 4731h-1900v4374" svg:viewBox="0 0 1901 4375">
          <text:p/>
        </draw:connector>
        <draw:connector draw:style-name="gr30" draw:text-style-name="P3" draw:layer="layout" svg:x1="7.005cm" svg:y1="4.731cm" svg:x2="1.905cm" svg:y2="9.005cm" draw:start-shape="id33" draw:start-glue-point="5" draw:end-shape="id35" draw:end-glue-point="5" svg:d="M7005 4731h-5100v4274" svg:viewBox="0 0 5101 4275">
          <text:p/>
        </draw:connector>
        <draw:custom-shape draw:style-name="gr9" draw:text-style-name="P5" xml:id="id30" draw:id="id30"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37" draw:id="id3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 draw:id="id34"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35" draw:id="id35"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8" xml:id="id31" draw:id="id31" draw:layer="layout" svg:width="1.8cm" svg:height="0.8cm" svg:x="5.5cm" svg:y="7.1cm" draw:corner-radius="0.5cm">
          <text:p text:style-name="P3"><text:span text:style-name="T4">I1.a</text:span></text:p>
        </draw:rect>
        <draw:rect draw:style-name="gr33" draw:text-style-name="P8" xml:id="id36" draw:id="id36" draw:layer="layout" svg:width="1.8cm" svg:height="0.8cm" svg:x="5.5cm" svg:y="7.9cm" draw:corner-radius="0.5cm">
          <text:p text:style-name="P3"><text:span text:style-name="T4">I1.b</text:span></text:p>
        </draw:rect>
        <draw:rect draw:style-name="gr34" draw:text-style-name="P8" xml:id="id39" draw:id="id39" draw:layer="layout" svg:width="1.8cm" svg:height="0.8cm" svg:x="2.3cm" svg:y="7.1cm" draw:corner-radius="0.5cm">
          <text:p text:style-name="P3"><text:span text:style-name="T4">I2.a</text:span></text:p>
        </draw:rect>
        <draw:rect draw:style-name="gr35" draw:text-style-name="P8" draw:layer="layout" svg:width="1.8cm" svg:height="0.8cm" svg:x="2.3cm" svg:y="7.9cm" draw:corner-radius="0.5cm">
          <text:p text:style-name="P3"><text:span text:style-name="T4">I2.b</text:span></text:p>
        </draw:rect>
        <draw:rect draw:style-name="gr36" draw:text-style-name="P8" xml:id="id40" draw:id="id40" draw:layer="layout" svg:width="1.8cm" svg:height="0.8cm" svg:x="5.4cm" svg:y="9.8cm" draw:corner-radius="0.5cm">
          <text:p text:style-name="P3"><text:span text:style-name="T4">I3.a</text:span></text:p>
        </draw:rect>
        <draw:rect draw:style-name="gr37" draw:text-style-name="P8" xml:id="id38" draw:id="id38" draw:layer="layout" svg:width="1.8cm" svg:height="0.8cm" svg:x="5.4cm" svg:y="10.6cm" draw:corner-radius="0.5cm">
          <text:p text:style-name="P3"><text:span text:style-name="T4">I3.b</text:span></text:p>
        </draw:rect>
        <draw:rect draw:style-name="gr38" draw:text-style-name="P8" draw:layer="layout" svg:width="1.8cm" svg:height="0.8cm" svg:x="2.1cm" svg:y="9.7cm" draw:corner-radius="0.5cm">
          <text:p text:style-name="P3"><text:span text:style-name="T4">I4.a</text:span></text:p>
        </draw:rect>
        <draw:rect draw:style-name="gr39" draw:text-style-name="P8" draw:layer="layout" svg:width="1.8cm" svg:height="0.8cm" svg:x="2.1cm" svg:y="10.5cm" draw:corner-radius="0.5cm">
          <text:p text:style-name="P3"><text:span text:style-name="T4">I4.b</text:span></text:p>
        </draw:rect>
        <draw:custom-shape draw:style-name="gr25" draw:text-style-name="P10" xml:id="id33" draw:id="id33"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33" draw:start-glue-point="11" svg:d="M7995 4731l1805-31" svg:viewBox="0 0 1806 32">
          <text:p/>
        </draw:connector>
        <draw:connector draw:style-name="gr40" draw:text-style-name="P3" draw:layer="layout" svg:x1="7.3cm" svg:y1="7.5cm" svg:x2="6.3cm" svg:y2="9.6cm" draw:start-shape="id31" draw:start-glue-point="1" draw:end-shape="id34" draw:end-glue-point="10" svg:d="M7300 7500h501v2100h-1501" svg:viewBox="0 0 1502 2101">
          <text:p/>
        </draw:connector>
        <draw:connector draw:style-name="gr40" draw:text-style-name="P3" draw:layer="layout" svg:x1="5.5cm" svg:y1="8.3cm" svg:x2="3.1cm" svg:y2="6.9cm" draw:start-shape="id36" draw:start-glue-point="3" draw:end-shape="id37" draw:end-glue-point="10" svg:d="M5500 8300h-1200v-1400h-1200" svg:viewBox="0 0 2401 1401">
          <text:p/>
        </draw:connector>
        <draw:connector draw:style-name="gr40" draw:text-style-name="P3" draw:layer="layout" svg:x1="5.4cm" svg:y1="11cm" svg:x2="2.895cm" svg:y2="9.005cm" draw:start-shape="id38" draw:start-glue-point="3" draw:end-shape="id35" draw:end-glue-point="11" svg:d="M5400 11000h-1150v-1995h-1355" svg:viewBox="0 0 2506 1996">
          <text:p/>
        </draw:connector>
        <draw:connector draw:style-name="gr30" draw:text-style-name="P3" draw:layer="layout" svg:x1="7.005cm" svg:y1="4.731cm" svg:x2="5.6cm" svg:y2="6.2cm" draw:start-shape="id33" draw:start-glue-point="5" draw:end-shape="id30" draw:end-glue-point="4" svg:d="M7005 4731h-1405v1469" svg:viewBox="0 0 1406 1470">
          <text:p/>
        </draw:connector>
        <draw:connector draw:style-name="gr30" draw:text-style-name="P3" draw:layer="layout" svg:x1="7.005cm" svg:y1="4.731cm" svg:x2="2.4cm" svg:y2="6.2cm" draw:start-shape="id33" draw:start-glue-point="5" draw:end-shape="id37" draw:end-glue-point="4" svg:d="M7005 4731h-4605v1469" svg:viewBox="0 0 4606 1470">
          <text:p/>
        </draw:connector>
        <draw:line draw:style-name="gr41" draw:text-style-name="P6" draw:layer="layout" svg:x1="7.005cm" svg:y1="7.5cm" svg:x2="13cm" svg:y2="11.4cm">
          <text:p/>
        </draw:line>
        <draw:connector draw:style-name="gr29" draw:text-style-name="P6" draw:layer="layout" draw:type="curve" svg:x1="1.7cm" svg:y1="6.9cm" svg:x2="2.3cm" svg:y2="7.5cm" draw:start-shape="id37" draw:start-glue-point="6" draw:end-shape="id39" draw:end-glue-point="3" svg:d="M1700 6900c-751 0-1051 600 600 600" svg:viewBox="0 0 1205 601">
          <text:p/>
        </draw:connector>
        <draw:polyline draw:style-name="gr41" draw:text-style-name="P6" draw:layer="layout" svg:width="14.054cm" svg:height="10.258cm" draw:transform="skewX (-2.30353631126345E-017) rotate (0.274191225488309) translate (3.69270708902648cm 8.33017888382487cm)" svg:viewBox="0 0 14055 10259" draw:points="111,0 0,6305 14055,10259">
          <text:p/>
        </draw:polyline>
        <draw:line draw:style-name="gr41" draw:text-style-name="P6" draw:layer="layout" svg:x1="7.005cm" svg:y1="10.2cm" svg:x2="12.972cm" svg:y2="11.359cm">
          <text:p/>
        </draw:line>
        <draw:connector draw:style-name="gr29" draw:text-style-name="P6" draw:layer="layout" draw:type="curve" svg:x1="4.9cm" svg:y1="9.6cm" svg:x2="5.4cm" svg:y2="10.2cm" draw:start-shape="id34" draw:start-glue-point="6" draw:end-shape="id40" draw:end-glue-point="3" svg:d="M4900 9600c-751 0-1001 600 500 600" svg:viewBox="0 0 1098 601">
          <text:p/>
        </draw:connector>
        <draw:frame draw:style-name="gr2" draw:text-style-name="P15"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6" draw:layer="layout" svg:x1="2.033cm" svg:y1="13.641cm" svg:x2="2.4cm" svg:y2="11.4cm">
          <text:p/>
        </draw:line>
        <draw:connector draw:style-name="gr43" draw:text-style-name="P3" draw:layer="layout" svg:x1="7.3cm" svg:y1="8.3cm" svg:x2="7.795cm" svg:y2="8.306cm" draw:start-shape="id36" draw:start-glue-point="1" svg:d="M7300 8300h501v6h-6" svg:viewBox="0 0 502 7">
          <text:p/>
        </draw:connector>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custom-shape draw:style-name="gr44" draw:text-style-name="P5" xml:id="id44" draw:id="id44" draw:layer="Layout" svg:width="1.6cm" svg:height="1.2cm" svg:x="15.4cm" svg:y="5.8cm">
          <text:p text:style-name="P16"><text:span text:style-name="T3">root</text:span></text:p>
          <draw:enhanced-geometry svg:viewBox="0 0 21600 21600" draw:type="rectangle" draw:enhanced-path="M 0 0 L 21600 0 21600 21600 0 21600 0 0 Z N"/>
        </draw:custom-shape>
        <draw:custom-shape draw:style-name="gr44" draw:text-style-name="P5" xml:id="id42" draw:id="id42" draw:layer="Layout" svg:width="1.4cm" svg:height="1.4cm" svg:x="13.73cm" svg:y="8.4cm">
          <text:p text:style-name="P16"><text:span text:style-name="T3">S1</text:span></text:p>
          <draw:enhanced-geometry svg:viewBox="0 0 21600 21600" draw:type="rectangle" draw:enhanced-path="M 0 0 L 21600 0 21600 21600 0 21600 0 0 Z N"/>
        </draw:custom-shape>
        <draw:custom-shape draw:style-name="gr44" draw:text-style-name="P5" xml:id="id45" draw:id="id45" draw:layer="Layout" svg:width="1.4cm" svg:height="1.4cm" svg:x="17.4cm" svg:y="8.4cm">
          <text:p text:style-name="P16"><text:span text:style-name="T3">S2</text:span></text:p>
          <draw:enhanced-geometry svg:viewBox="0 0 21600 21600" draw:type="rectangle" draw:enhanced-path="M 0 0 L 21600 0 21600 21600 0 21600 0 0 Z N"/>
        </draw:custom-shape>
        <draw:custom-shape draw:style-name="gr44" draw:text-style-name="P5" xml:id="id41" draw:id="id41" draw:layer="Layout" svg:width="1.4cm" svg:height="1.4cm" svg:x="12.6cm" svg:y="11cm">
          <text:p text:style-name="P16"><text:span text:style-name="T3">CB1</text:span></text:p>
          <draw:enhanced-geometry svg:viewBox="0 0 21600 21600" draw:type="rectangle" draw:enhanced-path="M 0 0 L 21600 0 21600 21600 0 21600 0 0 Z N"/>
        </draw:custom-shape>
        <draw:custom-shape draw:style-name="gr44" draw:text-style-name="P5" xml:id="id46" draw:id="id46" draw:layer="Layout" svg:width="1.4cm" svg:height="1.4cm" svg:x="17cm" svg:y="11cm">
          <text:p text:style-name="P16"><text:span text:style-name="T3">CB2</text:span></text:p>
          <draw:enhanced-geometry svg:viewBox="0 0 21600 21600" draw:type="rectangle" draw:enhanced-path="M 0 0 L 21600 0 21600 21600 0 21600 0 0 Z N"/>
        </draw:custom-shape>
        <draw:custom-shape draw:style-name="gr44" draw:text-style-name="P5" xml:id="id43" draw:id="id43" draw:layer="Layout" svg:width="1.4cm" svg:height="1.4cm" svg:x="14.6cm" svg:y="11cm">
          <text:p text:style-name="P16"><text:span text:style-name="T3">R1</text:span></text:p>
          <draw:enhanced-geometry svg:viewBox="0 0 21600 21600" draw:type="rectangle" draw:enhanced-path="M 0 0 L 21600 0 21600 21600 0 21600 0 0 Z N"/>
        </draw:custom-shape>
        <draw:custom-shape draw:style-name="gr44" draw:text-style-name="P5" xml:id="id47" draw:id="id47" draw:layer="Layout" svg:width="1.4cm" svg:height="1.4cm" svg:x="19cm" svg:y="11cm">
          <text:p text:style-name="P16"><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1" draw:start-glue-point="0" draw:end-shape="id42" draw:end-glue-point="2" svg:d="M13300 11000v-501l1130-198v-501" svg:viewBox="0 0 1131 1201">
          <text:p/>
        </draw:connector>
        <draw:connector draw:style-name="gr8" draw:text-style-name="P6" draw:layer="layout" draw:type="lines" svg:x1="14.43cm" svg:y1="9.8cm" svg:x2="15.3cm" svg:y2="11cm" draw:start-shape="id42" draw:start-glue-point="2" draw:end-shape="id43" draw:end-glue-point="0" svg:d="M14430 9800v501l870 198v501" svg:viewBox="0 0 871 1201">
          <text:p/>
        </draw:connector>
        <draw:connector draw:style-name="gr8" draw:text-style-name="P6" draw:layer="layout" draw:type="lines" svg:x1="14.43cm" svg:y1="8.4cm" svg:x2="16.2cm" svg:y2="7cm" draw:start-shape="id42" draw:start-glue-point="0" draw:end-shape="id44" draw:end-glue-point="2" svg:d="M14430 8400v-501l1770-398v-501" svg:viewBox="0 0 1771 1401">
          <text:p/>
        </draw:connector>
        <draw:connector draw:style-name="gr8" draw:text-style-name="P6" draw:layer="layout" draw:type="lines" svg:x1="16.2cm" svg:y1="7cm" svg:x2="18.1cm" svg:y2="8.4cm" draw:start-shape="id44" draw:start-glue-point="2" draw:end-shape="id45" svg:d="M16200 7000v501l1900 398v501" svg:viewBox="0 0 1901 1401">
          <text:p/>
        </draw:connector>
        <draw:connector draw:style-name="gr8" draw:text-style-name="P6" draw:layer="layout" draw:type="lines" svg:x1="18.1cm" svg:y1="9.8cm" svg:x2="17.7cm" svg:y2="11cm" draw:start-shape="id45" draw:start-glue-point="2" draw:end-shape="id46" draw:end-glue-point="0" svg:d="M18100 9800v501l-400 198v501" svg:viewBox="0 0 401 1201">
          <text:p/>
        </draw:connector>
        <draw:custom-shape draw:style-name="gr44" draw:text-style-name="P5" xml:id="id49" draw:id="id49" draw:layer="Layout" svg:width="1.4cm" svg:height="1.4cm" svg:x="19.9cm" svg:y="13.8cm">
          <text:p text:style-name="P16"><text:span text:style-name="T3">CB4</text:span></text:p>
          <draw:enhanced-geometry svg:viewBox="0 0 21600 21600" draw:type="rectangle" draw:enhanced-path="M 0 0 L 21600 0 21600 21600 0 21600 0 0 Z N"/>
        </draw:custom-shape>
        <draw:custom-shape draw:style-name="gr44" draw:text-style-name="P5" xml:id="id48" draw:id="id48" draw:layer="Layout" svg:width="1.4cm" svg:height="1.4cm" svg:x="20.9cm" svg:y="11cm">
          <text:p text:style-name="P16"><text:span text:style-name="T3">S3</text:span></text:p>
          <draw:enhanced-geometry svg:viewBox="0 0 21600 21600" draw:type="rectangle" draw:enhanced-path="M 0 0 L 21600 0 21600 21600 0 21600 0 0 Z N"/>
        </draw:custom-shape>
        <draw:custom-shape draw:style-name="gr44" draw:text-style-name="P5" xml:id="id50" draw:id="id50" draw:layer="Layout" svg:width="1.4cm" svg:height="1.4cm" svg:x="22.1cm" svg:y="13.8cm">
          <text:p text:style-name="P16"><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47" draw:start-glue-point="0" draw:end-shape="id45" draw:end-glue-point="2" svg:d="M19700 11000v-501l-1600-198v-501" svg:viewBox="0 0 1601 1201">
          <text:p/>
        </draw:connector>
        <draw:connector draw:style-name="gr8" draw:text-style-name="P6" draw:layer="layout" draw:type="lines" svg:x1="21.6cm" svg:y1="11cm" svg:x2="18.1cm" svg:y2="9.8cm" draw:start-shape="id48" draw:start-glue-point="0" draw:end-shape="id45" draw:end-glue-point="2" svg:d="M21600 11000v-501l-3500-198v-501" svg:viewBox="0 0 3501 1201">
          <text:p/>
        </draw:connector>
        <draw:connector draw:style-name="gr8" draw:text-style-name="P6" draw:layer="layout" draw:type="lines" svg:x1="21.6cm" svg:y1="12.4cm" svg:x2="20.6cm" svg:y2="13.8cm" draw:start-shape="id48" draw:start-glue-point="2" draw:end-shape="id49" draw:end-glue-point="0" svg:d="M21600 12400v501l-1000 398v501" svg:viewBox="0 0 1001 1401">
          <text:p/>
        </draw:connector>
        <draw:connector draw:style-name="gr8" draw:text-style-name="P6" draw:layer="layout" draw:type="lines" svg:x1="21.6cm" svg:y1="12.4cm" svg:x2="22.8cm" svg:y2="13.8cm" draw:start-shape="id48" draw:start-glue-point="2" draw:end-shape="id50"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2.156cm" svg:x="1cm" svg:y="16.153cm">
          <draw:text-box>
            <text:p text:style-name="P7"><text:span text:style-name="T15">Assignment of</text:span><text:span text:style-name="T5"> </text:span><text:span text:style-name="T6">mode</text:span><text:span text:style-name="T5">s implementations to HW components (PE)</text:span></text:p>
            <text:list text:style-name="L1">
              <text:list-item>
                <text:p text:style-name="P7"><text:span text:style-name="T5">mode name is shown after the hash symbol (#)</text:span></text:p>
              </text:list-item>
              <text:list-item>
                <text:p text:style-name="P7"><text:span text:style-name="T5">if no mode show, the first (and mostly the only) mode of the impl is meant</text:span></text:p>
              </text:list-item>
            </text:list>
          </draw:text-box>
        </draw:frame>
        <draw:custom-shape draw:style-name="gr45" draw:text-style-name="P5" xml:id="id51" draw:id="id51" draw:layer="Layout" svg:width="4.8cm" svg:height="1.4cm" svg:x="9.6cm" svg:y="4cm">
          <text:p text:style-name="P16"><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51" draw:start-glue-point="7" draw:end-shape="id44"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onnector draw:style-name="gr46" draw:text-style-name="P6" draw:layer="layout" draw:type="curve" svg:x1="6.292cm" svg:y1="6.9cm" svg:x2="8.6cm" svg:y2="7.5cm" draw:start-shape="id52" draw:start-glue-point="10" draw:end-shape="id53" draw:end-glue-point="1" svg:d="M6292 6900c4213 0 3059 600 2308 600" svg:viewBox="0 0 3043 601">
          <text:p/>
        </draw:connector>
        <draw:connector draw:style-name="gr30" draw:text-style-name="P3" draw:layer="layout" svg:x1="6.997cm" svg:y1="4.731cm" svg:x2="5.097cm" svg:y2="9.105cm" draw:start-shape="id54" draw:start-glue-point="5" draw:end-shape="id55" draw:end-glue-point="5" svg:d="M6997 4731h-1900v4374" svg:viewBox="0 0 1901 4375">
          <text:p/>
        </draw:connector>
        <draw:connector draw:style-name="gr30" draw:text-style-name="P3" draw:layer="layout" svg:x1="6.997cm" svg:y1="4.731cm" svg:x2="1.897cm" svg:y2="9.005cm" draw:start-shape="id54" draw:start-glue-point="5" draw:end-shape="id56" draw:end-glue-point="5" svg:d="M6997 4731h-5100v4274" svg:viewBox="0 0 5101 4275">
          <text:p/>
        </draw:connector>
        <draw:custom-shape draw:style-name="gr47" draw:text-style-name="P5" xml:id="id52" draw:id="id52" draw:layer="Layout" svg:width="1.4cm" svg:height="1.4cm" svg:x="4.892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xml:id="id58" draw:id="id58" draw:layer="Layout" svg:width="1.4cm" svg:height="1.4cm" svg:x="1.692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55" draw:id="id55" draw:layer="Layout" svg:width="1.4cm" svg:height="1.4cm" svg:x="4.892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 xml:id="id56" draw:id="id56" draw:layer="Layout" svg:width="1.4cm" svg:height="1.4cm" svg:x="1.692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1" draw:text-style-name="P8" xml:id="id53" draw:id="id53" draw:layer="layout" svg:width="3.108cm" svg:height="0.8cm" svg:x="5.492cm" svg:y="7.1cm" draw:corner-radius="0.5cm">
          <text:p text:style-name="P16"><text:span text:style-name="T4">I1.a#fast</text:span></text:p>
        </draw:rect>
        <draw:rect draw:style-name="gr52" draw:text-style-name="P8" xml:id="id57" draw:id="id57" draw:layer="layout" svg:width="1.8cm" svg:height="0.8cm" svg:x="5.492cm" svg:y="7.9cm" draw:corner-radius="0.5cm">
          <text:p text:style-name="P16"><text:span text:style-name="T4">I1.b</text:span></text:p>
        </draw:rect>
        <draw:rect draw:style-name="gr53" draw:text-style-name="P8" xml:id="id60" draw:id="id60" draw:layer="layout" svg:width="1.8cm" svg:height="0.8cm" svg:x="2.292cm" svg:y="7.1cm" draw:corner-radius="0.5cm">
          <text:p text:style-name="P16"><text:span text:style-name="T4">I2.a</text:span></text:p>
        </draw:rect>
        <draw:rect draw:style-name="gr54" draw:text-style-name="P8" draw:layer="layout" svg:width="1.8cm" svg:height="0.8cm" svg:x="2.292cm" svg:y="7.9cm" draw:corner-radius="0.5cm">
          <text:p text:style-name="P16"><text:span text:style-name="T4">I2.b</text:span></text:p>
        </draw:rect>
        <draw:rect draw:style-name="gr55" draw:text-style-name="P8" xml:id="id61" draw:id="id61" draw:layer="layout" svg:width="3.208cm" svg:height="0.8cm" svg:x="5.392cm" svg:y="9.8cm" draw:corner-radius="0.5cm">
          <text:p text:style-name="P16"><text:span text:style-name="T4">I3.a#slow</text:span></text:p>
        </draw:rect>
        <draw:rect draw:style-name="gr56" draw:text-style-name="P8" xml:id="id59" draw:id="id59" draw:layer="layout" svg:width="1.808cm" svg:height="0.8cm" svg:x="5.392cm" svg:y="10.6cm" draw:corner-radius="0.5cm">
          <text:p text:style-name="P16"><text:span text:style-name="T4">I3.b</text:span></text:p>
        </draw:rect>
        <draw:rect draw:style-name="gr57" draw:text-style-name="P8" draw:layer="layout" svg:width="1.8cm" svg:height="0.8cm" svg:x="2.092cm" svg:y="9.7cm" draw:corner-radius="0.5cm">
          <text:p text:style-name="P16"><text:span text:style-name="T4">I4.a</text:span></text:p>
        </draw:rect>
        <draw:rect draw:style-name="gr58" draw:text-style-name="P8" draw:layer="layout" svg:width="1.8cm" svg:height="0.8cm" svg:x="2.092cm" svg:y="10.5cm" draw:corner-radius="0.5cm">
          <text:p text:style-name="P16"><text:span text:style-name="T4">I4.b</text:span></text:p>
        </draw:rect>
        <draw:custom-shape draw:style-name="gr59" draw:text-style-name="P10" xml:id="id54" draw:id="id54" draw:layer="Layout" svg:width="1.4cm" svg:height="1.4cm" svg:x="6.792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87cm" svg:y1="4.731cm" svg:x2="9.792cm" svg:y2="4.7cm" draw:start-shape="id54" draw:start-glue-point="11" svg:d="M7987 4731l1805-31" svg:viewBox="0 0 1806 32">
          <text:p/>
        </draw:connector>
        <draw:connector draw:style-name="gr26" draw:text-style-name="P3" draw:layer="layout" svg:x1="8.6cm" svg:y1="7.5cm" svg:x2="6.292cm" svg:y2="9.6cm" draw:start-shape="id53" draw:start-glue-point="1" draw:end-shape="id55" draw:end-glue-point="10" svg:d="M8600 7500h501v2100h-2809" svg:viewBox="0 0 2810 2101">
          <text:p/>
        </draw:connector>
        <draw:connector draw:style-name="gr40" draw:text-style-name="P3" draw:layer="layout" svg:x1="5.492cm" svg:y1="8.3cm" svg:x2="3.092cm" svg:y2="6.9cm" draw:start-shape="id57" draw:start-glue-point="3" draw:end-shape="id58" draw:end-glue-point="10" svg:d="M5492 8300h-1200v-1400h-1200" svg:viewBox="0 0 2401 1401">
          <text:p/>
        </draw:connector>
        <draw:connector draw:style-name="gr40" draw:text-style-name="P3" draw:layer="layout" svg:x1="5.392cm" svg:y1="11cm" svg:x2="2.887cm" svg:y2="9.005cm" draw:start-shape="id59" draw:start-glue-point="3" draw:end-shape="id56" draw:end-glue-point="11" svg:d="M5392 11000h-1150v-1995h-1355" svg:viewBox="0 0 2506 1996">
          <text:p/>
        </draw:connector>
        <draw:connector draw:style-name="gr30" draw:text-style-name="P3" draw:layer="layout" svg:x1="6.997cm" svg:y1="4.731cm" svg:x2="5.592cm" svg:y2="6.2cm" draw:start-shape="id54" draw:start-glue-point="5" draw:end-shape="id52" draw:end-glue-point="4" svg:d="M6997 4731h-1405v1469" svg:viewBox="0 0 1406 1470">
          <text:p/>
        </draw:connector>
        <draw:connector draw:style-name="gr30" draw:text-style-name="P3" draw:layer="layout" svg:x1="6.997cm" svg:y1="4.731cm" svg:x2="2.392cm" svg:y2="6.2cm" draw:start-shape="id54" draw:start-glue-point="5" draw:end-shape="id58" draw:end-glue-point="4" svg:d="M6997 4731h-4605v1469" svg:viewBox="0 0 4606 1470">
          <text:p/>
        </draw:connector>
        <draw:connector draw:style-name="gr60" draw:text-style-name="P6" draw:layer="layout" draw:type="curve" svg:x1="1.692cm" svg:y1="6.9cm" svg:x2="2.292cm" svg:y2="7.5cm" draw:start-shape="id58" draw:start-glue-point="6" draw:end-shape="id60" draw:end-glue-point="3" svg:d="M1692 6900c-751 0-1051 600 600 600" svg:viewBox="0 0 1205 601">
          <text:p/>
        </draw:connector>
        <draw:connector draw:style-name="gr46" draw:text-style-name="P6" draw:layer="layout" draw:type="curve" svg:x1="4.892cm" svg:y1="9.6cm" svg:x2="5.392cm" svg:y2="10.2cm" draw:start-shape="id55" draw:start-glue-point="6" draw:end-shape="id61" draw:end-glue-point="3" svg:d="M4892 9600c-751 0-1001 600 500 600" svg:viewBox="0 0 1098 601">
          <text:p/>
        </draw:connector>
        <draw:line draw:style-name="gr61" draw:text-style-name="P6" draw:layer="layout" svg:x1="8.4cm" svg:y1="7.533cm" svg:x2="12.952cm" svg:y2="11.433cm">
          <text:p/>
        </draw:line>
        <draw:polyline draw:style-name="gr62" draw:text-style-name="P6" draw:layer="layout" svg:width="14.054cm" svg:height="10.258cm" draw:transform="skewX (-2.69460764559624E-017) rotate (0.274191225488309) translate (3.64470708902648cm 8.36317888382487cm)" svg:viewBox="0 0 14055 10259" draw:points="111,0 0,6305 14055,10259">
          <text:p/>
        </draw:polyline>
        <draw:line draw:style-name="gr62" draw:text-style-name="P6" draw:layer="layout" svg:x1="8.4cm" svg:y1="10.233cm" svg:x2="12.924cm" svg:y2="11.392cm">
          <text:p/>
        </draw:line>
        <draw:connector draw:style-name="gr63" draw:text-style-name="P3" draw:layer="layout" svg:x1="7.292cm" svg:y1="8.3cm" svg:x2="9.089cm" svg:y2="8.305cm" draw:start-shape="id57" draw:start-glue-point="1" svg:d="M7292 8300h1149v5h648" svg:viewBox="0 0 1798 6">
          <text:p/>
        </draw:connector>
        <presentation:notes draw:style-name="dp2">
          <office:forms form:automatic-focus="false" form:apply-design-mode="false"/>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custom-shape draw:style-name="gr7" draw:text-style-name="P5" xml:id="id65" draw:id="id65"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63" draw:id="id63"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66" draw:id="id66"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62" draw:id="id62"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67" draw:id="id67"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4" draw:id="id64"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68" draw:id="id68"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62" draw:start-glue-point="0" draw:end-shape="id63" draw:end-glue-point="2" svg:d="M13300 11000v-501l1130-198v-501" svg:viewBox="0 0 1131 1201">
          <text:p/>
        </draw:connector>
        <draw:connector draw:style-name="gr8" draw:text-style-name="P6" draw:layer="layout" draw:type="lines" svg:x1="14.43cm" svg:y1="9.8cm" svg:x2="15.3cm" svg:y2="11cm" draw:start-shape="id63" draw:start-glue-point="2" draw:end-shape="id64" draw:end-glue-point="0" svg:d="M14430 9800v501l870 198v501" svg:viewBox="0 0 871 1201">
          <text:p/>
        </draw:connector>
        <draw:connector draw:style-name="gr8" draw:text-style-name="P6" draw:layer="layout" draw:type="lines" svg:x1="14.43cm" svg:y1="8.4cm" svg:x2="16.2cm" svg:y2="7cm" draw:start-shape="id63" draw:start-glue-point="0" draw:end-shape="id65" draw:end-glue-point="2" svg:d="M14430 8400v-501l1770-398v-501" svg:viewBox="0 0 1771 1401">
          <text:p/>
        </draw:connector>
        <draw:connector draw:style-name="gr8" draw:text-style-name="P6" draw:layer="layout" draw:type="lines" svg:x1="16.2cm" svg:y1="7cm" svg:x2="18.1cm" svg:y2="8.4cm" draw:start-shape="id65" draw:start-glue-point="2" draw:end-shape="id66" svg:d="M16200 7000v501l1900 398v501" svg:viewBox="0 0 1901 1401">
          <text:p/>
        </draw:connector>
        <draw:connector draw:style-name="gr8" draw:text-style-name="P6" draw:layer="layout" draw:type="lines" svg:x1="18.1cm" svg:y1="9.8cm" svg:x2="17.7cm" svg:y2="11cm" draw:start-shape="id66" draw:start-glue-point="2" draw:end-shape="id67" draw:end-glue-point="0" svg:d="M18100 9800v501l-400 198v501" svg:viewBox="0 0 401 1201">
          <text:p/>
        </draw:connector>
        <draw:custom-shape draw:style-name="gr7" draw:text-style-name="P5" xml:id="id70" draw:id="id70"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69" draw:id="id69"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71" draw:id="id71"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68" draw:start-glue-point="0" draw:end-shape="id66" draw:end-glue-point="2" svg:d="M19700 11000v-501l-1600-198v-501" svg:viewBox="0 0 1601 1201">
          <text:p/>
        </draw:connector>
        <draw:connector draw:style-name="gr8" draw:text-style-name="P6" draw:layer="layout" draw:type="lines" svg:x1="21.6cm" svg:y1="11cm" svg:x2="18.1cm" svg:y2="9.8cm" draw:start-shape="id69" draw:start-glue-point="0" draw:end-shape="id66" draw:end-glue-point="2" svg:d="M21600 11000v-501l-3500-198v-501" svg:viewBox="0 0 3501 1201">
          <text:p/>
        </draw:connector>
        <draw:connector draw:style-name="gr8" draw:text-style-name="P6" draw:layer="layout" draw:type="lines" svg:x1="21.6cm" svg:y1="12.4cm" svg:x2="20.6cm" svg:y2="13.8cm" draw:start-shape="id69" draw:start-glue-point="2" draw:end-shape="id70" draw:end-glue-point="0" svg:d="M21600 12400v501l-1000 398v501" svg:viewBox="0 0 1001 1401">
          <text:p/>
        </draw:connector>
        <draw:connector draw:style-name="gr8" draw:text-style-name="P6" draw:layer="layout" draw:type="lines" svg:x1="21.6cm" svg:y1="12.4cm" svg:x2="22.8cm" svg:y2="13.8cm" draw:start-shape="id69" draw:start-glue-point="2" draw:end-shape="id71"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5" xml:id="id72" draw:id="id7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72" draw:start-glue-point="7" draw:end-shape="id65"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64" draw:text-style-name="P18" xml:id="id73" draw:id="id73"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74" draw:id="id74"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5" draw:text-style-name="P6" draw:layer="layout" svg:x1="20.001cm" svg:y1="5.399cm" svg:x2="20.6cm" svg:y2="6.4cm" draw:start-shape="id73" draw:start-glue-point="10" draw:end-shape="id74" draw:end-glue-point="3" svg:d="M20001 5399v1001h599" svg:viewBox="0 0 600 1002">
          <text:p/>
        </draw:connector>
        <draw:custom-shape draw:style-name="gr64" draw:text-style-name="P18" xml:id="id75" draw:id="id75"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5" draw:text-style-name="P6" draw:layer="layout" svg:x1="20.001cm" svg:y1="5.399cm" svg:x2="20.6cm" svg:y2="7.8cm" draw:start-shape="id73" draw:start-glue-point="10" draw:end-shape="id75" draw:end-glue-point="3" svg:d="M20001 5399v2401h599" svg:viewBox="0 0 600 2402">
          <text:p/>
        </draw:connector>
        <draw:custom-shape draw:style-name="gr64" draw:text-style-name="P18" xml:id="id76" draw:id="id76"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5" draw:text-style-name="P6" draw:layer="layout" svg:x1="20.001cm" svg:y1="5.399cm" svg:x2="20.6cm" svg:y2="8.8cm" draw:start-shape="id73" draw:start-glue-point="10" draw:end-shape="id76" draw:end-glue-point="3" svg:d="M20001 5399v3401h599" svg:viewBox="0 0 600 3402">
          <text:p/>
        </draw:connector>
        <draw:connector draw:style-name="gr8" draw:text-style-name="P6" draw:layer="layout" draw:type="lines" svg:x1="12cm" svg:y1="4cm" svg:x2="21.3cm" svg:y2="4.343cm" draw:start-shape="id72" draw:start-glue-point="4" draw:end-shape="id73" draw:end-glue-point="5" svg:d="M12000 4000v-501l9300 342v502" svg:viewBox="0 0 9301 845">
          <text:p/>
        </draw:connector>
        <draw:frame draw:style-name="gr2" draw:text-style-name="P19" draw:layer="layout" svg:width="0.82cm" svg:height="0.886cm" svg:x="20.073cm" svg:y="7.2cm">
          <draw:text-box>
            <text:p><text:span text:style-name="T17">*</text:span></text:p>
          </draw:text-box>
        </draw:frame>
        <draw:frame draw:style-name="gr2" draw:text-style-name="P19" draw:layer="layout" svg:width="0.82cm" svg:height="0.886cm" svg:x="20.073cm" svg:y="5.8cm">
          <draw:text-box>
            <text:p><text:span text:style-name="T17">*</text:span></text:p>
          </draw:text-box>
        </draw:frame>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onnector draw:style-name="gr30" draw:text-style-name="P3" draw:layer="layout" svg:x1="6.989cm" svg:y1="4.731cm" svg:x2="5.089cm" svg:y2="9.105cm" draw:start-shape="id77" draw:start-glue-point="5" draw:end-shape="id78" draw:end-glue-point="5" svg:d="M6989 4731h-1900v4374" svg:viewBox="0 0 1901 4375">
          <text:p/>
        </draw:connector>
        <draw:connector draw:style-name="gr30" draw:text-style-name="P3" draw:layer="layout" svg:x1="6.989cm" svg:y1="4.731cm" svg:x2="1.889cm" svg:y2="9.005cm" draw:start-shape="id77" draw:start-glue-point="5" draw:end-shape="id79" draw:end-glue-point="5" svg:d="M6989 4731h-5100v4274" svg:viewBox="0 0 5101 4275">
          <text:p/>
        </draw:connector>
        <draw:custom-shape draw:style-name="gr9" draw:text-style-name="P5" xml:id="id84" draw:id="id84" draw:layer="layout" svg:width="1.4cm" svg:height="1.4cm" svg:x="4.884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82" draw:id="id82" draw:layer="layout" svg:width="1.4cm" svg:height="1.4cm" svg:x="1.684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78" draw:id="id78" draw:layer="layout" svg:width="1.4cm" svg:height="1.4cm" svg:x="4.884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79" draw:id="id79" draw:layer="layout" svg:width="1.4cm" svg:height="1.4cm" svg:x="1.684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66" draw:text-style-name="P8" xml:id="id80" draw:id="id80" draw:layer="layout" svg:width="3.108cm" svg:height="0.8cm" svg:x="5.484cm" svg:y="7.1cm" draw:corner-radius="0.5cm">
          <text:p text:style-name="P16"><text:span text:style-name="T4">I1.a#fast</text:span></text:p>
        </draw:rect>
        <draw:rect draw:style-name="gr67" draw:text-style-name="P8" xml:id="id81" draw:id="id81" draw:layer="layout" svg:width="1.8cm" svg:height="0.8cm" svg:x="5.484cm" svg:y="7.9cm" draw:corner-radius="0.5cm">
          <text:p text:style-name="P16"><text:span text:style-name="T4">I1.b</text:span></text:p>
        </draw:rect>
        <draw:rect draw:style-name="gr68" draw:text-style-name="P8" draw:layer="layout" svg:width="1.8cm" svg:height="0.8cm" svg:x="2.284cm" svg:y="7.1cm" draw:corner-radius="0.5cm">
          <text:p text:style-name="P16"><text:span text:style-name="T4">I2.a</text:span></text:p>
        </draw:rect>
        <draw:rect draw:style-name="gr69" draw:text-style-name="P8" draw:layer="layout" svg:width="1.8cm" svg:height="0.8cm" svg:x="2.284cm" svg:y="7.9cm" draw:corner-radius="0.5cm">
          <text:p text:style-name="P16"><text:span text:style-name="T4">I2.b</text:span></text:p>
        </draw:rect>
        <draw:rect draw:style-name="gr70" draw:text-style-name="P8" xml:id="id85" draw:id="id85" draw:layer="layout" svg:width="3.208cm" svg:height="0.8cm" svg:x="5.384cm" svg:y="9.8cm" draw:corner-radius="0.5cm">
          <text:p text:style-name="P16"><text:span text:style-name="T4">I3.a#slow</text:span></text:p>
        </draw:rect>
        <draw:rect draw:style-name="gr71" draw:text-style-name="P8" xml:id="id83" draw:id="id83" draw:layer="layout" svg:width="1.808cm" svg:height="0.8cm" svg:x="5.384cm" svg:y="10.6cm" draw:corner-radius="0.5cm">
          <text:p text:style-name="P16"><text:span text:style-name="T4">I3.b</text:span></text:p>
        </draw:rect>
        <draw:rect draw:style-name="gr72" draw:text-style-name="P8" draw:layer="layout" svg:width="1.8cm" svg:height="0.8cm" svg:x="2.084cm" svg:y="9.7cm" draw:corner-radius="0.5cm">
          <text:p text:style-name="P16"><text:span text:style-name="T4">I4.a</text:span></text:p>
        </draw:rect>
        <draw:rect draw:style-name="gr73" draw:text-style-name="P8" draw:layer="layout" svg:width="1.8cm" svg:height="0.8cm" svg:x="2.084cm" svg:y="10.5cm" draw:corner-radius="0.5cm">
          <text:p text:style-name="P16"><text:span text:style-name="T4">I4.b</text:span></text:p>
        </draw:rect>
        <draw:custom-shape draw:style-name="gr25" draw:text-style-name="P10" xml:id="id77" draw:id="id77" draw:layer="layout" svg:width="1.4cm" svg:height="1.4cm" svg:x="6.784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6cm" svg:y2="4.7cm" draw:start-shape="id77" draw:start-glue-point="11" draw:end-shape="id72" draw:end-glue-point="5" svg:d="M7979 4731l1621-31" svg:viewBox="0 0 1622 32">
          <text:p/>
        </draw:connector>
        <draw:connector draw:style-name="gr40" draw:text-style-name="P3" draw:layer="layout" svg:x1="8.592cm" svg:y1="7.5cm" svg:x2="6.284cm" svg:y2="9.6cm" draw:start-shape="id80" draw:start-glue-point="1" draw:end-shape="id78" draw:end-glue-point="10" svg:d="M8592 7500h501v2100h-2809" svg:viewBox="0 0 2810 2101">
          <text:p/>
        </draw:connector>
        <draw:connector draw:style-name="gr40" draw:text-style-name="P3" draw:layer="layout" svg:x1="5.484cm" svg:y1="8.3cm" svg:x2="3.084cm" svg:y2="6.9cm" draw:start-shape="id81" draw:start-glue-point="3" draw:end-shape="id82" draw:end-glue-point="10" svg:d="M5484 8300h-1200v-1400h-1200" svg:viewBox="0 0 2401 1401">
          <text:p/>
        </draw:connector>
        <draw:connector draw:style-name="gr40" draw:text-style-name="P3" draw:layer="layout" svg:x1="5.384cm" svg:y1="11cm" svg:x2="2.879cm" svg:y2="9.005cm" draw:start-shape="id83" draw:start-glue-point="3" draw:end-shape="id79" draw:end-glue-point="11" svg:d="M5384 11000h-1150v-1995h-1355" svg:viewBox="0 0 2506 1996">
          <text:p/>
        </draw:connector>
        <draw:connector draw:style-name="gr30" draw:text-style-name="P3" draw:layer="layout" svg:x1="6.989cm" svg:y1="4.731cm" svg:x2="5.584cm" svg:y2="6.2cm" draw:start-shape="id77" draw:start-glue-point="5" draw:end-shape="id84" draw:end-glue-point="4" svg:d="M6989 4731h-1405v1469" svg:viewBox="0 0 1406 1470">
          <text:p/>
        </draw:connector>
        <draw:connector draw:style-name="gr30" draw:text-style-name="P3" draw:layer="layout" svg:x1="6.989cm" svg:y1="4.731cm" svg:x2="2.384cm" svg:y2="6.2cm" draw:start-shape="id77" draw:start-glue-point="5" draw:end-shape="id82" draw:end-glue-point="4" svg:d="M6989 4731h-4605v1469" svg:viewBox="0 0 4606 1470">
          <text:p/>
        </draw:connector>
        <draw:connector draw:style-name="gr60" draw:text-style-name="P6" draw:layer="layout" draw:type="curve" svg:x1="4.884cm" svg:y1="9.6cm" svg:x2="5.384cm" svg:y2="10.2cm" draw:start-shape="id78" draw:start-glue-point="6" draw:end-shape="id85" draw:end-glue-point="3" svg:d="M4884 9600c-751 0-1001 600 500 600" svg:viewBox="0 0 1098 601">
          <text:p/>
        </draw:connector>
        <draw:connector draw:style-name="gr63" draw:text-style-name="P3" draw:layer="layout" svg:x1="7.284cm" svg:y1="8.3cm" svg:x2="9.081cm" svg:y2="8.305cm" draw:start-shape="id81" draw:start-glue-point="1" svg:d="M7284 8300h1149v5h648" svg:viewBox="0 0 1798 6">
          <text:p/>
        </draw:connector>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custom-shape draw:style-name="gr7" draw:text-style-name="P5" xml:id="id89" draw:id="id8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87" draw:id="id8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90" draw:id="id9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86" draw:id="id8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1" draw:id="id9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88" draw:id="id8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92" draw:id="id9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86" draw:start-glue-point="0" draw:end-shape="id87" draw:end-glue-point="2" svg:d="M13300 11000v-501l1130-198v-501" svg:viewBox="0 0 1131 1201">
          <text:p/>
        </draw:connector>
        <draw:connector draw:style-name="gr8" draw:text-style-name="P6" draw:layer="layout" draw:type="lines" svg:x1="14.43cm" svg:y1="9.8cm" svg:x2="15.3cm" svg:y2="11cm" draw:start-shape="id87" draw:start-glue-point="2" draw:end-shape="id88" draw:end-glue-point="0" svg:d="M14430 9800v501l870 198v501" svg:viewBox="0 0 871 1201">
          <text:p/>
        </draw:connector>
        <draw:connector draw:style-name="gr8" draw:text-style-name="P6" draw:layer="layout" draw:type="lines" svg:x1="14.43cm" svg:y1="8.4cm" svg:x2="16.2cm" svg:y2="7cm" draw:start-shape="id87" draw:start-glue-point="0" draw:end-shape="id89" draw:end-glue-point="2" svg:d="M14430 8400v-501l1770-398v-501" svg:viewBox="0 0 1771 1401">
          <text:p/>
        </draw:connector>
        <draw:connector draw:style-name="gr8" draw:text-style-name="P6" draw:layer="layout" draw:type="lines" svg:x1="16.2cm" svg:y1="7cm" svg:x2="18.1cm" svg:y2="8.4cm" draw:start-shape="id89" draw:start-glue-point="2" draw:end-shape="id90" svg:d="M16200 7000v501l1900 398v501" svg:viewBox="0 0 1901 1401">
          <text:p/>
        </draw:connector>
        <draw:connector draw:style-name="gr8" draw:text-style-name="P6" draw:layer="layout" draw:type="lines" svg:x1="18.1cm" svg:y1="9.8cm" svg:x2="17.7cm" svg:y2="11cm" draw:start-shape="id90" draw:start-glue-point="2" draw:end-shape="id91" draw:end-glue-point="0" svg:d="M18100 9800v501l-400 198v501" svg:viewBox="0 0 401 1201">
          <text:p/>
        </draw:connector>
        <draw:custom-shape draw:style-name="gr7" draw:text-style-name="P5" xml:id="id94" draw:id="id9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93" draw:id="id9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95" draw:id="id9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92" draw:start-glue-point="0" draw:end-shape="id90" draw:end-glue-point="2" svg:d="M19700 11000v-501l-1600-198v-501" svg:viewBox="0 0 1601 1201">
          <text:p/>
        </draw:connector>
        <draw:connector draw:style-name="gr8" draw:text-style-name="P6" draw:layer="layout" draw:type="lines" svg:x1="21.6cm" svg:y1="11cm" svg:x2="18.1cm" svg:y2="9.8cm" draw:start-shape="id93" draw:start-glue-point="0" draw:end-shape="id90" draw:end-glue-point="2" svg:d="M21600 11000v-501l-3500-198v-501" svg:viewBox="0 0 3501 1201">
          <text:p/>
        </draw:connector>
        <draw:connector draw:style-name="gr8" draw:text-style-name="P6" draw:layer="layout" draw:type="lines" svg:x1="21.6cm" svg:y1="12.4cm" svg:x2="20.6cm" svg:y2="13.8cm" draw:start-shape="id93" draw:start-glue-point="2" draw:end-shape="id94" draw:end-glue-point="0" svg:d="M21600 12400v501l-1000 398v501" svg:viewBox="0 0 1001 1401">
          <text:p/>
        </draw:connector>
        <draw:connector draw:style-name="gr8" draw:text-style-name="P6" draw:layer="layout" draw:type="lines" svg:x1="21.6cm" svg:y1="12.4cm" svg:x2="22.8cm" svg:y2="13.8cm" draw:start-shape="id93" draw:start-glue-point="2" draw:end-shape="id95"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061cm" svg:x="12.2cm" svg:y="15.553cm">
          <draw:text-box>
            <text:p><text:span text:style-name="T5">Modes containt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96" draw:start-glue-point="7" draw:end-shape="id89" draw:end-glue-point="0" svg:d="M14400 4700h502l1298 599v501" svg:viewBox="0 0 1801 1101">
          <text:p/>
        </draw:connector>
        <draw:frame presentation:style-name="pr1" draw:layer="layout" svg:width="25.199cm" svg:height="3.506cm" svg:x="1.4cm" svg:y="0.837cm" presentation:class="title">
          <draw:text-box>
            <text:p>Model += Contract-Clauses</text:p>
          </draw:text-box>
        </draw:frame>
        <draw:custom-shape draw:style-name="gr64" draw:text-style-name="P18" xml:id="id97" draw:id="id97"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98" draw:id="id98"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5" draw:text-style-name="P6" draw:layer="layout" svg:x1="20.001cm" svg:y1="5.399cm" svg:x2="20.6cm" svg:y2="6.4cm" draw:start-shape="id97" draw:start-glue-point="10" draw:end-shape="id98" draw:end-glue-point="3" svg:d="M20001 5399v1001h599" svg:viewBox="0 0 600 1002">
          <text:p/>
        </draw:connector>
        <draw:custom-shape draw:style-name="gr64" draw:text-style-name="P18" xml:id="id99" draw:id="id99"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5" draw:text-style-name="P6" draw:layer="layout" svg:x1="20.001cm" svg:y1="5.399cm" svg:x2="20.6cm" svg:y2="7.8cm" draw:start-shape="id97" draw:start-glue-point="10" draw:end-shape="id99" draw:end-glue-point="3" svg:d="M20001 5399v2401h599" svg:viewBox="0 0 600 2402">
          <text:p/>
        </draw:connector>
        <draw:custom-shape draw:style-name="gr64" draw:text-style-name="P18" xml:id="id100" draw:id="id100"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5" draw:text-style-name="P6" draw:layer="layout" svg:x1="20.001cm" svg:y1="5.399cm" svg:x2="20.6cm" svg:y2="8.8cm" draw:start-shape="id97" draw:start-glue-point="10" draw:end-shape="id100" draw:end-glue-point="3" svg:d="M20001 5399v3401h599" svg:viewBox="0 0 600 3402">
          <text:p/>
        </draw:connector>
        <draw:frame draw:style-name="gr2" draw:text-style-name="P19" draw:layer="layout" svg:width="0.82cm" svg:height="0.886cm" svg:x="20.073cm" svg:y="7.2cm">
          <draw:text-box>
            <text:p><text:span text:style-name="T17">*</text:span></text:p>
          </draw:text-box>
        </draw:frame>
        <draw:frame draw:style-name="gr2" draw:text-style-name="P19"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96" draw:start-glue-point="4" draw:end-shape="id97" draw:end-glue-point="5" svg:d="M12000 4000v-501l9300 342v502" svg:viewBox="0 0 9301 845">
          <text:p/>
        </draw:connector>
        <draw:custom-shape draw:style-name="gr74" draw:text-style-name="P2" draw:layer="layout" svg:width="10cm" svg:height="4.8cm" svg:x="0.6cm" svg:y="15.2cm">
          <text:p text:style-name="P2">I1.a#fast (</text:p>
          <text:p text:style-name="P2"><text:s/>requires C2 { <text:span text:style-name="T18">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8" xml:id="id101" draw:id="id101" draw:layer="layout" svg:width="3.8cm" svg:height="0.8cm" svg:x="14cm" svg:y="12.8cm">
          <text:p text:style-name="P3"><text:span text:style-name="T4">ProvClause</text:span></text:p>
          <draw:enhanced-geometry svg:viewBox="0 0 21600 21600" draw:type="rectangle" draw:enhanced-path="M 0 0 L 21600 0 21600 21600 0 21600 0 0 Z N"/>
        </draw:custom-shape>
        <draw:connector draw:style-name="gr76" draw:text-style-name="P6" draw:layer="layout" svg:x1="13.3cm" svg:y1="12.4cm" svg:x2="14cm" svg:y2="13.2cm" draw:start-shape="id86" draw:start-glue-point="2" draw:end-shape="id101" draw:end-glue-point="3" svg:d="M13300 12400v800h700" svg:viewBox="0 0 701 801">
          <text:p/>
        </draw:connector>
        <draw:frame draw:style-name="gr2" draw:text-style-name="P20" draw:layer="layout" svg:width="0.82cm" svg:height="0.886cm" svg:x="13.448cm" svg:y="12.665cm">
          <draw:text-box>
            <text:p><text:span text:style-name="T19">*</text:span></text:p>
          </draw:text-box>
        </draw:frame>
        <draw:connector draw:style-name="gr30" draw:text-style-name="P3" draw:layer="layout" svg:x1="6.989cm" svg:y1="4.731cm" svg:x2="5.089cm" svg:y2="9.105cm" draw:start-shape="id102" draw:start-glue-point="5" draw:end-shape="id103" draw:end-glue-point="5" svg:d="M6989 4731h-1900v4374" svg:viewBox="0 0 1901 4375">
          <text:p/>
        </draw:connector>
        <draw:connector draw:style-name="gr30" draw:text-style-name="P3" draw:layer="layout" svg:x1="6.989cm" svg:y1="4.731cm" svg:x2="1.889cm" svg:y2="9.005cm" draw:start-shape="id102" draw:start-glue-point="5" draw:end-shape="id104" draw:end-glue-point="5" svg:d="M6989 4731h-5100v4274" svg:viewBox="0 0 5101 4275">
          <text:p/>
        </draw:connector>
        <draw:custom-shape draw:style-name="gr9" draw:text-style-name="P5" xml:id="id109" draw:id="id109" draw:layer="layout" svg:width="1.4cm" svg:height="1.4cm" svg:x="4.884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07" draw:id="id107" draw:layer="layout" svg:width="1.4cm" svg:height="1.4cm" svg:x="1.684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03" draw:id="id103" draw:layer="layout" svg:width="1.4cm" svg:height="1.4cm" svg:x="4.884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04" draw:id="id104" draw:layer="layout" svg:width="1.4cm" svg:height="1.4cm" svg:x="1.684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7" draw:text-style-name="P8" xml:id="id105" draw:id="id105" draw:layer="layout" svg:width="3.108cm" svg:height="0.8cm" svg:x="5.484cm" svg:y="7.1cm" draw:corner-radius="0.5cm">
          <text:p text:style-name="P16"><text:span text:style-name="T4">I1.a#fast</text:span></text:p>
        </draw:rect>
        <draw:rect draw:style-name="gr78" draw:text-style-name="P8" xml:id="id106" draw:id="id106" draw:layer="layout" svg:width="1.8cm" svg:height="0.8cm" svg:x="5.484cm" svg:y="7.9cm" draw:corner-radius="0.5cm">
          <text:p text:style-name="P16"><text:span text:style-name="T4">I1.b</text:span></text:p>
        </draw:rect>
        <draw:rect draw:style-name="gr79" draw:text-style-name="P8" draw:layer="layout" svg:width="1.8cm" svg:height="0.8cm" svg:x="2.284cm" svg:y="7.1cm" draw:corner-radius="0.5cm">
          <text:p text:style-name="P16"><text:span text:style-name="T4">I2.a</text:span></text:p>
        </draw:rect>
        <draw:rect draw:style-name="gr80" draw:text-style-name="P8" draw:layer="layout" svg:width="1.8cm" svg:height="0.8cm" svg:x="2.284cm" svg:y="7.9cm" draw:corner-radius="0.5cm">
          <text:p text:style-name="P16"><text:span text:style-name="T4">I2.b</text:span></text:p>
        </draw:rect>
        <draw:rect draw:style-name="gr81" draw:text-style-name="P8" draw:layer="layout" svg:width="3.208cm" svg:height="0.8cm" svg:x="5.384cm" svg:y="9.8cm" draw:corner-radius="0.5cm">
          <text:p text:style-name="P16"><text:span text:style-name="T4">I3.a#slow</text:span></text:p>
        </draw:rect>
        <draw:rect draw:style-name="gr82" draw:text-style-name="P8" xml:id="id108" draw:id="id108" draw:layer="layout" svg:width="1.808cm" svg:height="0.8cm" svg:x="5.384cm" svg:y="10.6cm" draw:corner-radius="0.5cm">
          <text:p text:style-name="P16"><text:span text:style-name="T4">I3.b</text:span></text:p>
        </draw:rect>
        <draw:rect draw:style-name="gr83" draw:text-style-name="P8" draw:layer="layout" svg:width="1.8cm" svg:height="0.8cm" svg:x="2.084cm" svg:y="9.7cm" draw:corner-radius="0.5cm">
          <text:p text:style-name="P16"><text:span text:style-name="T4">I4.a</text:span></text:p>
        </draw:rect>
        <draw:rect draw:style-name="gr84" draw:text-style-name="P8" draw:layer="layout" svg:width="1.8cm" svg:height="0.8cm" svg:x="2.084cm" svg:y="10.5cm" draw:corner-radius="0.5cm">
          <text:p text:style-name="P16"><text:span text:style-name="T4">I4.b</text:span></text:p>
        </draw:rect>
        <draw:custom-shape draw:style-name="gr25" draw:text-style-name="P10" xml:id="id102" draw:id="id102" draw:layer="layout" svg:width="1.4cm" svg:height="1.4cm" svg:x="6.784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784cm" svg:y2="4.7cm" draw:start-shape="id102" draw:start-glue-point="11" svg:d="M7979 4731l1805-31" svg:viewBox="0 0 1806 32">
          <text:p/>
        </draw:connector>
        <draw:connector draw:style-name="gr40" draw:text-style-name="P3" draw:layer="layout" svg:x1="8.592cm" svg:y1="7.5cm" svg:x2="6.284cm" svg:y2="9.6cm" draw:start-shape="id105" draw:start-glue-point="1" draw:end-shape="id103" draw:end-glue-point="10" svg:d="M8592 7500h501v2100h-2809" svg:viewBox="0 0 2810 2101">
          <text:p/>
        </draw:connector>
        <draw:connector draw:style-name="gr40" draw:text-style-name="P3" draw:layer="layout" svg:x1="5.484cm" svg:y1="8.3cm" svg:x2="3.084cm" svg:y2="6.9cm" draw:start-shape="id106" draw:start-glue-point="3" draw:end-shape="id107" draw:end-glue-point="10" svg:d="M5484 8300h-1200v-1400h-1200" svg:viewBox="0 0 2401 1401">
          <text:p/>
        </draw:connector>
        <draw:connector draw:style-name="gr40" draw:text-style-name="P3" draw:layer="layout" svg:x1="5.384cm" svg:y1="11cm" svg:x2="2.879cm" svg:y2="9.005cm" draw:start-shape="id108" draw:start-glue-point="3" draw:end-shape="id104" draw:end-glue-point="11" svg:d="M5384 11000h-1150v-1995h-1355" svg:viewBox="0 0 2506 1996">
          <text:p/>
        </draw:connector>
        <draw:connector draw:style-name="gr30" draw:text-style-name="P3" draw:layer="layout" svg:x1="6.989cm" svg:y1="4.731cm" svg:x2="5.584cm" svg:y2="6.2cm" draw:start-shape="id102" draw:start-glue-point="5" draw:end-shape="id109" draw:end-glue-point="4" svg:d="M6989 4731h-1405v1469" svg:viewBox="0 0 1406 1470">
          <text:p/>
        </draw:connector>
        <draw:connector draw:style-name="gr30" draw:text-style-name="P3" draw:layer="layout" svg:x1="6.989cm" svg:y1="4.731cm" svg:x2="2.384cm" svg:y2="6.2cm" draw:start-shape="id102" draw:start-glue-point="5" draw:end-shape="id107" draw:end-glue-point="4" svg:d="M6989 4731h-4605v1469" svg:viewBox="0 0 4606 1470">
          <text:p/>
        </draw:connector>
        <draw:connector draw:style-name="gr63" draw:text-style-name="P3" draw:layer="layout" svg:x1="7.284cm" svg:y1="8.3cm" svg:x2="9.081cm" svg:y2="8.305cm" draw:start-shape="id106" draw:start-glue-point="1" svg:d="M7284 8300h1149v5h648" svg:viewBox="0 0 1798 6">
          <text:p/>
        </draw:connector>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custom-shape draw:style-name="gr7" draw:text-style-name="P5" xml:id="id113" draw:id="id11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11" draw:id="id11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14" draw:id="id11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10" draw:id="id11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15" draw:id="id11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12" draw:id="id112"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16" draw:id="id11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10" draw:start-glue-point="0" draw:end-shape="id111" draw:end-glue-point="2" svg:d="M13300 11000v-501l1130-198v-501" svg:viewBox="0 0 1131 1201">
          <text:p/>
        </draw:connector>
        <draw:connector draw:style-name="gr8" draw:text-style-name="P6" draw:layer="layout" draw:type="lines" svg:x1="14.43cm" svg:y1="9.8cm" svg:x2="15.3cm" svg:y2="11cm" draw:start-shape="id111" draw:start-glue-point="2" draw:end-shape="id112" draw:end-glue-point="0" svg:d="M14430 9800v501l870 198v501" svg:viewBox="0 0 871 1201">
          <text:p/>
        </draw:connector>
        <draw:connector draw:style-name="gr8" draw:text-style-name="P6" draw:layer="layout" draw:type="lines" svg:x1="14.43cm" svg:y1="8.4cm" svg:x2="16.2cm" svg:y2="7cm" draw:start-shape="id111" draw:start-glue-point="0" draw:end-shape="id113" draw:end-glue-point="2" svg:d="M14430 8400v-501l1770-398v-501" svg:viewBox="0 0 1771 1401">
          <text:p/>
        </draw:connector>
        <draw:connector draw:style-name="gr8" draw:text-style-name="P6" draw:layer="layout" draw:type="lines" svg:x1="16.2cm" svg:y1="7cm" svg:x2="18.1cm" svg:y2="8.4cm" draw:start-shape="id113" draw:start-glue-point="2" draw:end-shape="id114" svg:d="M16200 7000v501l1900 398v501" svg:viewBox="0 0 1901 1401">
          <text:p/>
        </draw:connector>
        <draw:connector draw:style-name="gr8" draw:text-style-name="P6" draw:layer="layout" draw:type="lines" svg:x1="18.1cm" svg:y1="9.8cm" svg:x2="17.7cm" svg:y2="11cm" draw:start-shape="id114" draw:start-glue-point="2" draw:end-shape="id115" draw:end-glue-point="0" svg:d="M18100 9800v501l-400 198v501" svg:viewBox="0 0 401 1201">
          <text:p/>
        </draw:connector>
        <draw:custom-shape draw:style-name="gr7" draw:text-style-name="P5" xml:id="id118" draw:id="id11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7" draw:id="id11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19" draw:id="id11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16" draw:start-glue-point="0" draw:end-shape="id114" draw:end-glue-point="2" svg:d="M19700 11000v-501l-1600-198v-501" svg:viewBox="0 0 1601 1201">
          <text:p/>
        </draw:connector>
        <draw:connector draw:style-name="gr8" draw:text-style-name="P6" draw:layer="layout" draw:type="lines" svg:x1="21.6cm" svg:y1="11cm" svg:x2="18.1cm" svg:y2="9.8cm" draw:start-shape="id117" draw:start-glue-point="0" draw:end-shape="id114" draw:end-glue-point="2" svg:d="M21600 11000v-501l-3500-198v-501" svg:viewBox="0 0 3501 1201">
          <text:p/>
        </draw:connector>
        <draw:connector draw:style-name="gr8" draw:text-style-name="P6" draw:layer="layout" draw:type="lines" svg:x1="21.6cm" svg:y1="12.4cm" svg:x2="20.6cm" svg:y2="13.8cm" draw:start-shape="id117" draw:start-glue-point="2" draw:end-shape="id118" draw:end-glue-point="0" svg:d="M21600 12400v501l-1000 398v501" svg:viewBox="0 0 1001 1401">
          <text:p/>
        </draw:connector>
        <draw:connector draw:style-name="gr8" draw:text-style-name="P6" draw:layer="layout" draw:type="lines" svg:x1="21.6cm" svg:y1="12.4cm" svg:x2="22.8cm" svg:y2="13.8cm" draw:start-shape="id117" draw:start-glue-point="2" draw:end-shape="id119"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5" xml:id="id120" draw:id="id120"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20" draw:start-glue-point="7" draw:end-shape="id113"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4" draw:text-style-name="P18" xml:id="id121" draw:id="id121"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122" draw:id="id122"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5" draw:text-style-name="P6" draw:layer="layout" svg:x1="20.001cm" svg:y1="5.399cm" svg:x2="20.6cm" svg:y2="6.4cm" draw:start-shape="id121" draw:start-glue-point="10" draw:end-shape="id122" draw:end-glue-point="3" svg:d="M20001 5399v1001h599" svg:viewBox="0 0 600 1002">
          <text:p/>
        </draw:connector>
        <draw:custom-shape draw:style-name="gr64" draw:text-style-name="P18" xml:id="id123" draw:id="id123"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5" draw:text-style-name="P6" draw:layer="layout" svg:x1="20.001cm" svg:y1="5.399cm" svg:x2="20.6cm" svg:y2="7.8cm" draw:start-shape="id121" draw:start-glue-point="10" draw:end-shape="id123" draw:end-glue-point="3" svg:d="M20001 5399v2401h599" svg:viewBox="0 0 600 2402">
          <text:p/>
        </draw:connector>
        <draw:custom-shape draw:style-name="gr64" draw:text-style-name="P18" xml:id="id124" draw:id="id124"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5" draw:text-style-name="P6" draw:layer="layout" svg:x1="20.001cm" svg:y1="5.399cm" svg:x2="20.6cm" svg:y2="8.8cm" draw:start-shape="id121" draw:start-glue-point="10" draw:end-shape="id124" draw:end-glue-point="3" svg:d="M20001 5399v3401h599" svg:viewBox="0 0 600 3402">
          <text:p/>
        </draw:connector>
        <draw:frame draw:style-name="gr2" draw:text-style-name="P19" draw:layer="layout" svg:width="0.82cm" svg:height="0.886cm" svg:x="20.073cm" svg:y="7.2cm">
          <draw:text-box>
            <text:p><text:span text:style-name="T17">*</text:span></text:p>
          </draw:text-box>
        </draw:frame>
        <draw:frame draw:style-name="gr2" draw:text-style-name="P19"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20" draw:start-glue-point="4" draw:end-shape="id121" draw:end-glue-point="5" svg:d="M12000 4000v-501l9300 342v502" svg:viewBox="0 0 9301 845">
          <text:p/>
        </draw:connector>
        <draw:custom-shape draw:style-name="gr74" draw:text-style-name="P2" draw:layer="layout" svg:width="10cm" svg:height="4.8cm" svg:x="0.6cm" svg:y="15.2cm">
          <text:p text:style-name="P2">I1.a#fast (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5" draw:text-style-name="P8" xml:id="id125" draw:id="id125"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6" draw:text-style-name="P6" draw:layer="layout" svg:x1="14.801cm" svg:y1="12.4cm" svg:x2="15.3cm" svg:y2="13.2cm" draw:start-shape="id112" draw:start-glue-point="4" draw:end-shape="id125" draw:end-glue-point="3" svg:d="M14801 12400v800h499" svg:viewBox="0 0 500 801">
          <text:p/>
        </draw:connector>
        <draw:frame draw:style-name="gr2" draw:text-style-name="P20" draw:layer="layout" svg:width="0.82cm" svg:height="0.886cm" svg:x="14.748cm" svg:y="12.665cm">
          <draw:text-box>
            <text:p><text:span text:style-name="T19">*</text:span></text:p>
          </draw:text-box>
        </draw:frame>
        <draw:connector draw:style-name="gr30" draw:text-style-name="P3" draw:layer="layout" svg:x1="6.981cm" svg:y1="4.731cm" svg:x2="5.081cm" svg:y2="9.105cm" draw:start-shape="id126" draw:start-glue-point="5" draw:end-shape="id127" draw:end-glue-point="5" svg:d="M6981 4731h-1900v4374" svg:viewBox="0 0 1901 4375">
          <text:p/>
        </draw:connector>
        <draw:connector draw:style-name="gr30" draw:text-style-name="P3" draw:layer="layout" svg:x1="6.981cm" svg:y1="4.731cm" svg:x2="1.881cm" svg:y2="9.005cm" draw:start-shape="id126" draw:start-glue-point="5" draw:end-shape="id128" draw:end-glue-point="5" svg:d="M6981 4731h-5100v4274" svg:viewBox="0 0 5101 4275">
          <text:p/>
        </draw:connector>
        <draw:custom-shape draw:style-name="gr9" draw:text-style-name="P5" xml:id="id133" draw:id="id133" draw:layer="layout" svg:width="1.4cm" svg:height="1.4cm" svg:x="4.876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31" draw:id="id131" draw:layer="layout" svg:width="1.4cm" svg:height="1.4cm" svg:x="1.676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27" draw:id="id127" draw:layer="layout" svg:width="1.4cm" svg:height="1.4cm" svg:x="4.876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28" draw:id="id128" draw:layer="layout" svg:width="1.4cm" svg:height="1.4cm" svg:x="1.676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6" draw:text-style-name="P8" xml:id="id129" draw:id="id129" draw:layer="layout" svg:width="3.108cm" svg:height="0.8cm" svg:x="5.476cm" svg:y="7.1cm" draw:corner-radius="0.5cm">
          <text:p text:style-name="P16"><text:span text:style-name="T4">I1.a#fast</text:span></text:p>
        </draw:rect>
        <draw:rect draw:style-name="gr87" draw:text-style-name="P8" xml:id="id130" draw:id="id130" draw:layer="layout" svg:width="1.8cm" svg:height="0.8cm" svg:x="5.476cm" svg:y="7.9cm" draw:corner-radius="0.5cm">
          <text:p text:style-name="P16"><text:span text:style-name="T4">I1.b</text:span></text:p>
        </draw:rect>
        <draw:rect draw:style-name="gr88" draw:text-style-name="P8" draw:layer="layout" svg:width="1.8cm" svg:height="0.8cm" svg:x="2.276cm" svg:y="7.1cm" draw:corner-radius="0.5cm">
          <text:p text:style-name="P16"><text:span text:style-name="T4">I2.a</text:span></text:p>
        </draw:rect>
        <draw:rect draw:style-name="gr89" draw:text-style-name="P8" draw:layer="layout" svg:width="1.8cm" svg:height="0.8cm" svg:x="2.276cm" svg:y="7.9cm" draw:corner-radius="0.5cm">
          <text:p text:style-name="P16"><text:span text:style-name="T4">I2.b</text:span></text:p>
        </draw:rect>
        <draw:rect draw:style-name="gr90" draw:text-style-name="P8" draw:layer="layout" svg:width="3.208cm" svg:height="0.8cm" svg:x="5.376cm" svg:y="9.8cm" draw:corner-radius="0.5cm">
          <text:p text:style-name="P16"><text:span text:style-name="T4">I3.a#slow</text:span></text:p>
        </draw:rect>
        <draw:rect draw:style-name="gr91" draw:text-style-name="P8" xml:id="id132" draw:id="id132" draw:layer="layout" svg:width="1.808cm" svg:height="0.8cm" svg:x="5.376cm" svg:y="10.6cm" draw:corner-radius="0.5cm">
          <text:p text:style-name="P16"><text:span text:style-name="T4">I3.b</text:span></text:p>
        </draw:rect>
        <draw:rect draw:style-name="gr92" draw:text-style-name="P8" draw:layer="layout" svg:width="1.8cm" svg:height="0.8cm" svg:x="2.076cm" svg:y="9.7cm" draw:corner-radius="0.5cm">
          <text:p text:style-name="P16"><text:span text:style-name="T4">I4.a</text:span></text:p>
        </draw:rect>
        <draw:rect draw:style-name="gr93" draw:text-style-name="P8" draw:layer="layout" svg:width="1.8cm" svg:height="0.8cm" svg:x="2.076cm" svg:y="10.5cm" draw:corner-radius="0.5cm">
          <text:p text:style-name="P16"><text:span text:style-name="T4">I4.b</text:span></text:p>
        </draw:rect>
        <draw:custom-shape draw:style-name="gr25" draw:text-style-name="P10" xml:id="id126" draw:id="id126" draw:layer="layout" svg:width="1.4cm" svg:height="1.4cm" svg:x="6.776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1cm" svg:y1="4.731cm" svg:x2="9.6cm" svg:y2="4.7cm" draw:start-shape="id126" draw:start-glue-point="11" draw:end-shape="id120" draw:end-glue-point="5" svg:d="M7971 4731l1629-31" svg:viewBox="0 0 1630 32">
          <text:p/>
        </draw:connector>
        <draw:connector draw:style-name="gr40" draw:text-style-name="P3" draw:layer="layout" svg:x1="8.584cm" svg:y1="7.5cm" svg:x2="6.276cm" svg:y2="9.6cm" draw:start-shape="id129" draw:start-glue-point="1" draw:end-shape="id127" draw:end-glue-point="10" svg:d="M8584 7500h501v2100h-2809" svg:viewBox="0 0 2810 2101">
          <text:p/>
        </draw:connector>
        <draw:connector draw:style-name="gr40" draw:text-style-name="P3" draw:layer="layout" svg:x1="5.476cm" svg:y1="8.3cm" svg:x2="3.076cm" svg:y2="6.9cm" draw:start-shape="id130" draw:start-glue-point="3" draw:end-shape="id131" draw:end-glue-point="10" svg:d="M5476 8300h-1200v-1400h-1200" svg:viewBox="0 0 2401 1401">
          <text:p/>
        </draw:connector>
        <draw:connector draw:style-name="gr40" draw:text-style-name="P3" draw:layer="layout" svg:x1="5.376cm" svg:y1="11cm" svg:x2="2.871cm" svg:y2="9.005cm" draw:start-shape="id132" draw:start-glue-point="3" draw:end-shape="id128" draw:end-glue-point="11" svg:d="M5376 11000h-1150v-1995h-1355" svg:viewBox="0 0 2506 1996">
          <text:p/>
        </draw:connector>
        <draw:connector draw:style-name="gr30" draw:text-style-name="P3" draw:layer="layout" svg:x1="6.981cm" svg:y1="4.731cm" svg:x2="5.576cm" svg:y2="6.2cm" draw:start-shape="id126" draw:start-glue-point="5" draw:end-shape="id133" draw:end-glue-point="4" svg:d="M6981 4731h-1405v1469" svg:viewBox="0 0 1406 1470">
          <text:p/>
        </draw:connector>
        <draw:connector draw:style-name="gr30" draw:text-style-name="P3" draw:layer="layout" svg:x1="6.981cm" svg:y1="4.731cm" svg:x2="2.376cm" svg:y2="6.2cm" draw:start-shape="id126" draw:start-glue-point="5" draw:end-shape="id131" draw:end-glue-point="4" svg:d="M6981 4731h-4605v1469" svg:viewBox="0 0 4606 1470">
          <text:p/>
        </draw:connector>
        <draw:connector draw:style-name="gr63" draw:text-style-name="P3" draw:layer="layout" svg:x1="7.276cm" svg:y1="8.3cm" svg:x2="9.073cm" svg:y2="8.305cm" draw:start-shape="id130" draw:start-glue-point="1" svg:d="M7276 8300h1149v5h648" svg:viewBox="0 0 1798 6">
          <text:p/>
        </draw:connector>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20">value function</text:span><text:span text:style-name="T5"> takes request-metaparameters and returns a value</text:span></text:p>
              </text:list-item>
              <text:list-item>
                <text:p text:style-name="P7"><text:span text:style-name="T5">comparator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1">ReturnType</text:span></text:p>
              </text:list-item>
              <text:list-item>
                <text:p text:style-name="P7"><text:span text:style-name="T22">target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4cm" svg:y1="16.621cm" svg:x2="6.5cm" svg:y2="15.021cm">
            <text:p/>
          </draw:line>
          <draw:frame draw:style-name="gr97" draw:text-style-name="P25" draw:layer="layout" svg:width="7cm" svg:height="0.886cm" svg:x="0.9cm" svg:y="14.121cm">
            <draw:text-box>
              <text:p text:style-name="P24"><text:span text:style-name="T24">value function</text:span></text:p>
            </draw:text-box>
          </draw:frame>
          <draw:custom-shape draw:style-name="gr95" draw:text-style-name="P3"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5.9cm" svg:y1="17.621cm" svg:x2="6.5cm" svg:y2="15.021cm">
            <text:p/>
          </draw:line>
        </draw:g>
        <presentation:notes draw:style-name="dp2">
          <office:forms form:automatic-focus="false" form:apply-design-mode="false"/>
          <draw:page-thumbnail draw:style-name="gr5" draw:layer="layout" svg:width="14.848cm" svg:height="11.135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5">value function takes request-metaparameters and returns a value</text:span></text:p>
              </text:list-item>
              <text:list-item>
                <text:p text:style-name="P7"><text:span text:style-name="T20">comparator</text:span><text:span text:style-name="T5">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1">ReturnType</text:span></text:p>
              </text:list-item>
              <text:list-item>
                <text:p text:style-name="P7"><text:span text:style-name="T22">target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5.701cm" svg:y1="15.92cm" svg:x2="3.827cm" svg:y2="14.346cm">
            <text:p/>
          </draw:line>
          <draw:frame draw:style-name="gr97" draw:text-style-name="P25" draw:layer="layout" svg:width="3.9cm" svg:height="0.886cm" svg:x="2.001cm" svg:y="13.52cm">
            <draw:text-box>
              <text:p><text:span text:style-name="T24">comparator</text:span></text:p>
            </draw:text-box>
          </draw:frame>
        </draw:g>
        <presentation:notes draw:style-name="dp2">
          <office:forms form:automatic-focus="false" form:apply-design-mode="false"/>
          <draw:page-thumbnail draw:style-name="gr5" draw:layer="layout" svg:width="14.848cm" svg:height="11.135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5">value function takes request-metaparameters and returns a value</text:span></text:p>
              </text:list-item>
              <text:list-item>
                <text:p text:style-name="P7"><text:span text:style-name="T5">comparator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5">ReturnType</text:span></text:p>
              </text:list-item>
              <text:list-item>
                <text:p text:style-name="P7"><text:span text:style-name="T22">target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4.426cm" svg:y1="15.826cm" svg:x2="3.026cm" svg:y2="14.226cm">
            <text:p/>
          </draw:line>
          <draw:frame draw:style-name="gr97" draw:text-style-name="P25" draw:layer="layout" svg:width="3.6cm" svg:height="0.886cm" svg:x="1.2cm" svg:y="13.4cm">
            <draw:text-box>
              <text:p><text:span text:style-name="T24">returnType</text:span></text:p>
            </draw:text-box>
          </draw:frame>
        </draw:g>
        <presentation:notes draw:style-name="dp2">
          <office:forms form:automatic-focus="false" form:apply-design-mode="false"/>
          <draw:page-thumbnail draw:style-name="gr5" draw:layer="layout" svg:width="14.848cm" svg:height="11.135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5">value function takes request-metaparameters and returns a value</text:span></text:p>
              </text:list-item>
              <text:list-item>
                <text:p text:style-name="P7"><text:span text:style-name="T5">comparator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1">ReturnType</text:span></text:p>
              </text:list-item>
              <text:list-item>
                <text:p text:style-name="P7"><text:span text:style-name="T26">target</text:span><text:span text:style-name="T22">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3.4cm" svg:y1="15.842cm" svg:x2="2cm" svg:y2="14.221cm">
            <text:p/>
          </draw:line>
          <draw:frame draw:style-name="gr97" draw:text-style-name="P25" draw:layer="layout" svg:width="3.9cm" svg:height="0.886cm" svg:x="0.52cm" svg:y="13.442cm">
            <draw:text-box>
              <text:p><text:span text:style-name="T24">target</text:span></text:p>
            </draw:text-box>
          </draw:frame>
          <draw:custom-shape draw:style-name="gr95" draw:text-style-name="P3"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3.2cm" svg:y1="17.221cm" svg:x2="2cm" svg:y2="14.221cm">
            <text:p/>
          </draw:line>
        </draw:g>
        <presentation:notes draw:style-name="dp2">
          <office:forms form:automatic-focus="false" form:apply-design-mode="false"/>
          <draw:page-thumbnail draw:style-name="gr5" draw:layer="layout" svg:width="14.848cm" svg:height="11.135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problem to be solved</text:p>
          </draw:text-box>
        </draw:frame>
        <draw:frame presentation:style-name="pr2" draw:text-style-name="P1" draw:layer="layout" svg:width="25.199cm" svg:height="12.178cm" svg:x="1.4cm" svg:y="4.914cm" presentation:class="subtitle">
          <draw:text-box>
            <text:p><text:span text:style-name="T1">by racr-mquat</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custom-shape draw:style-name="gr44" draw:text-style-name="P16" xml:id="id137" draw:id="id137"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35" draw:id="id135"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138" draw:id="id138"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134" draw:id="id134"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139" draw:id="id139"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136" draw:id="id136"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40" draw:id="id140"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34" draw:start-glue-point="0" draw:end-shape="id135" draw:end-glue-point="2" svg:d="M9498 12958v-501l1773-881v-501" svg:viewBox="0 0 1774 1884">
          <text:p/>
        </draw:connector>
        <draw:connector draw:style-name="gr8" draw:text-style-name="P3" draw:layer="layout" draw:type="lines" svg:x1="11.271cm" svg:y1="11.075cm" svg:x2="12.636cm" svg:y2="12.958cm" draw:start-shape="id135" draw:start-glue-point="2" draw:end-shape="id136" draw:end-glue-point="0" svg:d="M11271 11075v501l1365 881v501" svg:viewBox="0 0 1366 1884">
          <text:p/>
        </draw:connector>
        <draw:connector draw:style-name="gr8" draw:text-style-name="P3" draw:layer="layout" draw:type="lines" svg:x1="11.271cm" svg:y1="8.879cm" svg:x2="14.048cm" svg:y2="6.683cm" draw:start-shape="id135" draw:start-glue-point="0" draw:end-shape="id137" draw:end-glue-point="2" svg:d="M11271 8879v-501l2777-1195v-500" svg:viewBox="0 0 2778 2197">
          <text:p/>
        </draw:connector>
        <draw:connector draw:style-name="gr8" draw:text-style-name="P3" draw:layer="layout" draw:type="lines" svg:x1="14.048cm" svg:y1="6.683cm" svg:x2="17.028cm" svg:y2="8.879cm" draw:start-shape="id137" draw:start-glue-point="2" draw:end-shape="id138" svg:d="M14048 6683v500l2980 1195v501" svg:viewBox="0 0 2981 2197">
          <text:p/>
        </draw:connector>
        <draw:connector draw:style-name="gr8" draw:text-style-name="P3" draw:layer="layout" draw:type="lines" svg:x1="17.028cm" svg:y1="11.075cm" svg:x2="16.401cm" svg:y2="12.958cm" draw:start-shape="id138" draw:start-glue-point="2" draw:end-shape="id139" draw:end-glue-point="0" svg:d="M17028 11075v501l-627 881v501" svg:viewBox="0 0 628 1884">
          <text:p/>
        </draw:connector>
        <draw:custom-shape draw:style-name="gr44" draw:text-style-name="P16" xml:id="id142" draw:id="id142"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141" draw:id="id141"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143" draw:id="id143"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40" draw:start-glue-point="0" draw:end-shape="id138" draw:end-glue-point="2" svg:d="M19538 12958v-501l-2510-881v-501" svg:viewBox="0 0 2511 1884">
          <text:p/>
        </draw:connector>
        <draw:connector draw:style-name="gr8" draw:text-style-name="P3" draw:layer="layout" draw:type="lines" svg:x1="22.519cm" svg:y1="12.958cm" svg:x2="17.028cm" svg:y2="11.075cm" draw:start-shape="id141" draw:start-glue-point="0" draw:end-shape="id138" draw:end-glue-point="2" svg:d="M22519 12958v-501l-5491-881v-501" svg:viewBox="0 0 5492 1884">
          <text:p/>
        </draw:connector>
        <draw:connector draw:style-name="gr8" draw:text-style-name="P3" draw:layer="layout" draw:type="lines" svg:x1="22.519cm" svg:y1="15.154cm" svg:x2="20.95cm" svg:y2="17.35cm" draw:start-shape="id141" draw:start-glue-point="2" draw:end-shape="id142" draw:end-glue-point="0" svg:d="M22519 15154v501l-1569 1193v502" svg:viewBox="0 0 1570 2197">
          <text:p/>
        </draw:connector>
        <draw:connector draw:style-name="gr8" draw:text-style-name="P3" draw:layer="layout" draw:type="lines" svg:x1="22.519cm" svg:y1="15.154cm" svg:x2="24.402cm" svg:y2="17.35cm" draw:start-shape="id141" draw:start-glue-point="2" draw:end-shape="id143" draw:end-glue-point="0" svg:d="M22519 15154v501l1883 1193v502" svg:viewBox="0 0 1884 2197">
          <text:p/>
        </draw:connector>
        <draw:rect draw:style-name="gr99" draw:text-style-name="P26" draw:layer="layout" svg:width="1.8cm" svg:height="0.8cm" svg:x="18.8cm" svg:y="17.8cm" draw:corner-radius="0.5cm">
          <text:p text:style-name="P16"><text:span text:style-name="T27">I2.b</text:span></text:p>
        </draw:rect>
        <draw:rect draw:style-name="gr100" draw:text-style-name="P26" draw:layer="layout" svg:width="1.8cm" svg:height="0.8cm" svg:x="12.2cm" svg:y="14.4cm" draw:corner-radius="0.5cm">
          <text:p text:style-name="P16"><text:span text:style-name="T27">I4.a</text:span></text:p>
        </draw:rect>
        <draw:frame presentation:style-name="pr1" draw:layer="layout" svg:width="25.199cm" svg:height="3.506cm" svg:x="1.4cm" svg:y="0.837cm" presentation:class="title">
          <draw:text-box>
            <text:p>The problem with objective value</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frame draw:style-name="gr101" draw:text-style-name="P7" draw:layer="layout" svg:width="8.8cm" svg:height="6cm" svg:x="18.6cm" svg:y="4.4cm">
          <draw:text-box>
            <text:p text:style-name="P7">let objective value be energy</text:p>
            <text:list text:style-name="L1">
              <text:list-item>
                <text:p text:style-name="P7">executing PEs: CB1, R1, CB4</text:p>
              </text:list-item>
              <text:list-item>
                <text:p text:style-name="P7">dependent Resources:<text:line-break/>S1, S3, S2, root</text:p>
              </text:list-item>
              <text:list-item>
                <text:p text:style-name="P7">coarse grain: total value is<text:line-break/>sum for whole execution time</text:p>
              </text:list-item>
            </text:list>
          </draw:text-box>
        </draw:frame>
        <draw:frame draw:style-name="gr28" draw:text-style-name="P7" draw:layer="layout" svg:width="8.8cm" svg:height="2.156cm" svg:x="2.8cm" svg:y="16.6cm">
          <draw:text-box>
            <text:p text:style-name="P7">Assumption: other resources</text:p>
            <text:p text:style-name="P7">will be switched off and consume no energy</text:p>
          </draw:text-box>
        </draw:frame>
        <draw:custom-shape draw:style-name="gr102"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46" draw:id="id146"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45" draw:id="id145"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48" draw:id="id148"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3" draw:text-style-name="P29" xml:id="id144" draw:id="id144" draw:layer="layout" svg:width="2.197cm" svg:height="0.565cm" svg:x="5.465cm" svg:y="6.064cm" draw:corner-radius="0.5cm">
          <text:p text:style-name="P27"><text:span text:style-name="T28">I1.b#fast</text:span></text:p>
        </draw:rect>
        <draw:rect draw:style-name="gr104" draw:text-style-name="P29" xml:id="id149" draw:id="id149" draw:layer="layout" svg:width="1.135cm" svg:height="0.565cm" svg:x="5.465cm" svg:y="5.499cm" draw:corner-radius="0.5cm">
          <text:p text:style-name="P27"><text:span text:style-name="T28">I1.a</text:span></text:p>
        </draw:rect>
        <draw:rect draw:style-name="gr105" draw:text-style-name="P29" draw:layer="layout" svg:width="1.096cm" svg:height="0.565cm" svg:x="3.304cm" svg:y="5.499cm" draw:corner-radius="0.5cm">
          <text:p text:style-name="P27"><text:span text:style-name="T28">I2.a</text:span></text:p>
        </draw:rect>
        <draw:rect draw:style-name="gr106" draw:text-style-name="P29" draw:layer="layout" svg:width="1.096cm" svg:height="0.565cm" svg:x="3.304cm" svg:y="6.064cm" draw:corner-radius="0.5cm">
          <text:p text:style-name="P27"><text:span text:style-name="T28">I2.b</text:span></text:p>
        </draw:rect>
        <draw:rect draw:style-name="gr107" draw:text-style-name="P29" draw:layer="layout" svg:width="1.206cm" svg:height="0.565cm" svg:x="5.394cm" svg:y="7.407cm" draw:corner-radius="0.5cm">
          <text:p text:style-name="P27"><text:span text:style-name="T28">I3.a</text:span></text:p>
        </draw:rect>
        <draw:rect draw:style-name="gr108" draw:text-style-name="P29" draw:layer="layout" svg:width="1.237cm" svg:height="0.565cm" svg:x="3.163cm" svg:y="7.336cm" draw:corner-radius="0.5cm">
          <text:p text:style-name="P27"><text:span text:style-name="T28">I4.a</text:span></text:p>
        </draw:rect>
        <draw:rect draw:style-name="gr109"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44" draw:start-glue-point="1" draw:end-shape="id145" draw:end-glue-point="10" svg:d="M7662 6346h138v919h-1770" svg:viewBox="0 0 1771 920">
          <text:p/>
        </draw:connector>
        <draw:connector draw:style-name="gr40" draw:text-style-name="P27" draw:layer="layout" svg:x1="5.465cm" svg:y1="6.346cm" svg:x2="3.869cm" svg:y2="5.357cm" draw:start-shape="id144" draw:start-glue-point="3" draw:end-shape="id146" draw:end-glue-point="10" svg:d="M5465 6346h-799v-989h-797" svg:viewBox="0 0 1597 990">
          <text:p/>
        </draw:connector>
        <draw:connector draw:style-name="gr40" draw:text-style-name="P27" draw:layer="layout" draw:line-skew="0.169cm" svg:x1="5.394cm" svg:y1="8.254cm" svg:x2="3.725cm" svg:y2="6.844cm" draw:start-shape="id147" draw:start-glue-point="3" draw:end-shape="id148" draw:end-glue-point="11" svg:d="M5394 8254h-594v-1410h-1075" svg:viewBox="0 0 1670 1411">
          <text:p/>
        </draw:connector>
        <draw:connector draw:style-name="gr110" draw:text-style-name="P3" draw:layer="layout" draw:line-skew="0.347cm" svg:x1="6.6cm" svg:y1="5.781cm" svg:x2="7.796cm" svg:y2="6.345cm" draw:start-shape="id149" draw:start-glue-point="1" svg:d="M6600 5781h1196v564" svg:viewBox="0 0 1197 565">
          <text:p/>
        </draw:connector>
        <draw:rect draw:style-name="gr111" draw:text-style-name="P29" xml:id="id147" draw:id="id147" draw:layer="layout" svg:width="2.268cm" svg:height="0.565cm" svg:x="5.394cm" svg:y="7.972cm" draw:corner-radius="0.5cm">
          <text:p text:style-name="P27"><text:span text:style-name="T28">I3.b#slow</text:span></text:p>
        </draw:rect>
        <draw:rect draw:style-name="gr112" draw:text-style-name="P26" draw:layer="layout" svg:width="2.896cm" svg:height="0.8cm" svg:x="7.904cm" svg:y="14.4cm" draw:corner-radius="0.5cm">
          <text:p text:style-name="P16"><text:span text:style-name="T27">I1.b#fast</text:span></text:p>
        </draw:rect>
        <draw:rect draw:style-name="gr113" draw:text-style-name="P26" draw:layer="layout" svg:width="3cm" svg:height="0.8cm" svg:x="8.2cm" svg:y="15cm" draw:corner-radius="0.5cm">
          <text:p text:style-name="P16"><text:span text:style-name="T27">I3.b#slow</text:span></text:p>
        </draw:rect>
        <presentation:notes draw:style-name="dp2">
          <office:forms form:automatic-focus="false" form:apply-design-mode="false"/>
          <draw:page-thumbnail draw:style-name="gr5" draw:layer="layout" svg:width="14.848cm" svg:height="11.135cm" svg:x="3.075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custom-shape draw:style-name="gr44" draw:text-style-name="P16" xml:id="id153" draw:id="id153"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51" draw:id="id151"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98" draw:text-style-name="P16" xml:id="id154" draw:id="id154"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150" draw:id="id150"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155" draw:id="id155"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98" draw:text-style-name="P16" xml:id="id152" draw:id="id152"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56" draw:id="id156"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50" draw:start-glue-point="0" draw:end-shape="id151" draw:end-glue-point="2" svg:d="M9498 12958v-501l1773-881v-501" svg:viewBox="0 0 1774 1884">
          <text:p/>
        </draw:connector>
        <draw:connector draw:style-name="gr8" draw:text-style-name="P3" draw:layer="layout" draw:type="lines" svg:x1="11.271cm" svg:y1="11.075cm" svg:x2="12.636cm" svg:y2="12.958cm" draw:start-shape="id151" draw:start-glue-point="2" draw:end-shape="id152" draw:end-glue-point="0" svg:d="M11271 11075v501l1365 881v501" svg:viewBox="0 0 1366 1884">
          <text:p/>
        </draw:connector>
        <draw:connector draw:style-name="gr8" draw:text-style-name="P3" draw:layer="layout" draw:type="lines" svg:x1="11.271cm" svg:y1="8.879cm" svg:x2="14.048cm" svg:y2="6.683cm" draw:start-shape="id151" draw:start-glue-point="0" draw:end-shape="id153" draw:end-glue-point="2" svg:d="M11271 8879v-501l2777-1195v-500" svg:viewBox="0 0 2778 2197">
          <text:p/>
        </draw:connector>
        <draw:connector draw:style-name="gr8" draw:text-style-name="P3" draw:layer="layout" draw:type="lines" svg:x1="14.048cm" svg:y1="6.683cm" svg:x2="17.028cm" svg:y2="8.879cm" draw:start-shape="id153" draw:start-glue-point="2" draw:end-shape="id154" svg:d="M14048 6683v500l2980 1195v501" svg:viewBox="0 0 2981 2197">
          <text:p/>
        </draw:connector>
        <draw:connector draw:style-name="gr8" draw:text-style-name="P3" draw:layer="layout" draw:type="lines" svg:x1="17.028cm" svg:y1="11.075cm" svg:x2="16.401cm" svg:y2="12.958cm" draw:start-shape="id154" draw:start-glue-point="2" draw:end-shape="id155" draw:end-glue-point="0" svg:d="M17028 11075v501l-627 881v501" svg:viewBox="0 0 628 1884">
          <text:p/>
        </draw:connector>
        <draw:custom-shape draw:style-name="gr98" draw:text-style-name="P16" xml:id="id158" draw:id="id158"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98" draw:text-style-name="P16" xml:id="id157" draw:id="id157"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159" draw:id="id159"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56" draw:start-glue-point="0" draw:end-shape="id154" draw:end-glue-point="2" svg:d="M19538 12958v-501l-2510-881v-501" svg:viewBox="0 0 2511 1884">
          <text:p/>
        </draw:connector>
        <draw:connector draw:style-name="gr8" draw:text-style-name="P3" draw:layer="layout" draw:type="lines" svg:x1="22.519cm" svg:y1="12.958cm" svg:x2="17.028cm" svg:y2="11.075cm" draw:start-shape="id157" draw:start-glue-point="0" draw:end-shape="id154" draw:end-glue-point="2" svg:d="M22519 12958v-501l-5491-881v-501" svg:viewBox="0 0 5492 1884">
          <text:p/>
        </draw:connector>
        <draw:connector draw:style-name="gr8" draw:text-style-name="P3" draw:layer="layout" draw:type="lines" svg:x1="22.519cm" svg:y1="15.154cm" svg:x2="20.95cm" svg:y2="17.35cm" draw:start-shape="id157" draw:start-glue-point="2" draw:end-shape="id158" draw:end-glue-point="0" svg:d="M22519 15154v501l-1569 1193v502" svg:viewBox="0 0 1570 2197">
          <text:p/>
        </draw:connector>
        <draw:connector draw:style-name="gr8" draw:text-style-name="P3" draw:layer="layout" draw:type="lines" svg:x1="22.519cm" svg:y1="15.154cm" svg:x2="24.402cm" svg:y2="17.35cm" draw:start-shape="id157" draw:start-glue-point="2" draw:end-shape="id159" draw:end-glue-point="0" svg:d="M22519 15154v501l1883 1193v502" svg:viewBox="0 0 1884 2197">
          <text:p/>
        </draw:connector>
        <draw:frame presentation:style-name="pr1" draw:layer="layout" svg:width="25.199cm" svg:height="3.506cm" svg:x="1.4cm" svg:y="0.837cm" presentation:class="title">
          <draw:text-box>
            <text:p>The problem with objective value (2)</text:p>
          </draw:text-box>
        </draw:frame>
        <draw:frame draw:style-name="gr114" draw:text-style-name="P7" draw:layer="layout" svg:width="8.8cm" svg:height="5.999cm" svg:x="18.6cm" svg:y="4.401cm">
          <draw:text-box>
            <text:p text:style-name="P7">let objective value be energy</text:p>
            <text:list text:style-name="L1">
              <text:list-item>
                <text:p text:style-name="P7">executing PEs: only CB1</text:p>
              </text:list-item>
              <text:list-item>
                <text:p text:style-name="P7">dependent Resources:<text:line-break/>S1 and root</text:p>
              </text:list-item>
              <text:list-item>
                <text:p text:style-name="P7">coarse grain: total value is<text:line-break/>sum for whole execution time</text:p>
              </text:list-item>
            </text:list>
          </draw:text-box>
        </draw:frame>
        <draw:frame draw:style-name="gr28" draw:text-style-name="P7" draw:layer="layout" svg:width="8.8cm" svg:height="2.156cm" svg:x="2.8cm" svg:y="16.6cm">
          <draw:text-box>
            <text:p text:style-name="P7">Assumption: other resources</text:p>
            <text:p text:style-name="P7">will be switched off and consume no energy</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102"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62" draw:id="id162"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61" draw:id="id161"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64" draw:id="id164"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15" draw:text-style-name="P29" xml:id="id160" draw:id="id160" draw:layer="layout" svg:width="2.197cm" svg:height="0.565cm" svg:x="5.465cm" svg:y="6.064cm" draw:corner-radius="0.5cm">
          <text:p text:style-name="P27"><text:span text:style-name="T28">I1.b#fast</text:span></text:p>
        </draw:rect>
        <draw:rect draw:style-name="gr116" draw:text-style-name="P29" xml:id="id165" draw:id="id165" draw:layer="layout" svg:width="1.135cm" svg:height="0.565cm" svg:x="5.465cm" svg:y="5.499cm" draw:corner-radius="0.5cm">
          <text:p text:style-name="P27"><text:span text:style-name="T28">I1.a</text:span></text:p>
        </draw:rect>
        <draw:rect draw:style-name="gr117" draw:text-style-name="P29" draw:layer="layout" svg:width="1.096cm" svg:height="0.565cm" svg:x="3.304cm" svg:y="5.499cm" draw:corner-radius="0.5cm">
          <text:p text:style-name="P27"><text:span text:style-name="T28">I2.a</text:span></text:p>
        </draw:rect>
        <draw:rect draw:style-name="gr118" draw:text-style-name="P29" draw:layer="layout" svg:width="1.096cm" svg:height="0.565cm" svg:x="3.304cm" svg:y="6.064cm" draw:corner-radius="0.5cm">
          <text:p text:style-name="P27"><text:span text:style-name="T28">I2.b</text:span></text:p>
        </draw:rect>
        <draw:rect draw:style-name="gr119" draw:text-style-name="P29" draw:layer="layout" svg:width="1.206cm" svg:height="0.565cm" svg:x="5.394cm" svg:y="7.407cm" draw:corner-radius="0.5cm">
          <text:p text:style-name="P27"><text:span text:style-name="T28">I3.a</text:span></text:p>
        </draw:rect>
        <draw:rect draw:style-name="gr120" draw:text-style-name="P29" draw:layer="layout" svg:width="1.237cm" svg:height="0.565cm" svg:x="3.163cm" svg:y="7.336cm" draw:corner-radius="0.5cm">
          <text:p text:style-name="P27"><text:span text:style-name="T28">I4.a</text:span></text:p>
        </draw:rect>
        <draw:rect draw:style-name="gr121"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60" draw:start-glue-point="1" draw:end-shape="id161" draw:end-glue-point="10" svg:d="M7662 6346h138v919h-1770" svg:viewBox="0 0 1771 920">
          <text:p/>
        </draw:connector>
        <draw:connector draw:style-name="gr40" draw:text-style-name="P27" draw:layer="layout" svg:x1="5.465cm" svg:y1="6.346cm" svg:x2="3.869cm" svg:y2="5.357cm" draw:start-shape="id160" draw:start-glue-point="3" draw:end-shape="id162" draw:end-glue-point="10" svg:d="M5465 6346h-799v-989h-797" svg:viewBox="0 0 1597 990">
          <text:p/>
        </draw:connector>
        <draw:connector draw:style-name="gr40" draw:text-style-name="P27" draw:layer="layout" draw:line-skew="0.169cm" svg:x1="5.394cm" svg:y1="8.254cm" svg:x2="3.725cm" svg:y2="6.844cm" draw:start-shape="id163" draw:start-glue-point="3" draw:end-shape="id164" draw:end-glue-point="11" svg:d="M5394 8254h-594v-1410h-1075" svg:viewBox="0 0 1670 1411">
          <text:p/>
        </draw:connector>
        <draw:connector draw:style-name="gr110" draw:text-style-name="P3" draw:layer="layout" draw:line-skew="0.347cm" svg:x1="6.6cm" svg:y1="5.781cm" svg:x2="7.796cm" svg:y2="6.345cm" draw:start-shape="id165" draw:start-glue-point="1" svg:d="M6600 5781h1196v564" svg:viewBox="0 0 1197 565">
          <text:p/>
        </draw:connector>
        <draw:rect draw:style-name="gr122" draw:text-style-name="P29" xml:id="id163" draw:id="id163" draw:layer="layout" svg:width="2.268cm" svg:height="0.565cm" svg:x="5.394cm" svg:y="7.972cm" draw:corner-radius="0.5cm">
          <text:p text:style-name="P27"><text:span text:style-name="T28">I3.b#slow</text:span></text:p>
        </draw:rect>
        <draw:rect draw:style-name="gr123" draw:text-style-name="P26" draw:layer="layout" svg:width="2.896cm" svg:height="0.8cm" svg:x="7.8cm" svg:y="12.6cm" draw:corner-radius="0.5cm">
          <text:p text:style-name="P16"><text:span text:style-name="T27">I1.b#fast</text:span></text:p>
        </draw:rect>
        <draw:rect draw:style-name="gr124" draw:text-style-name="P26" draw:layer="layout" svg:width="3cm" svg:height="0.8cm" svg:x="7.596cm" svg:y="14.354cm" draw:corner-radius="0.5cm">
          <text:p text:style-name="P16"><text:span text:style-name="T27">I3.b#slow</text:span></text:p>
        </draw:rect>
        <draw:rect draw:style-name="gr125" draw:text-style-name="P26" draw:layer="layout" svg:width="1.8cm" svg:height="0.8cm" svg:x="7.6cm" svg:y="13.2cm" draw:corner-radius="0.5cm">
          <text:p text:style-name="P16"><text:span text:style-name="T27">I2.a</text:span></text:p>
        </draw:rect>
        <draw:rect draw:style-name="gr126" draw:text-style-name="P26" draw:layer="layout" svg:width="1.8cm" svg:height="0.8cm" svg:x="8.8cm" svg:y="15cm" draw:corner-radius="0.5cm">
          <text:p text:style-name="P16"><text:span text:style-name="T27">I4.a</text:span></text:p>
        </draw:rect>
        <presentation:notes draw:style-name="dp2">
          <office:forms form:automatic-focus="false" form:apply-design-mode="false"/>
          <draw:page-thumbnail draw:style-name="gr5" draw:layer="layout" svg:width="14.848cm" svg:height="11.135cm" svg:x="3.075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9">
        <office:forms form:automatic-focus="false" form:apply-design-mode="false"/>
        <draw:custom-shape draw:style-name="gr44" draw:text-style-name="P16" xml:id="id169" draw:id="id169"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67" draw:id="id167"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170" draw:id="id170"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98" draw:text-style-name="P16" xml:id="id166" draw:id="id166"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44" draw:text-style-name="P16" xml:id="id171" draw:id="id171"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168" draw:id="id168"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72" draw:id="id172"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66" draw:start-glue-point="0" draw:end-shape="id167" draw:end-glue-point="2" svg:d="M9498 12958v-501l1773-881v-501" svg:viewBox="0 0 1774 1884">
          <text:p/>
        </draw:connector>
        <draw:connector draw:style-name="gr8" draw:text-style-name="P3" draw:layer="layout" draw:type="lines" svg:x1="11.271cm" svg:y1="11.075cm" svg:x2="12.636cm" svg:y2="12.958cm" draw:start-shape="id167" draw:start-glue-point="2" draw:end-shape="id168" draw:end-glue-point="0" svg:d="M11271 11075v501l1365 881v501" svg:viewBox="0 0 1366 1884">
          <text:p/>
        </draw:connector>
        <draw:connector draw:style-name="gr8" draw:text-style-name="P3" draw:layer="layout" draw:type="lines" svg:x1="11.271cm" svg:y1="8.879cm" svg:x2="14.048cm" svg:y2="6.683cm" draw:start-shape="id167" draw:start-glue-point="0" draw:end-shape="id169" draw:end-glue-point="2" svg:d="M11271 8879v-501l2777-1195v-500" svg:viewBox="0 0 2778 2197">
          <text:p/>
        </draw:connector>
        <draw:connector draw:style-name="gr8" draw:text-style-name="P3" draw:layer="layout" draw:type="lines" svg:x1="14.048cm" svg:y1="6.683cm" svg:x2="17.028cm" svg:y2="8.879cm" draw:start-shape="id169" draw:start-glue-point="2" draw:end-shape="id170" svg:d="M14048 6683v500l2980 1195v501" svg:viewBox="0 0 2981 2197">
          <text:p/>
        </draw:connector>
        <draw:connector draw:style-name="gr8" draw:text-style-name="P3" draw:layer="layout" draw:type="lines" svg:x1="17.028cm" svg:y1="11.075cm" svg:x2="16.401cm" svg:y2="12.958cm" draw:start-shape="id170" draw:start-glue-point="2" draw:end-shape="id171" draw:end-glue-point="0" svg:d="M17028 11075v501l-627 881v501" svg:viewBox="0 0 628 1884">
          <text:p/>
        </draw:connector>
        <draw:custom-shape draw:style-name="gr44" draw:text-style-name="P16" xml:id="id174" draw:id="id174"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173" draw:id="id173"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44" draw:text-style-name="P16" xml:id="id175" draw:id="id175"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72" draw:start-glue-point="0" draw:end-shape="id170" draw:end-glue-point="2" svg:d="M19538 12958v-501l-2510-881v-501" svg:viewBox="0 0 2511 1884">
          <text:p/>
        </draw:connector>
        <draw:connector draw:style-name="gr8" draw:text-style-name="P3" draw:layer="layout" draw:type="lines" svg:x1="22.519cm" svg:y1="12.958cm" svg:x2="17.028cm" svg:y2="11.075cm" draw:start-shape="id173" draw:start-glue-point="0" draw:end-shape="id170" draw:end-glue-point="2" svg:d="M22519 12958v-501l-5491-881v-501" svg:viewBox="0 0 5492 1884">
          <text:p/>
        </draw:connector>
        <draw:connector draw:style-name="gr8" draw:text-style-name="P3" draw:layer="layout" draw:type="lines" svg:x1="22.519cm" svg:y1="15.154cm" svg:x2="20.95cm" svg:y2="17.35cm" draw:start-shape="id173" draw:start-glue-point="2" draw:end-shape="id174" draw:end-glue-point="0" svg:d="M22519 15154v501l-1569 1193v502" svg:viewBox="0 0 1570 2197">
          <text:p/>
        </draw:connector>
        <draw:connector draw:style-name="gr8" draw:text-style-name="P3" draw:layer="layout" draw:type="lines" svg:x1="22.519cm" svg:y1="15.154cm" svg:x2="24.402cm" svg:y2="17.35cm" draw:start-shape="id173" draw:start-glue-point="2" draw:end-shape="id175" draw:end-glue-point="0" svg:d="M22519 15154v501l1883 1193v502" svg:viewBox="0 0 1884 2197">
          <text:p/>
        </draw:connector>
        <draw:rect draw:style-name="gr127" draw:text-style-name="P26" draw:layer="layout" svg:width="2.896cm" svg:height="0.8cm" svg:x="23.304cm" svg:y="17.4cm" draw:corner-radius="0.5cm">
          <text:p text:style-name="P16"><text:span text:style-name="T27">I1.b#fast</text:span></text:p>
        </draw:rect>
        <draw:rect draw:style-name="gr128" draw:text-style-name="P26" draw:layer="layout" svg:width="1.8cm" svg:height="0.8cm" svg:x="15.4cm" svg:y="14.6cm" draw:corner-radius="0.5cm">
          <text:p text:style-name="P16"><text:span text:style-name="T27">I2.a</text:span></text:p>
        </draw:rect>
        <draw:rect draw:style-name="gr129" draw:text-style-name="P26" draw:layer="layout" svg:width="3cm" svg:height="0.8cm" svg:x="11.8cm" svg:y="14.4cm" draw:corner-radius="0.5cm">
          <text:p text:style-name="P16"><text:span text:style-name="T27">I3.b#slow</text:span></text:p>
        </draw:rect>
        <draw:rect draw:style-name="gr130" draw:text-style-name="P26" draw:layer="layout" svg:width="1.8cm" svg:height="0.8cm" svg:x="19.4cm" svg:y="17.35cm" draw:corner-radius="0.5cm">
          <text:p text:style-name="P16"><text:span text:style-name="T27">I4.a</text:span></text:p>
        </draw:rect>
        <draw:frame presentation:style-name="pr1" draw:layer="layout" svg:width="25.199cm" svg:height="3.506cm" svg:x="1.4cm" svg:y="0.837cm" presentation:class="title">
          <draw:text-box>
            <text:p>The problem with objective value (3)</text:p>
          </draw:text-box>
        </draw:frame>
        <draw:frame draw:style-name="gr28" draw:text-style-name="P7" draw:layer="layout" svg:width="8.8cm" svg:height="2.156cm" svg:x="2.8cm" svg:y="16.6cm">
          <draw:text-box>
            <text:p text:style-name="P7">Assumption: other resources</text:p>
            <text:p text:style-name="P7">will be switched off and consume no energy</text:p>
          </draw:text-box>
        </draw:frame>
        <draw:frame draw:style-name="gr114" draw:text-style-name="P7" draw:layer="layout" svg:width="8.8cm" svg:height="5.999cm" svg:x="18.6cm" svg:y="4.401cm">
          <draw:text-box>
            <text:p text:style-name="P7">let objective value be energy</text:p>
            <text:list text:style-name="L1">
              <text:list-item>
                <text:p text:style-name="P7">executing PEs: R1, CB2, CB4, CB5</text:p>
              </text:list-item>
              <text:list-item>
                <text:p text:style-name="P7">dependent Resources:<text:line-break/>every PE except CB1, CB3</text:p>
              </text:list-item>
              <text:list-item>
                <text:p text:style-name="P7">coarse grain: total value is<text:line-break/>sum for whole execution time</text:p>
              </text:list-item>
            </text:list>
          </draw:text-box>
        </draw:frame>
        <draw:custom-shape draw:style-name="gr102" draw:text-style-name="P3" draw:layer="layout" svg:width="5.2cm" svg:height="4.4cm" svg:x="2.8cm" svg:y="4.4cm">
          <text:p/>
          <draw:enhanced-geometry svg:viewBox="0 0 21600 21600" draw:type="rectangle" draw:enhanced-path="M 0 0 L 21600 0 21600 21600 0 21600 0 0 Z N"/>
        </draw:custom-shap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9"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78" draw:id="id178"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77" draw:id="id177"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80" draw:id="id180"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1" draw:text-style-name="P29" xml:id="id176" draw:id="id176" draw:layer="layout" svg:width="2.197cm" svg:height="0.565cm" svg:x="5.465cm" svg:y="6.064cm" draw:corner-radius="0.5cm">
          <text:p text:style-name="P27"><text:span text:style-name="T28">I1.b#fast</text:span></text:p>
        </draw:rect>
        <draw:rect draw:style-name="gr132" draw:text-style-name="P29" xml:id="id181" draw:id="id181" draw:layer="layout" svg:width="1.135cm" svg:height="0.565cm" svg:x="5.465cm" svg:y="5.499cm" draw:corner-radius="0.5cm">
          <text:p text:style-name="P27"><text:span text:style-name="T28">I1.a</text:span></text:p>
        </draw:rect>
        <draw:rect draw:style-name="gr133" draw:text-style-name="P29" draw:layer="layout" svg:width="1.096cm" svg:height="0.565cm" svg:x="3.304cm" svg:y="5.499cm" draw:corner-radius="0.5cm">
          <text:p text:style-name="P27"><text:span text:style-name="T28">I2.a</text:span></text:p>
        </draw:rect>
        <draw:rect draw:style-name="gr134" draw:text-style-name="P29" draw:layer="layout" svg:width="1.096cm" svg:height="0.565cm" svg:x="3.304cm" svg:y="6.064cm" draw:corner-radius="0.5cm">
          <text:p text:style-name="P27"><text:span text:style-name="T28">I2.b</text:span></text:p>
        </draw:rect>
        <draw:rect draw:style-name="gr135" draw:text-style-name="P29" draw:layer="layout" svg:width="1.206cm" svg:height="0.565cm" svg:x="5.394cm" svg:y="7.407cm" draw:corner-radius="0.5cm">
          <text:p text:style-name="P27"><text:span text:style-name="T28">I3.a</text:span></text:p>
        </draw:rect>
        <draw:rect draw:style-name="gr136" draw:text-style-name="P29" draw:layer="layout" svg:width="1.237cm" svg:height="0.565cm" svg:x="3.163cm" svg:y="7.336cm" draw:corner-radius="0.5cm">
          <text:p text:style-name="P27"><text:span text:style-name="T28">I4.a</text:span></text:p>
        </draw:rect>
        <draw:rect draw:style-name="gr137"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76" draw:start-glue-point="1" draw:end-shape="id177" draw:end-glue-point="10" svg:d="M7662 6346h138v919h-1770" svg:viewBox="0 0 1771 920">
          <text:p/>
        </draw:connector>
        <draw:connector draw:style-name="gr40" draw:text-style-name="P27" draw:layer="layout" svg:x1="5.465cm" svg:y1="6.346cm" svg:x2="3.869cm" svg:y2="5.357cm" draw:start-shape="id176" draw:start-glue-point="3" draw:end-shape="id178" draw:end-glue-point="10" svg:d="M5465 6346h-799v-989h-797" svg:viewBox="0 0 1597 990">
          <text:p/>
        </draw:connector>
        <draw:connector draw:style-name="gr40" draw:text-style-name="P27" draw:layer="layout" draw:line-skew="0.169cm" svg:x1="5.394cm" svg:y1="8.254cm" svg:x2="3.725cm" svg:y2="6.844cm" draw:start-shape="id179" draw:start-glue-point="3" draw:end-shape="id180" draw:end-glue-point="11" svg:d="M5394 8254h-594v-1410h-1075" svg:viewBox="0 0 1670 1411">
          <text:p/>
        </draw:connector>
        <draw:connector draw:style-name="gr110" draw:text-style-name="P3" draw:layer="layout" draw:line-skew="0.347cm" svg:x1="6.6cm" svg:y1="5.781cm" svg:x2="7.796cm" svg:y2="6.345cm" draw:start-shape="id181" draw:start-glue-point="1" svg:d="M6600 5781h1196v564" svg:viewBox="0 0 1197 565">
          <text:p/>
        </draw:connector>
        <draw:rect draw:style-name="gr138" draw:text-style-name="P29" xml:id="id179" draw:id="id179" draw:layer="layout" svg:width="2.268cm" svg:height="0.565cm" svg:x="5.394cm" svg:y="7.972cm" draw:corner-radius="0.5cm">
          <text:p text:style-name="P27"><text:span text:style-name="T28">I3.b#slow</text:span></text:p>
        </draw:rect>
        <presentation:notes draw:style-name="dp2">
          <office:forms form:automatic-focus="false" form:apply-design-mode="false"/>
          <draw:page-thumbnail draw:style-name="gr5" draw:layer="layout" svg:width="14.848cm" svg:height="11.135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39" draw:text-style-name="P7" draw:layer="layout" svg:width="25.847cm" svg:height="7.871cm" svg:x="0.753cm" svg:y="1cm">
          <draw:text-box>
            <text:list text:style-name="L1">
              <text:list-item>
                <text:p text:style-name="P7"><text:span text:style-name="T29">Cost should be taken into accout to get optimal solution (w.r.t. to objective function)</text:span><text:span text:style-name="T29"><text:line-break/></text:span><text:span text:style-name="T29">or at least „near“ optimal</text:span></text:p>
              </text:list-item>
            </text:list>
            <text:p text:style-name="P7"><text:span text:style-name="T29"/></text:p>
            <text:list text:continue-numbering="true" text:style-name="L1">
              <text:list-item>
                <text:p text:style-name="P7"><text:span text:style-name="T29">An implementation can have several modes, in which it can be run</text:span></text:p>
                <text:list>
                  <text:list-item>
                    <text:p text:style-name="P7"><text:span text:style-name="T29">Assumption: If no mode is specified, the first mode is used (usually the implementation has only one mode in this case)</text:span></text:p>
                  </text:list-item>
                </text:list>
              </text:list-item>
            </text:list>
            <text:p text:style-name="P7"><text:span text:style-name="T5"/></text:p>
            <text:list text:continue-numbering="true" text:style-name="L1">
              <text:list-item>
                <text:p text:style-name="P7"><text:span text:style-name="T5">All mappings so far were valid. Actually need example contracts and concrete values to decide that.</text:span></text:p>
                <text:list>
                  <text:list-item>
                    <text:p text:style-name="P7"><text:span text:style-name="T5">let every component have one (abstract) property according to their name,</text:span><text:span text:style-name="T5"><text:line-break/></text:span><text:span text:style-name="T5">p1 for C1, p2 for C2, and so on</text:span></text:p>
                  </text:list-item>
                  <text:list-item>
                    <text:p text:style-name="P7"><text:span text:style-name="T5">further constraints to a PE should be expressable</text:span></text:p>
                  </text:list-item>
                </text:list>
              </text:list-item>
            </text:list>
          </draw:text-box>
        </draw:frame>
        <presentation:notes draw:style-name="dp2">
          <office:forms form:automatic-focus="false" form:apply-design-mode="false"/>
          <draw:page-thumbnail draw:style-name="gr5" draw:layer="layout" svg:width="14.848cm" svg:height="11.135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custom-shape draw:style-name="gr44" draw:text-style-name="P16" xml:id="id185" draw:id="id185"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83" draw:id="id183"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186" draw:id="id186"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182" draw:id="id182"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187" draw:id="id187"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184" draw:id="id184"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88" draw:id="id188"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82" draw:start-glue-point="0" draw:end-shape="id183" draw:end-glue-point="2" svg:d="M9498 12958v-501l1773-881v-501" svg:viewBox="0 0 1774 1884">
          <text:p/>
        </draw:connector>
        <draw:connector draw:style-name="gr8" draw:text-style-name="P3" draw:layer="layout" draw:type="lines" svg:x1="11.271cm" svg:y1="11.075cm" svg:x2="12.636cm" svg:y2="12.958cm" draw:start-shape="id183" draw:start-glue-point="2" draw:end-shape="id184" draw:end-glue-point="0" svg:d="M11271 11075v501l1365 881v501" svg:viewBox="0 0 1366 1884">
          <text:p/>
        </draw:connector>
        <draw:connector draw:style-name="gr8" draw:text-style-name="P3" draw:layer="layout" draw:type="lines" svg:x1="11.271cm" svg:y1="8.879cm" svg:x2="14.048cm" svg:y2="6.683cm" draw:start-shape="id183" draw:start-glue-point="0" draw:end-shape="id185" draw:end-glue-point="2" svg:d="M11271 8879v-501l2777-1195v-500" svg:viewBox="0 0 2778 2197">
          <text:p/>
        </draw:connector>
        <draw:connector draw:style-name="gr8" draw:text-style-name="P3" draw:layer="layout" draw:type="lines" svg:x1="14.048cm" svg:y1="6.683cm" svg:x2="17.028cm" svg:y2="8.879cm" draw:start-shape="id185" draw:start-glue-point="2" draw:end-shape="id186" svg:d="M14048 6683v500l2980 1195v501" svg:viewBox="0 0 2981 2197">
          <text:p/>
        </draw:connector>
        <draw:connector draw:style-name="gr8" draw:text-style-name="P3" draw:layer="layout" draw:type="lines" svg:x1="17.028cm" svg:y1="11.075cm" svg:x2="16.401cm" svg:y2="12.958cm" draw:start-shape="id186" draw:start-glue-point="2" draw:end-shape="id187" draw:end-glue-point="0" svg:d="M17028 11075v501l-627 881v501" svg:viewBox="0 0 628 1884">
          <text:p/>
        </draw:connector>
        <draw:custom-shape draw:style-name="gr44" draw:text-style-name="P16" xml:id="id190" draw:id="id190"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189" draw:id="id189"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191" draw:id="id191"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88" draw:start-glue-point="0" draw:end-shape="id186" draw:end-glue-point="2" svg:d="M19538 12958v-501l-2510-881v-501" svg:viewBox="0 0 2511 1884">
          <text:p/>
        </draw:connector>
        <draw:connector draw:style-name="gr8" draw:text-style-name="P3" draw:layer="layout" draw:type="lines" svg:x1="22.519cm" svg:y1="12.958cm" svg:x2="17.028cm" svg:y2="11.075cm" draw:start-shape="id189" draw:start-glue-point="0" draw:end-shape="id186" draw:end-glue-point="2" svg:d="M22519 12958v-501l-5491-881v-501" svg:viewBox="0 0 5492 1884">
          <text:p/>
        </draw:connector>
        <draw:connector draw:style-name="gr8" draw:text-style-name="P3" draw:layer="layout" draw:type="lines" svg:x1="22.519cm" svg:y1="15.154cm" svg:x2="20.95cm" svg:y2="17.35cm" draw:start-shape="id189" draw:start-glue-point="2" draw:end-shape="id190" draw:end-glue-point="0" svg:d="M22519 15154v501l-1569 1193v502" svg:viewBox="0 0 1570 2197">
          <text:p/>
        </draw:connector>
        <draw:connector draw:style-name="gr8" draw:text-style-name="P3" draw:layer="layout" draw:type="lines" svg:x1="22.519cm" svg:y1="15.154cm" svg:x2="24.402cm" svg:y2="17.35cm" draw:start-shape="id189" draw:start-glue-point="2" draw:end-shape="id191" draw:end-glue-point="0" svg:d="M22519 15154v501l1883 1193v502" svg:viewBox="0 0 1884 2197">
          <text:p/>
        </draw:connector>
        <draw:rect draw:style-name="gr140" draw:text-style-name="P26" draw:layer="layout" svg:width="1.8cm" svg:height="0.8cm" svg:x="18.8cm" svg:y="17.8cm" draw:corner-radius="0.5cm">
          <text:p text:style-name="P16"><text:span text:style-name="T27">I2.b</text:span></text:p>
        </draw:rect>
        <draw:rect draw:style-name="gr141" draw:text-style-name="P26" draw:layer="layout" svg:width="1.8cm" svg:height="0.8cm" svg:x="12.2cm" svg:y="14.4cm" draw:corner-radius="0.5cm">
          <text:p text:style-name="P16"><text:span text:style-name="T27">I4.a</text:span></text:p>
        </draw:rect>
        <draw:frame presentation:style-name="pr1" draw:layer="layout" svg:width="25.199cm" svg:height="3.506cm" svg:x="1.4cm" svg:y="0.837cm" presentation:class="title">
          <draw:text-box>
            <text:p>Taking clauses into account …</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142" draw:text-style-name="P3" draw:layer="Layout" svg:width="5.2cm" svg:height="4.4cm" svg:x="2.8cm" svg:y="4.4cm">
          <text:p/>
          <draw:enhanced-geometry svg:viewBox="0 0 21600 21600" draw:type="rectangle" draw:enhanced-path="M 0 0 L 21600 0 21600 21600 0 21600 0 0 Z N"/>
        </draw:custom-shape>
        <draw:custom-shape draw:style-name="gr47"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xml:id="id194" draw:id="id194"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xml:id="id193" draw:id="id193"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xml:id="id196" draw:id="id196"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3" draw:text-style-name="P29" xml:id="id192" draw:id="id192" draw:layer="layout" svg:width="2.197cm" svg:height="0.565cm" svg:x="5.465cm" svg:y="6.064cm" draw:corner-radius="0.5cm">
          <text:p text:style-name="P27"><text:span text:style-name="T28">I1.b#fast</text:span></text:p>
        </draw:rect>
        <draw:rect draw:style-name="gr144" draw:text-style-name="P29" xml:id="id197" draw:id="id197" draw:layer="layout" svg:width="1.135cm" svg:height="0.565cm" svg:x="5.465cm" svg:y="5.499cm" draw:corner-radius="0.5cm">
          <text:p text:style-name="P27"><text:span text:style-name="T28">I1.a</text:span></text:p>
        </draw:rect>
        <draw:rect draw:style-name="gr145" draw:text-style-name="P29" draw:layer="layout" svg:width="1.096cm" svg:height="0.565cm" svg:x="3.304cm" svg:y="5.499cm" draw:corner-radius="0.5cm">
          <text:p text:style-name="P27"><text:span text:style-name="T28">I2.a</text:span></text:p>
        </draw:rect>
        <draw:rect draw:style-name="gr146" draw:text-style-name="P29" draw:layer="layout" svg:width="1.096cm" svg:height="0.565cm" svg:x="3.304cm" svg:y="6.064cm" draw:corner-radius="0.5cm">
          <text:p text:style-name="P27"><text:span text:style-name="T28">I2.b</text:span></text:p>
        </draw:rect>
        <draw:rect draw:style-name="gr147" draw:text-style-name="P29" draw:layer="layout" svg:width="1.206cm" svg:height="0.565cm" svg:x="5.394cm" svg:y="7.407cm" draw:corner-radius="0.5cm">
          <text:p text:style-name="P27"><text:span text:style-name="T28">I3.a</text:span></text:p>
        </draw:rect>
        <draw:rect draw:style-name="gr148" draw:text-style-name="P29" draw:layer="layout" svg:width="1.237cm" svg:height="0.565cm" svg:x="3.163cm" svg:y="7.336cm" draw:corner-radius="0.5cm">
          <text:p text:style-name="P27"><text:span text:style-name="T28">I4.a</text:span></text:p>
        </draw:rect>
        <draw:rect draw:style-name="gr149"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92" draw:start-glue-point="1" draw:end-shape="id193" draw:end-glue-point="10" svg:d="M7662 6346h138v919h-1770" svg:viewBox="0 0 1771 920">
          <text:p/>
        </draw:connector>
        <draw:connector draw:style-name="gr40" draw:text-style-name="P27" draw:layer="layout" svg:x1="5.465cm" svg:y1="6.346cm" svg:x2="3.869cm" svg:y2="5.357cm" draw:start-shape="id192" draw:start-glue-point="3" draw:end-shape="id194" draw:end-glue-point="10" svg:d="M5465 6346h-799v-989h-797" svg:viewBox="0 0 1597 990">
          <text:p/>
        </draw:connector>
        <draw:connector draw:style-name="gr40" draw:text-style-name="P27" draw:layer="layout" draw:line-skew="0.169cm" svg:x1="5.394cm" svg:y1="8.254cm" svg:x2="3.725cm" svg:y2="6.844cm" draw:start-shape="id195" draw:start-glue-point="3" draw:end-shape="id196" draw:end-glue-point="11" svg:d="M5394 8254h-594v-1410h-1075" svg:viewBox="0 0 1670 1411">
          <text:p/>
        </draw:connector>
        <draw:connector draw:style-name="gr110" draw:text-style-name="P3" draw:layer="layout" draw:line-skew="0.347cm" svg:x1="6.6cm" svg:y1="5.781cm" svg:x2="7.796cm" svg:y2="6.345cm" draw:start-shape="id197" draw:start-glue-point="1" svg:d="M6600 5781h1196v564" svg:viewBox="0 0 1197 565">
          <text:p/>
        </draw:connector>
        <draw:rect draw:style-name="gr150" draw:text-style-name="P29" xml:id="id195" draw:id="id195" draw:layer="layout" svg:width="2.268cm" svg:height="0.565cm" svg:x="5.394cm" svg:y="7.972cm" draw:corner-radius="0.5cm">
          <text:p text:style-name="P27"><text:span text:style-name="T28">I3.b#slow</text:span></text:p>
        </draw:rect>
        <draw:rect draw:style-name="gr151" draw:text-style-name="P26" xml:id="id198" draw:id="id198" draw:layer="layout" svg:width="2.896cm" svg:height="0.8cm" svg:x="7.904cm" svg:y="14.4cm" draw:corner-radius="0.5cm">
          <text:p text:style-name="P16"><text:span text:style-name="T27">I1.b#fast</text:span></text:p>
        </draw:rect>
        <draw:rect draw:style-name="gr152" draw:text-style-name="P26" xml:id="id201" draw:id="id201" draw:layer="layout" svg:width="3cm" svg:height="0.8cm" svg:x="8.2cm" svg:y="15cm" draw:corner-radius="0.5cm">
          <text:p text:style-name="P16"><text:span text:style-name="T27">I3.b#slow</text:span></text:p>
        </draw:rect>
        <draw:custom-shape draw:style-name="gr153" draw:text-style-name="P30" xml:id="id199" draw:id="id199" draw:layer="Layout" svg:width="4.8cm" svg:height="6.8cm" svg:x="1cm" svg:y="12.801cm">
          <text:p text:style-name="P30">requires C3 {</text:p>
          <text:p text:style-name="P30"><text:s text:c="2"/><text:span text:style-name="T30">p3 min 3</text:span> }</text:p>
          <text:p text:style-name="P30">requires C2 {</text:p>
          <text:p text:style-name="P30"><text:s text:c="2"/>p2 min 5 }</text:p>
          <text:p text:style-name="P30">requires PE {</text:p>
          <text:p text:style-name="P30"><text:s text:c="2"/>cpu-load max</text:p>
          <text:p text:style-name="P30">0.5</text:p>
          <text:p text:style-name="P30"><text:s text:c="2"/>ram-free min</text:p>
          <text:p text:style-name="P30">1.2*workload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4cm" svg:y1="14.8cm" svg:x2="5.8cm" svg:y2="16.201cm" draw:start-shape="id198" draw:start-glue-point="3" draw:end-shape="id199" draw:end-glue-point="7" svg:d="M7904 14800l-2104 1401" svg:viewBox="0 0 2105 1402">
          <text:p/>
        </draw:connector>
        <draw:custom-shape draw:style-name="gr154" draw:text-style-name="P3"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53" draw:text-style-name="P30" xml:id="id200" draw:id="id200" draw:layer="Layout" svg:width="8.6cm" svg:height="3.4cm" svg:x="9cm" svg:y="16.601cm">
          <text:p text:style-name="P30">requires C4 { p4 min 15 }</text:p>
          <text:p text:style-name="P30">requires PE { cpu-load max 0.2 }</text:p>
          <text:p text:style-name="P30">provides <text:span text:style-name="T30">p3 max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cm" svg:y1="16.601cm" svg:x2="9.7cm" svg:y2="15.8cm" draw:start-shape="id200" draw:start-glue-point="4" draw:end-shape="id201" draw:end-glue-point="2" svg:d="M13300 16601l-3600-801" svg:viewBox="0 0 3601 802">
          <text:p/>
        </draw:connector>
        <draw:custom-shape draw:style-name="gr154" draw:text-style-name="P3"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101"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text:s/>#fast</text:span></text:p>
              </text:list-item>
            </text:list>
          </draw:text-box>
        </draw:frame>
        <presentation:notes draw:style-name="dp2">
          <office:forms form:automatic-focus="false" form:apply-design-mode="false"/>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9">
        <office:forms form:automatic-focus="false" form:apply-design-mode="false"/>
        <draw:custom-shape draw:style-name="gr44" draw:text-style-name="P16" xml:id="id205" draw:id="id205"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203" draw:id="id203"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206" draw:id="id206"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202" draw:id="id202"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207" draw:id="id207"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204" draw:id="id204"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208" draw:id="id208"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202" draw:start-glue-point="0" draw:end-shape="id203" draw:end-glue-point="2" svg:d="M9498 12958v-501l1773-881v-501" svg:viewBox="0 0 1774 1884">
          <text:p/>
        </draw:connector>
        <draw:connector draw:style-name="gr8" draw:text-style-name="P3" draw:layer="layout" draw:type="lines" svg:x1="11.271cm" svg:y1="11.075cm" svg:x2="12.636cm" svg:y2="12.958cm" draw:start-shape="id203" draw:start-glue-point="2" draw:end-shape="id204" draw:end-glue-point="0" svg:d="M11271 11075v501l1365 881v501" svg:viewBox="0 0 1366 1884">
          <text:p/>
        </draw:connector>
        <draw:connector draw:style-name="gr8" draw:text-style-name="P3" draw:layer="layout" draw:type="lines" svg:x1="11.271cm" svg:y1="8.879cm" svg:x2="14.048cm" svg:y2="6.683cm" draw:start-shape="id203" draw:start-glue-point="0" draw:end-shape="id205" draw:end-glue-point="2" svg:d="M11271 8879v-501l2777-1195v-500" svg:viewBox="0 0 2778 2197">
          <text:p/>
        </draw:connector>
        <draw:connector draw:style-name="gr8" draw:text-style-name="P3" draw:layer="layout" draw:type="lines" svg:x1="14.048cm" svg:y1="6.683cm" svg:x2="17.028cm" svg:y2="8.879cm" draw:start-shape="id205" draw:start-glue-point="2" draw:end-shape="id206" svg:d="M14048 6683v500l2980 1195v501" svg:viewBox="0 0 2981 2197">
          <text:p/>
        </draw:connector>
        <draw:connector draw:style-name="gr8" draw:text-style-name="P3" draw:layer="layout" draw:type="lines" svg:x1="17.028cm" svg:y1="11.075cm" svg:x2="16.401cm" svg:y2="12.958cm" draw:start-shape="id206" draw:start-glue-point="2" draw:end-shape="id207" draw:end-glue-point="0" svg:d="M17028 11075v501l-627 881v501" svg:viewBox="0 0 628 1884">
          <text:p/>
        </draw:connector>
        <draw:custom-shape draw:style-name="gr44" draw:text-style-name="P16" xml:id="id210" draw:id="id210"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209" draw:id="id209"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211" draw:id="id211"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208" draw:start-glue-point="0" draw:end-shape="id206" draw:end-glue-point="2" svg:d="M19538 12958v-501l-2510-881v-501" svg:viewBox="0 0 2511 1884">
          <text:p/>
        </draw:connector>
        <draw:connector draw:style-name="gr8" draw:text-style-name="P3" draw:layer="layout" draw:type="lines" svg:x1="22.519cm" svg:y1="12.958cm" svg:x2="17.028cm" svg:y2="11.075cm" draw:start-shape="id209" draw:start-glue-point="0" draw:end-shape="id206" draw:end-glue-point="2" svg:d="M22519 12958v-501l-5491-881v-501" svg:viewBox="0 0 5492 1884">
          <text:p/>
        </draw:connector>
        <draw:connector draw:style-name="gr8" draw:text-style-name="P3" draw:layer="layout" draw:type="lines" svg:x1="22.519cm" svg:y1="15.154cm" svg:x2="20.95cm" svg:y2="17.35cm" draw:start-shape="id209" draw:start-glue-point="2" draw:end-shape="id210" draw:end-glue-point="0" svg:d="M22519 15154v501l-1569 1193v502" svg:viewBox="0 0 1570 2197">
          <text:p/>
        </draw:connector>
        <draw:connector draw:style-name="gr8" draw:text-style-name="P3" draw:layer="layout" draw:type="lines" svg:x1="22.519cm" svg:y1="15.154cm" svg:x2="24.402cm" svg:y2="17.35cm" draw:start-shape="id209" draw:start-glue-point="2" draw:end-shape="id211" draw:end-glue-point="0" svg:d="M22519 15154v501l1883 1193v502" svg:viewBox="0 0 1884 2197">
          <text:p/>
        </draw:connector>
        <draw:rect draw:style-name="gr155" draw:text-style-name="P26" draw:layer="layout" svg:width="1.8cm" svg:height="0.8cm" svg:x="18.8cm" svg:y="17.8cm" draw:corner-radius="0.5cm">
          <text:p text:style-name="P16"><text:span text:style-name="T27">I2.b</text:span></text:p>
        </draw:rect>
        <draw:rect draw:style-name="gr156" draw:text-style-name="P26" draw:layer="layout" svg:width="1.8cm" svg:height="0.8cm" svg:x="12.2cm" svg:y="14.4cm" draw:corner-radius="0.5cm">
          <text:p text:style-name="P16"><text:span text:style-name="T27">I4.a</text:span></text:p>
        </draw:rect>
        <draw:frame presentation:style-name="pr1" draw:layer="layout" svg:width="25.199cm" svg:height="3.506cm" svg:x="1.4cm" svg:y="0.837cm" presentation:class="title">
          <draw:text-box>
            <text:p>Taking clauses into account … (2)</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142" draw:text-style-name="P3" draw:layer="Layout" svg:width="5.2cm" svg:height="4.4cm" svg:x="2.8cm" svg:y="4.4cm">
          <text:p/>
          <draw:enhanced-geometry svg:viewBox="0 0 21600 21600" draw:type="rectangle" draw:enhanced-path="M 0 0 L 21600 0 21600 21600 0 21600 0 0 Z N"/>
        </draw:custom-shape>
        <draw:custom-shape draw:style-name="gr47"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xml:id="id214" draw:id="id214"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xml:id="id213" draw:id="id213"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xml:id="id216" draw:id="id216"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57" draw:text-style-name="P29" xml:id="id212" draw:id="id212" draw:layer="layout" svg:width="2.197cm" svg:height="0.565cm" svg:x="5.465cm" svg:y="6.064cm" draw:corner-radius="0.5cm">
          <text:p text:style-name="P27"><text:span text:style-name="T28">I1.b#slow</text:span></text:p>
        </draw:rect>
        <draw:rect draw:style-name="gr158" draw:text-style-name="P29" xml:id="id217" draw:id="id217" draw:layer="layout" svg:width="1.135cm" svg:height="0.565cm" svg:x="5.465cm" svg:y="5.499cm" draw:corner-radius="0.5cm">
          <text:p text:style-name="P27"><text:span text:style-name="T28">I1.a</text:span></text:p>
        </draw:rect>
        <draw:rect draw:style-name="gr159" draw:text-style-name="P29" draw:layer="layout" svg:width="1.096cm" svg:height="0.565cm" svg:x="3.304cm" svg:y="5.499cm" draw:corner-radius="0.5cm">
          <text:p text:style-name="P27"><text:span text:style-name="T28">I2.a</text:span></text:p>
        </draw:rect>
        <draw:rect draw:style-name="gr160" draw:text-style-name="P29" draw:layer="layout" svg:width="1.096cm" svg:height="0.565cm" svg:x="3.304cm" svg:y="6.064cm" draw:corner-radius="0.5cm">
          <text:p text:style-name="P27"><text:span text:style-name="T28">I2.b</text:span></text:p>
        </draw:rect>
        <draw:rect draw:style-name="gr161" draw:text-style-name="P29" draw:layer="layout" svg:width="1.206cm" svg:height="0.565cm" svg:x="5.394cm" svg:y="7.407cm" draw:corner-radius="0.5cm">
          <text:p text:style-name="P27"><text:span text:style-name="T28">I3.a</text:span></text:p>
        </draw:rect>
        <draw:rect draw:style-name="gr162" draw:text-style-name="P29" draw:layer="layout" svg:width="1.237cm" svg:height="0.565cm" svg:x="3.163cm" svg:y="7.336cm" draw:corner-radius="0.5cm">
          <text:p text:style-name="P27"><text:span text:style-name="T28">I4.a</text:span></text:p>
        </draw:rect>
        <draw:rect draw:style-name="gr163"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212" draw:start-glue-point="1" draw:end-shape="id213" draw:end-glue-point="10" svg:d="M7662 6346h138v919h-1770" svg:viewBox="0 0 1771 920">
          <text:p/>
        </draw:connector>
        <draw:connector draw:style-name="gr40" draw:text-style-name="P27" draw:layer="layout" svg:x1="5.465cm" svg:y1="6.346cm" svg:x2="3.869cm" svg:y2="5.357cm" draw:start-shape="id212" draw:start-glue-point="3" draw:end-shape="id214" draw:end-glue-point="10" svg:d="M5465 6346h-799v-989h-797" svg:viewBox="0 0 1597 990">
          <text:p/>
        </draw:connector>
        <draw:connector draw:style-name="gr40" draw:text-style-name="P27" draw:layer="layout" draw:line-skew="0.169cm" svg:x1="5.394cm" svg:y1="8.254cm" svg:x2="3.725cm" svg:y2="6.844cm" draw:start-shape="id215" draw:start-glue-point="3" draw:end-shape="id216" draw:end-glue-point="11" svg:d="M5394 8254h-594v-1410h-1075" svg:viewBox="0 0 1670 1411">
          <text:p/>
        </draw:connector>
        <draw:connector draw:style-name="gr110" draw:text-style-name="P3" draw:layer="layout" draw:line-skew="0.347cm" svg:x1="6.6cm" svg:y1="5.781cm" svg:x2="7.796cm" svg:y2="6.345cm" draw:start-shape="id217" draw:start-glue-point="1" svg:d="M6600 5781h1196v564" svg:viewBox="0 0 1197 565">
          <text:p/>
        </draw:connector>
        <draw:rect draw:style-name="gr164" draw:text-style-name="P29" xml:id="id215" draw:id="id215" draw:layer="layout" svg:width="2.268cm" svg:height="0.565cm" svg:x="5.394cm" svg:y="7.972cm" draw:corner-radius="0.5cm">
          <text:p text:style-name="P27"><text:span text:style-name="T28">I3.b#slow</text:span></text:p>
        </draw:rect>
        <draw:rect draw:style-name="gr165" draw:text-style-name="P26" draw:layer="layout" svg:width="2.896cm" svg:height="0.8cm" svg:x="7.904cm" svg:y="14.4cm" draw:corner-radius="0.5cm">
          <text:p text:style-name="P16"><text:span text:style-name="T27">I1.b#slow</text:span></text:p>
        </draw:rect>
        <draw:rect draw:style-name="gr166" draw:text-style-name="P26" draw:layer="layout" svg:width="3cm" svg:height="0.8cm" svg:x="8.2cm" svg:y="15cm" draw:corner-radius="0.5cm">
          <text:p text:style-name="P16"><text:span text:style-name="T27">I3.b#slow</text:span></text:p>
        </draw:rect>
        <draw:custom-shape draw:style-name="gr167" draw:text-style-name="P30" xml:id="id218" draw:id="id218" draw:layer="layout" svg:width="4.8cm" svg:height="6.8cm" svg:x="1.001cm" svg:y="12.802cm">
          <text:p text:style-name="P30">requires C3 {</text:p>
          <text:p text:style-name="P30"><text:s text:c="2"/><text:span text:style-name="T18">p3 min 1</text:span> }</text:p>
          <text:p text:style-name="P30">requires C2 {</text:p>
          <text:p text:style-name="P30"><text:s text:c="2"/>p2 min 5 }</text:p>
          <text:p text:style-name="P30">requires PE {</text:p>
          <text:p text:style-name="P30"><text:s text:c="2"/>cpu-load max</text:p>
          <text:p text:style-name="P30">0.5</text:p>
          <text:p text:style-name="P30"><text:s text:c="2"/>ram-free min</text:p>
          <text:p text:style-name="P30">1.2*workload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5cm" svg:y1="14.801cm" svg:x2="5.801cm" svg:y2="16.202cm" draw:end-shape="id218" draw:end-glue-point="7" svg:d="M7905 14801l-2104 1401" svg:viewBox="0 0 2105 1402">
          <text:p/>
        </draw:connector>
        <draw:custom-shape draw:style-name="gr167" draw:text-style-name="P30" xml:id="id219" draw:id="id219" draw:layer="layout" svg:width="8.6cm" svg:height="3.4cm" svg:x="9.001cm" svg:y="16.602cm">
          <text:p text:style-name="P30">requires C4 { p4 min 15 }</text:p>
          <text:p text:style-name="P30">requires PE { cpu-load max 0.2 }</text:p>
          <text:p text:style-name="P30">provides <text:span text:style-name="T18">p3 max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01cm" svg:y1="16.602cm" svg:x2="9.701cm" svg:y2="15.801cm" draw:start-shape="id219" draw:start-glue-point="4" svg:d="M13301 16602l-3600-801" svg:viewBox="0 0 3601 802">
          <text:p/>
        </draw:connector>
        <draw:g>
          <draw:line draw:style-name="gr168" draw:text-style-name="P3" draw:layer="layout" svg:x1="4.601cm" svg:y1="13.801cm" svg:x2="4.801cm" svg:y2="14.001cm">
            <text:p/>
          </draw:line>
          <draw:line draw:style-name="gr168" draw:text-style-name="P3" draw:layer="layout" svg:x1="4.801cm" svg:y1="14.001cm" svg:x2="5.401cm" svg:y2="13.401cm">
            <text:p/>
          </draw:line>
        </draw:g>
        <draw:g>
          <draw:line draw:style-name="gr168" draw:text-style-name="P3" draw:layer="layout" svg:x1="15.401cm" svg:y1="19.001cm" svg:x2="15.601cm" svg:y2="19.201cm">
            <text:p/>
          </draw:line>
          <draw:line draw:style-name="gr168" draw:text-style-name="P3" draw:layer="layout" svg:x1="15.601cm" svg:y1="19.201cm" svg:x2="16.201cm" svg:y2="18.601cm">
            <text:p/>
          </draw:line>
        </draw:g>
        <draw:frame draw:style-name="gr101"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text:s/>#slow</text:span></text:p>
              </text:list-item>
            </text:list>
          </draw:text-box>
        </draw:frame>
        <presentation:notes draw:style-name="dp2">
          <office:forms form:automatic-focus="false" form:apply-design-mode="false"/>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AST-Rules one-by-one</text:p>
          </draw:text-box>
        </draw:frame>
        <draw:frame presentation:style-name="pr2" draw:text-style-name="P32" draw:layer="layout" svg:width="25.199cm" svg:height="12.178cm" svg:x="1.4cm" svg:y="4.914cm" presentation:class="subtitle">
          <draw:text-box>
            <text:p text:style-name="P31"><text:span text:style-name="T1">+ selected AG-rules</text:span></text:p>
          </draw:text-box>
        </draw:frame>
        <presentation:notes draw:style-name="dp2">
          <office:forms form:automatic-focus="false" form:apply-design-mode="false"/>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Root</text:span></text:p>
          </draw:text-box>
        </draw:frame>
        <draw:frame draw:style-name="gr97" draw:text-style-name="P33" draw:layer="layout" svg:width="26cm" svg:height="13.387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SWRoot</text:p>
          </draw:text-box>
        </draw:frame>
        <draw:frame draw:style-name="gr169" draw:text-style-name="P33" draw:layer="layout" svg:width="26cm" svg:height="10.311cm" svg:x="1cm" svg:y="3.8cm">
          <draw:text-box>
            <text:p><text:span text:style-name="T31">Definition:</text:span></text:p>
            <text:p><text:span text:style-name="T33">Comp*</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
              </text:list-item>
            </text:list>
            <text:p><text:span text:style-name="T1"/></text:p>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mp</text:p>
          </draw:text-box>
        </draw:frame>
        <draw:frame draw:style-name="gr97" draw:text-style-name="P33" draw:layer="layout" svg:width="26cm" svg:height="14.022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6">Comp is a software component</text:span></text:p>
                <text:list>
                  <text:list-item>
                    <text:p><text:span text:style-name="T16">name of the component</text:span></text:p>
                  </text:list-item>
                  <text:list-item>
                    <text:p><text:span text:style-name="T16">list of implementations of this component</text:span></text:p>
                  </text:list-item>
                  <text:list-item>
                    <text:p><text:span text:style-name="T16">currently selected implementation</text:span></text:p>
                  </text:list-item>
                  <text:list-item>
                    <text:p><text:span text:style-name="T34">list of possible properties for this component</text:span></text:p>
                  </text:list-item>
                </text:list>
              </text:list-item>
            </text:list>
            <text:p><text:span text:style-name="T16"/></text:p>
            <text:p><text:span text:style-name="T16"/></text:p>
            <text:p><text:span text:style-name="T35">Selected AG-rules:</text:span></text:p>
            <text:list text:continue-numbering="true" text:style-name="L1">
              <text:list-item>
                <text:p><text:span text:style-name="T16">objective-function-value → the value of the objective function for the current mapping for this component</text:span></text:p>
              </text:list-item>
              <text:list-item>
                <text:p><text:span text:style-name="T16">clauses-met? → whether all clauses (in contracts of implementations of this component and in request) are met</text:span></text:p>
              </text:list-item>
              <text:list-item>
                <text:p><text:span text:style-name="T16">req-comp-map → a <text:s/>„map“ { ( required-component (impl-requiring-comp … )) … } of required components derived from its implementations</text:span></text:p>
                <text:list>
                  <text:list-item>
                    <text:p><text:span text:style-name="T16">req-comp-min, req-comp-all → minimal and all required components as a list</text:span></text:p>
                  </text:list-item>
                </text:list>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5"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Impl</text:p>
          </draw:text-box>
        </draw:frame>
        <draw:frame draw:style-name="gr97" draw:text-style-name="P33"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6">Impl is an implementation of a component</text:span></text:p>
                <text:list>
                  <text:list-item>
                    <text:p><text:span text:style-name="T16">name of the implementation</text:span></text:p>
                  </text:list-item>
                  <text:list-item>
                    <text:p><text:span text:style-name="T16">l</text:span><text:span text:style-name="T3">ist of modes</text:span></text:p>
                  </text:list-item>
                  <text:list-item>
                    <text:p><text:span text:style-name="T3">scheme list of required Comps</text:span></text:p>
                  </text:list-item>
                  <text:list-item>
                    <text:p><text:span text:style-name="T16">resource, on which it is deployed, otherwise false</text:span></text:p>
                  </text:list-item>
                  <text:list-item>
                    <text:p><text:span text:style-name="T16">mode, which is selected, otherwise false</text:span></text:p>
                  </text:list-item>
                </text:list>
              </text:list-item>
            </text:list>
            <text:p><text:span text:style-name="T16"/></text:p>
            <text:p><text:span text:style-name="T35">Selected AG-rules:</text:span></text:p>
            <text:list text:continue-numbering="true" text:style-name="L1">
              <text:list-item>
                <text:p><text:span text:style-name="T16">objective-function-value → the value of the objective function for the current mapping of this implementation</text:span></text:p>
              </text:list-item>
              <text:list-item>
                <text:p><text:span text:style-name="T16">clauses-met? → whether all clauses (in the contract of this implementation and in request) are met</text:span></text:p>
              </text:list-item>
              <text:list-item>
                <text:p><text:span text:style-name="T16">mode-to-use → either selectedmode, or the first mode if none explicitly selected</text:span></text:p>
              </text:list-item>
              <text:list-item>
                <text:p><text:span text:style-name="T16">is-selected? → whether it is the selected implementation of its component</text:span></text:p>
              </text:list-item>
              <text:list-item>
                <text:p><text:span text:style-name="T16">is-deployed? → whether it is deployed on a resource</text:span></text:p>
              </text:list-item>
              <text:list-item>
                <text:p><text:span text:style-name="T1">to-ilp → the architectural constraints of this implementation as a list</text:span></text:p>
                <text:list>
                  <text:list-item>
                    <text:p><text:span text:style-name="T36">ilp-var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5"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1" draw:layer="layout" svg:width="25.199cm" svg:height="3.506cm" svg:x="1.4cm" svg:y="0.837cm" presentation:class="title">
          <draw:text-box>
            <text:p>Contract</text:p>
          </draw:text-box>
        </draw:frame>
        <draw:frame draw:style-name="gr97" draw:text-style-name="P34" draw:layer="layout" svg:width="26cm" svg:height="10.212cm" svg:x="1cm" svg:y="3.8cm">
          <draw:text-box>
            <text:p><text:span text:style-name="T31">Definition:</text:span></text:p>
            <text:p><text:span text:style-name="T37">Mode*</text:span></text:p>
            <text:p><text:span text:style-name="T37"/></text:p>
            <text:p><text:span text:style-name="T35">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ode</text:p>
          </draw:text-box>
        </draw:frame>
        <draw:frame draw:style-name="gr97" draw:text-style-name="P34"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lause</text:p>
          </draw:text-box>
        </draw:frame>
        <draw:frame draw:style-name="gr97" draw:text-style-name="P34"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Clause</text:p>
          </draw:text-box>
        </draw:frame>
        <draw:frame draw:style-name="gr97" draw:text-style-name="P34" draw:layer="layout" svg:width="26cm" svg:height="11.482cm" svg:x="1cm" svg:y="3.8cm">
          <draw:text-box>
            <text:p><text:span text:style-name="T31">Definition (Subtype of Clause):</text:span></text:p>
            <text:p><text:span text:style-name="T37">returntype – comp – value – target</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item>
                    <text:p><text:span text:style-name="T40">target for which this requirement is defined, either a Comp or a ResourceTyp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current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vClause</text:p>
          </draw:text-box>
        </draw:frame>
        <draw:frame draw:style-name="gr97" draw:text-style-name="P34"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clauses-met? → </text:span><text:span text:style-name="T41">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HWRoot</text:p>
          </draw:text-box>
        </draw:frame>
        <draw:frame draw:style-name="gr97" draw:text-style-name="P34" draw:layer="layout" svg:width="26cm" svg:height="8.942cm" svg:x="1cm" svg:y="3.8cm">
          <draw:text-box>
            <text:p><text:span text:style-name="T31">Definition:</text:span></text:p>
            <text:p><text:span text:style-name="T37">ResourceType* – Resource*</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2">to-ilp → the bounds of the usage variables as a list</text:span></text:p>
              </text:list-item>
            </text:list>
          </draw:text-box>
        </draw:frame>
        <presentation:notes draw:style-name="dp2">
          <draw:page-thumbnail draw:style-name="gr5" draw:layer="layout" svg:width="14.848cm" svg:height="11.135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ype</text:p>
          </draw:text-box>
        </draw:frame>
        <draw:frame draw:style-name="gr97" draw:text-style-name="P34" draw:layer="layout" svg:width="26cm" svg:height="8.942cm" svg:x="1cm" svg:y="3.8cm">
          <draw:text-box>
            <text:p><text:span text:style-name="T31">Definition:</text:span></text:p>
            <text:p><text:span text:style-name="T37">name</text:span><text:span text:style-name="T32">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the name of the type</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30" presentation:class="page"/>
          <draw:frame presentation:style-name="pr3"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ext:p>
          </draw:text-box>
        </draw:frame>
        <draw:frame draw:style-name="gr97" draw:text-style-name="P34" draw:layer="layout" svg:width="26cm" svg:height="10.847cm" svg:x="1cm" svg:y="3.8cm">
          <draw:text-box>
            <text:p><text:span text:style-name="T31">Definition:</text:span></text:p>
            <text:p><text:span text:style-name="T37">name – type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id of the resource</text:span></text:p>
                  </text:list-item>
                  <text:list-item>
                    <text:p><text:span text:style-name="T40">ResourceType of this resourc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2">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uest</text:p>
          </draw:text-box>
        </draw:frame>
        <draw:frame draw:style-name="gr170" draw:text-style-name="P34" draw:layer="layout" svg:width="26cm" svg:height="11.563cm" svg:x="1cm" svg:y="3.8cm">
          <draw:text-box>
            <text:p><text:span text:style-name="T31">Definition:</text:span></text:p>
            <text:p><text:span text:style-name="T37">MetaParameter*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32" presentation:class="page"/>
          <draw:frame presentation:style-name="pr3" draw:text-style-name="P1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etaParameter</text:p>
          </draw:text-box>
        </draw:frame>
        <draw:frame draw:style-name="gr97" draw:text-style-name="P34"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33" presentation:class="page"/>
          <draw:frame presentation:style-name="pr3"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perty</text:p>
          </draw:text-box>
        </draw:frame>
        <draw:frame draw:style-name="gr97" draw:text-style-name="P34" draw:layer="layout" svg:width="26cm" svg:height="10.212cm" svg:x="1cm" svg:y="3.8cm">
          <draw:text-box>
            <text:p><text:span text:style-name="T31">Definition:</text:span></text:p>
            <text:p><text:span text:style-name="T37">name – unit – kind – direction – agg</text:span></text:p>
            <text:p><text:span text:style-name="T37"/></text:p>
            <text:p><text:span text:style-name="T31">Explanation:</text:span></text:p>
            <text:list text:style-name="L1">
              <text:list-item>
                <text:p><text:span text:style-name="T40">Property is a possible property of either a Comp or a Resource</text:span></text:p>
                <text:list>
                  <text:list-item>
                    <text:p><text:span text:style-name="T40">name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4">ilp-nego → a list of NFP negotiation constraints concerning this property</text:span></text:p>
              </text:list-item>
              <text:list-item>
                <text:p><text:span text:style-name="T44">ilp-propname → </text:span><text:span text:style-name="T36">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34" presentation:class="page"/>
          <draw:frame presentation:style-name="pr3" draw:text-style-name="P11"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9">
        <office:forms form:automatic-focus="false" form:apply-design-mode="false"/>
        <draw:custom-shape draw:style-name="gr7" draw:text-style-name="P5" xml:id="id224" draw:id="id22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27" draw:id="id227" draw:layer="layout" svg:width="1.4cm" svg:height="1.4cm" svg:x="16.7cm" svg:y="8.4cm">
          <text:p text:style-name="P3"><text:span text:style-name="T3">CB1</text:span></text:p>
          <draw:enhanced-geometry svg:viewBox="0 0 21600 21600" draw:type="rectangle" draw:enhanced-path="M 0 0 L 21600 0 21600 21600 0 21600 0 0 Z N"/>
        </draw:custom-shape>
        <draw:custom-shape draw:style-name="gr7" draw:text-style-name="P5" xml:id="id226" draw:id="id226" draw:layer="layout" svg:width="1.4cm" svg:height="1.4cm" svg:x="16.7cm" svg:y="11cm">
          <text:p text:style-name="P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9" draw:text-style-name="P5" xml:id="id220" draw:id="id220" draw:layer="layout" svg:width="1.4cm" svg:height="1.4cm" svg:x="8.1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22" draw:id="id222" draw:layer="layout" svg:width="1.4cm" svg:height="1.4cm" svg:x="2.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71" draw:text-style-name="P8" xml:id="id221" draw:id="id221" draw:layer="layout" svg:width="5.4cm" svg:height="2.137cm" svg:x="6cm" svg:y="7.2cm" draw:corner-radius="0.5cm">
          <text:p text:style-name="P3"><text:span text:style-name="T45">Sample-Impl1a</text:span></text:p>
          <text:p text:style-name="P2"><text:span text:style-name="T4">$L = 0.5, $E = 20</text:span></text:p>
          <text:p text:style-name="P2"><text:span text:style-name="T4">$R = 0.2, C2.R ≤ size</text:span></text:p>
        </draw:rect>
        <draw:rect draw:style-name="gr172" draw:text-style-name="P8" draw:layer="layout" svg:width="5.4cm" svg:height="3.463cm" svg:x="6cm" svg:y="9.337cm" draw:corner-radius="0.5cm">
          <text:p text:style-name="P3"><text:span text:style-name="T46">The-Sample-Impl1b</text:span></text:p>
          <text:p text:style-name="P2"><text:span text:style-name="T4">$L = 0.2 | </text:span><text:span text:style-name="T47">0.8</text:span></text:p>
          <text:p text:style-name="P2"><text:span text:style-name="T4">(size ≥ 100 | </text:span><text:span text:style-name="T47">else</text:span><text:span text:style-name="T4">)</text:span></text:p>
          <text:p text:style-name="P2"><text:span text:style-name="T4">$E = 10 ln(size)</text:span></text:p>
          <text:p text:style-name="P2"><text:span text:style-name="T4">$R = 0.4</text:span></text:p>
          <text:p text:style-name="P2"><text:span text:style-name="T4"/></text:p>
        </draw:rect>
        <draw:rect draw:style-name="gr173" draw:text-style-name="P8" xml:id="id230" draw:id="id230" draw:layer="layout" svg:width="4.2cm" svg:height="2.8cm" svg:x="1cm" svg:y="7.4cm" draw:corner-radius="0.5cm">
          <text:p text:style-name="P3"><text:span text:style-name="T45">Part-Impl2a</text:span></text:p>
          <text:p text:style-name="P2"><text:span text:style-name="T4">$L = 0.5</text:span></text:p>
          <text:p text:style-name="P2"><text:span text:style-name="T4">$E = 3ln(size)</text:span></text:p>
          <text:p text:style-name="P2"><text:span text:style-name="T4">$R = 0.5</text:span></text:p>
        </draw:rect>
        <draw:connector draw:style-name="gr29" draw:text-style-name="P6" draw:layer="layout" draw:type="curve" svg:x1="9.5cm" svg:y1="6.9cm" svg:x2="11.4cm" svg:y2="8.268cm" draw:start-shape="id220" draw:start-glue-point="10" draw:end-shape="id221" draw:end-glue-point="1" svg:d="M9500 6900c3601 0 2651 1368 1900 1368" svg:viewBox="0 0 2603 1369">
          <text:p/>
        </draw:connector>
        <draw:line draw:style-name="gr174" draw:text-style-name="P6" xml:id="id238" draw:id="id238" draw:layer="layout" svg:x1="11cm" svg:y1="8.4cm" svg:x2="17cm" svg:y2="11.2cm">
          <text:p/>
        </draw:line>
        <draw:polyline draw:style-name="gr174" draw:text-style-name="P6" xml:id="id239" draw:id="id239"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6" draw:layer="layout" draw:line-skew="0.8cm" svg:x1="6cm" svg:y1="8.268cm" svg:x2="3.6cm" svg:y2="6.9cm" draw:start-shape="id221" draw:start-glue-point="3" draw:end-shape="id222" draw:end-glue-point="10" svg:d="M6000 8268h-400v-1368h-2000" svg:viewBox="0 0 2401 1369">
          <text:p/>
        </draw:connector>
        <draw:custom-shape draw:style-name="gr23" draw:text-style-name="P5" xml:id="id223" draw:id="id22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223" draw:start-glue-point="7" draw:end-shape="id224"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175" draw:text-style-name="P6" draw:layer="layout" draw:type="lines" svg:x1="6.705cm" svg:y1="5.221cm" svg:x2="2.9cm" svg:y2="6.2cm" draw:start-shape="id225" draw:start-glue-point="7" draw:end-shape="id222" draw:end-glue-point="4" svg:d="M6705 5221h-706l-3099 478v501" svg:viewBox="0 0 3806 980">
          <text:p/>
        </draw:connector>
        <draw:custom-shape draw:style-name="gr25" draw:text-style-name="P35" xml:id="id225" draw:id="id225" draw:layer="layout" svg:width="1.4cm" svg:height="1.4cm" svg:x="6.5cm" svg:y="4.026cm">
          <text:p text:style-name="P3"><text:span text:style-name="T48">SW</text:span></text:p>
          <text:p text:style-name="P3"><text:span text:style-name="T48">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cm" svg:y1="4.726cm" svg:x2="9.6cm" svg:y2="4.7cm" draw:start-shape="id225" draw:start-glue-point="10" draw:end-shape="id223" draw:end-glue-point="5" svg:d="M7900 4726l1700-26" svg:viewBox="0 0 1701 27">
          <text:p/>
        </draw:connector>
        <draw:connector draw:style-name="gr176" draw:text-style-name="P3" draw:layer="layout" draw:line-skew="0cm -1.4cm" svg:x1="16.7cm" svg:y1="11.7cm" svg:x2="16.2cm" svg:y2="7cm" draw:start-shape="id226" draw:start-glue-point="3" draw:end-shape="id224" draw:end-glue-point="2" svg:d="M16700 11700h-501v-4100h1v-600" svg:viewBox="0 0 502 4701">
          <text:p/>
        </draw:connector>
        <draw:connector draw:style-name="gr176" draw:text-style-name="P3" draw:layer="layout" draw:line-skew="0cm -0.1cm" svg:x1="16.7cm" svg:y1="9.1cm" svg:x2="16.2cm" svg:y2="7cm" draw:start-shape="id227" draw:start-glue-point="3" draw:end-shape="id224" draw:end-glue-point="2" svg:d="M16700 9100h-501v-1500h1v-600" svg:viewBox="0 0 502 2101">
          <text:p/>
        </draw:connector>
        <draw:custom-shape draw:style-name="gr177" draw:text-style-name="P8" xml:id="id228" draw:id="id228"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78" draw:text-style-name="P3" draw:layer="layout" svg:x1="18.1cm" svg:y1="9.1cm" svg:x2="18.6cm" svg:y2="9.1cm" draw:start-shape="id227" draw:start-glue-point="1" draw:end-shape="id228" draw:end-glue-point="3" svg:d="M18100 9100h500" svg:viewBox="0 0 501 1">
          <text:p/>
        </draw:connector>
        <draw:custom-shape draw:style-name="gr179" draw:text-style-name="P8" xml:id="id229" draw:id="id229"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78" draw:text-style-name="P3" draw:layer="layout" svg:x1="18.1cm" svg:y1="11.7cm" svg:x2="18.6cm" svg:y2="11.7cm" draw:start-shape="id226" draw:start-glue-point="1" draw:end-shape="id229" draw:end-glue-point="3" svg:d="M18100 11700h500" svg:viewBox="0 0 501 1">
          <text:p/>
        </draw:connector>
        <draw:connector draw:style-name="gr175" draw:text-style-name="P6" draw:layer="layout" draw:type="lines" svg:x1="7.695cm" svg:y1="5.221cm" svg:x2="8.8cm" svg:y2="6.2cm" draw:start-shape="id225" draw:start-glue-point="9" draw:end-shape="id220" draw:end-glue-point="4" svg:d="M7695 5221h705l400 478v501" svg:viewBox="0 0 1106 980">
          <text:p/>
        </draw:connector>
        <draw:custom-shape draw:style-name="gr74" draw:text-style-name="P2" draw:layer="layout" svg:width="8.4cm" svg:height="3.599cm" svg:x="0.6cm" svg:y="16.201cm">
          <text:p text:style-name="P2">Impl-Contract-Template {</text:p>
          <text:p text:style-name="P2"><text:s/>requires Cubie { <text:span text:style-name="T18">load max $L</text:span> }</text:p>
          <text:p text:style-name="P2"><text:s/>provides energy = $E</text:p>
          <text:p text:style-name="P2"><text:s/>provides run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6" draw:layer="layout" draw:type="curve" svg:x1="1cm" svg:y1="8.8cm" svg:x2="2.2cm" svg:y2="6.9cm" draw:start-shape="id230" draw:start-glue-point="3" draw:end-shape="id222" draw:end-glue-point="6" svg:d="M1000 8800c-751 0-1351-1900 1200-1900" svg:viewBox="0 0 1850 1901">
          <text:p/>
        </draw:connector>
        <draw:frame draw:style-name="gr180" draw:text-style-name="P7" draw:layer="layout" svg:width="7.4cm" svg:height="3.647cm" svg:x="12.2cm" svg:y="16.553cm">
          <draw:text-box>
            <text:p><text:span text:style-name="T8">C1.name = Example-Component, C2.name = Depth2-Component </text:span></text:p>
            <text:p><text:span text:style-name="T8">Each implementation has one default mode.</text:span></text:p>
          </draw:text-box>
        </draw:frame>
        <draw:custom-shape draw:style-name="gr64" draw:text-style-name="P18" xml:id="id231" draw:id="id231" draw:layer="layout" svg:width="3.4cm" svg:height="1.057cm" svg:x="19.6cm" svg:y="4.002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232" draw:id="id232" draw:layer="layout" svg:width="2.6cm" svg:height="0.741cm" svg:x="20.6cm" svg:y="5.259cm">
          <text:p text:style-name="P2"><text:span text:style-name="T16">size = 50</text:span></text:p>
          <draw:enhanced-geometry svg:viewBox="0 0 21600 21600" draw:type="rectangle" draw:enhanced-path="M 0 0 L 21600 0 21600 21600 0 21600 0 0 Z N"/>
        </draw:custom-shape>
        <draw:connector draw:style-name="gr65" draw:text-style-name="P6" draw:layer="layout" svg:x1="20.001cm" svg:y1="5.058cm" svg:x2="20.6cm" svg:y2="5.629cm" draw:start-shape="id231" draw:start-glue-point="10" draw:end-shape="id232" draw:end-glue-point="3" svg:d="M20001 5058v571h599" svg:viewBox="0 0 600 572">
          <text:p/>
        </draw:connector>
        <draw:connector draw:style-name="gr8" draw:text-style-name="P6" draw:layer="layout" draw:type="lines" svg:x1="12cm" svg:y1="4cm" svg:x2="21.3cm" svg:y2="4.002cm" draw:start-shape="id223" draw:start-glue-point="4" draw:end-shape="id231" draw:end-glue-point="5" svg:d="M12000 4000v-501l9300 1v502" svg:viewBox="0 0 9301 504">
          <text:p/>
        </draw:connector>
        <draw:custom-shape draw:style-name="gr64" draw:text-style-name="P18" xml:id="id233" draw:id="id233" draw:layer="layout" svg:width="2.999cm" svg:height="0.741cm" svg:x="20.601cm" svg:y="6.259cm">
          <text:p text:style-name="P2"><text:span text:style-name="T16">C1.R ≤ 0.3</text:span></text:p>
          <draw:enhanced-geometry svg:viewBox="0 0 21600 21600" draw:type="rectangle" draw:enhanced-path="M 0 0 L 21600 0 21600 21600 0 21600 0 0 Z N"/>
        </draw:custom-shape>
        <draw:connector draw:style-name="gr65" draw:text-style-name="P6" draw:layer="layout" svg:x1="20.001cm" svg:y1="5.058cm" svg:x2="20.601cm" svg:y2="6.629cm" draw:start-shape="id231" draw:start-glue-point="10" draw:end-shape="id233" draw:end-glue-point="3" svg:d="M20001 5058v1571h600" svg:viewBox="0 0 601 1572">
          <text:p/>
        </draw:connector>
        <draw:custom-shape draw:style-name="gr64" draw:text-style-name="P36" xml:id="id234" draw:id="id234" draw:layer="layout" svg:width="4.8cm" svg:height="0.741cm" svg:x="20.6cm" svg:y="7.259cm">
          <text:p text:style-name="P2"><text:span text:style-name="T49">default objective</text:span></text:p>
          <draw:enhanced-geometry svg:viewBox="0 0 21600 21600" draw:type="rectangle" draw:enhanced-path="M 0 0 L 21600 0 21600 21600 0 21600 0 0 Z N"/>
        </draw:custom-shape>
        <draw:connector draw:style-name="gr65" draw:text-style-name="P6" draw:layer="layout" svg:x1="20.001cm" svg:y1="5.058cm" svg:x2="20.6cm" svg:y2="7.629cm" draw:start-shape="id231" draw:start-glue-point="10" draw:end-shape="id234" draw:end-glue-point="3" svg:d="M20001 5058v2571h599" svg:viewBox="0 0 600 2572">
          <text:p/>
        </draw:connector>
        <draw:rect draw:style-name="gr181" draw:text-style-name="P8" xml:id="id235" draw:id="id235" draw:layer="layout" svg:width="5.4cm" svg:height="2.2cm" svg:x="6cm" svg:y="12.8cm" draw:corner-radius="0.5cm">
          <text:p text:style-name="P3"><text:span text:style-name="T45">Useless-Impl1c</text:span></text:p>
          <text:p text:style-name="P2"><text:span text:style-name="T4">$L = 0, $E = 100</text:span></text:p>
          <text:p text:style-name="P2"><text:span text:style-name="T4">$R = 0.2, C2.R ≤ -1</text:span></text:p>
        </draw:rect>
        <draw:line draw:style-name="gr41" draw:text-style-name="P6" xml:id="id236" draw:id="id236" draw:layer="layout" svg:x1="11cm" svg:y1="8.268cm" svg:x2="16.751cm" svg:y2="8.636cm">
          <text:p/>
        </draw:line>
        <draw:polyline draw:style-name="gr41" draw:text-style-name="P6" xml:id="id237" draw:id="id237" draw:layer="layout" svg:width="14.657cm" svg:height="10.09cm" draw:transform="skewX (0.362504885639222) rotate (0.504400153826361) translate (3.22571574317464cm 10.1739358609545cm)" svg:viewBox="0 0 14658 10091" draw:points="143,0 0,5503 10051,10091 14658,5900">
          <text:p/>
        </draw:polyline>
        <draw:frame draw:style-name="gr97" draw:text-style-name="P37" draw:layer="layout" svg:width="5.6cm" svg:height="0.886cm" svg:x="14.7cm" svg:y="13.5cm">
          <draw:text-box>
            <text:p xml:id="id240" text:id="id240" text:style-name="P37">optimal mapping</text:p>
          </draw:text-box>
        </draw:frame>
        <draw:connector draw:style-name="gr26" draw:text-style-name="P6" draw:layer="layout" draw:line-skew="0.8cm" svg:x1="6cm" svg:y1="13.9cm" svg:x2="3.6cm" svg:y2="6.9cm" draw:start-shape="id235" draw:start-glue-point="3" draw:end-shape="id222" draw:end-glue-point="10" svg:d="M6000 13900h-400v-7000h-2000" svg:viewBox="0 0 2401 7001">
          <text:p/>
        </draw:connector>
        <draw:frame draw:style-name="gr182" draw:text-style-name="P7" draw:layer="layout" svg:width="6.6cm" svg:height="7.8cm" svg:x="19.8cm" svg:y="12.4cm">
          <draw:text-box>
            <text:list text:style-name="L1">
              <text:list-item>
                <text:p text:style-name="P7">1b ←→ (C1.R ≤ 0.3)</text:p>
              </text:list-item>
              <text:list-item>
                <text:p text:style-name="P7">1c.E = 39.12 &gt; 1a.E</text:p>
              </text:list-item>
              <text:list-item>
                <text:p text:style-name="P7">1c: (C2.R ≤ -1) ←→ 2a.R = 0.5</text:p>
              </text:list-item>
              <text:list-item>
                <text:p text:style-name="P7">1c: (PE.L ≤ 0) ←→ CB1.L=0.7, CB2.L=0.4</text:p>
              </text:list-item>
              <text:list-item>
                <text:p text:style-name="P7">1a, 2a: (PE.L ≤ 0.5) ←→ CB1.L = 0.7</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36" smil:attributeName="visibility" smil:to="hidden"/>
                </anim:par>
                <anim:par smil:begin="0s" smil:fill="hold" presentation:node-type="with-previous" presentation:preset-class="exit" presentation:preset-id="ooo-exit-disappear">
                  <anim:set smil:begin="0s" smil:dur="0.001s" smil:fill="hold" smil:targetElement="id2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presentation:group-id="0">
                  <anim:set smil:begin="0s" smil:dur="0.001s" smil:fill="hold" smil:targetElement="id240" anim:sub-item="text" smil:attributeName="visibility" smil:to="visible"/>
                </anim:par>
              </anim:par>
            </anim:par>
          </anim:seq>
        </anim:par>
        <presentation:notes draw:style-name="dp2">
          <draw:page-thumbnail draw:style-name="gr5" draw:layer="layout" svg:width="14.848cm" svg:height="11.135cm" svg:x="3.075cm" svg:y="2.257cm" draw:page-number="35"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4" fo:font-size="18pt"/>
    </style:style>
    <style:style style:name="MP6" style:family="paragraph">
      <style:paragraph-properties fo:text-align="center"/>
      <style:text-properties style:font-name="Calibri4"/>
    </style:style>
    <style:style style:name="MP7" style:family="paragraph">
      <style:paragraph-properties fo:text-align="start"/>
    </style:style>
    <style:style style:name="MP8" style:family="paragraph">
      <style:paragraph-properties fo:text-align="start"/>
      <style:text-properties style:font-name="Calibri4"/>
    </style:style>
    <style:style style:name="MP9" style:family="paragraph">
      <style:text-properties fo:color="#006666" style:font-name="Calibri4"/>
    </style:style>
    <style:style style:name="MP10"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MP11" style:family="paragraph">
      <style:text-properties fo:color="#3465a4" style:font-name="Calibri4"/>
    </style:style>
    <style:style style:name="MP12" style:family="paragraph">
      <style:paragraph-properties fo:text-align="center"/>
      <style:text-properties fo:font-size="18pt"/>
    </style:style>
    <style:style style:name="MP13" style:family="paragraph">
      <style:paragraph-properties fo:text-align="center"/>
      <style:text-properties fo:font-size="12pt"/>
    </style:style>
    <style:style style:name="MP14"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4" fo:font-size="18pt"/>
    </style:style>
    <style:style style:name="MT3" style:family="text">
      <style:text-properties style:font-name="Calibri4"/>
    </style:style>
    <style:style style:name="MT4" style:family="text">
      <style:text-properties fo:color="#006666" style:font-name="Calibri4"/>
    </style:style>
    <style:style style:name="MT5" style:family="text">
      <style:text-properties style:font-name="Calibri4" fo:font-size="18pt" style:letter-kerning="true" style:font-name-asian="WenQuanYi Zen Hei Sharp" style:font-size-asian="18pt" style:font-name-complex="Lohit Devanagari" style:font-size-complex="18pt"/>
    </style:style>
    <style:style style:name="MT6" style:family="text">
      <style:text-properties fo:color="#3465a4" style:font-name="Calibri4"/>
    </style:style>
    <style:style style:name="MT7"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office:forms form:automatic-focus="false" form:apply-design-mode="false"/>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5cm" svg:y="19.131cm" presentation:class="page-number">
        <draw:text-box>
          <text:p text:style-name="MP2"><text:page-number>&lt;Nummer&gt;</text:page-number></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12"><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12"><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12"><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12"><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0" xml:id="id20" draw:id="id20" draw:layer="backgroundobjects" svg:width="3.108cm" svg:height="0.8cm" svg:x="5.476cm" svg:y="7.101cm" draw:corner-radius="0.5cm">
        <text:p text:style-name="MP12"><text:span text:style-name="MT5">I1.a#fast</text:span></text:p>
      </draw:rect>
      <draw:rect draw:style-name="Mgr18" draw:text-style-name="MP10" xml:id="id21" draw:id="id21" draw:layer="backgroundobjects" svg:width="1.8cm" svg:height="0.8cm" svg:x="5.476cm" svg:y="7.901cm" draw:corner-radius="0.5cm">
        <text:p text:style-name="MP12"><text:span text:style-name="MT5">I1.b</text:span></text:p>
      </draw:rect>
      <draw:rect draw:style-name="Mgr19" draw:text-style-name="MP10" draw:layer="backgroundobjects" svg:width="1.8cm" svg:height="0.8cm" svg:x="2.276cm" svg:y="7.101cm" draw:corner-radius="0.5cm">
        <text:p text:style-name="MP12"><text:span text:style-name="MT5">I2.a</text:span></text:p>
      </draw:rect>
      <draw:rect draw:style-name="Mgr20" draw:text-style-name="MP10" draw:layer="backgroundobjects" svg:width="1.8cm" svg:height="0.8cm" svg:x="2.276cm" svg:y="7.901cm" draw:corner-radius="0.5cm">
        <text:p text:style-name="MP12"><text:span text:style-name="MT5">I2.b</text:span></text:p>
      </draw:rect>
      <draw:rect draw:style-name="Mgr21" draw:text-style-name="MP10" draw:layer="backgroundobjects" svg:width="3.208cm" svg:height="0.8cm" svg:x="5.376cm" svg:y="9.801cm" draw:corner-radius="0.5cm">
        <text:p text:style-name="MP12"><text:span text:style-name="MT5">I3.a#slow</text:span></text:p>
      </draw:rect>
      <draw:rect draw:style-name="Mgr22" draw:text-style-name="MP10" xml:id="id23" draw:id="id23" draw:layer="backgroundobjects" svg:width="1.808cm" svg:height="0.8cm" svg:x="5.376cm" svg:y="10.601cm" draw:corner-radius="0.5cm">
        <text:p text:style-name="MP12"><text:span text:style-name="MT5">I3.b</text:span></text:p>
      </draw:rect>
      <draw:rect draw:style-name="Mgr23" draw:text-style-name="MP10" draw:layer="backgroundobjects" svg:width="1.8cm" svg:height="0.8cm" svg:x="2.076cm" svg:y="9.701cm" draw:corner-radius="0.5cm">
        <text:p text:style-name="MP12"><text:span text:style-name="MT5">I4.a</text:span></text:p>
      </draw:rect>
      <draw:rect draw:style-name="Mgr24" draw:text-style-name="MP10" draw:layer="backgroundobjects" svg:width="1.8cm" svg:height="0.8cm" svg:x="2.076cm" svg:y="10.501cm" draw:corner-radius="0.5cm">
        <text:p text:style-name="MP12"><text:span text:style-name="MT5">I4.b</text:span></text:p>
      </draw:rect>
      <draw:custom-shape draw:style-name="Mgr25" draw:text-style-name="MP14" xml:id="id17" draw:id="id17" draw:layer="backgroundobjects" svg:width="1.4cm" svg:height="1.4cm" svg:x="6.776cm" svg:y="4.527cm">
        <text:p text:style-name="MP13"><text:span text:style-name="MT7">SW</text:span></text:p>
        <text:p text:style-name="MP13"><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584cm" svg:y1="7.501cm" svg:x2="6.276cm" svg:y2="9.601cm" draw:start-shape="id20" draw:start-glue-point="1" draw:end-shape="id18" draw:end-glue-point="10" svg:d="M8584 7501h501v2100h-2809" svg:viewBox="0 0 2810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office:forms form:automatic-focus="false" form:apply-design-mode="false"/>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presentation:header/></text:p>
          </draw:text-box>
        </draw:frame>
        <draw:frame presentation:style-name="Mpr5" draw:text-style-name="MP2" draw:layer="backgroundobjects" svg:width="9.112cm" svg:height="1.484cm" svg:x="11.887cm" svg:y="0cm" presentation:class="date-time">
          <draw:text-box>
            <text:p text:style-name="MP2"><presentation:date-time/></text:p>
          </draw:text-box>
        </draw:frame>
        <draw:frame presentation:style-name="Mpr6" draw:text-style-name="MP1" draw:layer="backgroundobjects" svg:width="9.112cm" svg:height="1.484cm" svg:x="0cm" svg:y="28.215cm" presentation:class="footer">
          <draw:text-box>
            <text:p text:style-name="MP1"><presentation:footer/></text:p>
          </draw:text-box>
        </draw:frame>
        <draw:frame presentation:style-name="Mpr6" draw:text-style-name="MP2" draw:layer="backgroundobjects" svg:width="9.112cm" svg:height="1.484cm" svg:x="11.887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30T09:58:45.374303755</dc:date>
    <dc:creator>René Schöne</dc:creator>
    <meta:editing-duration>P1DT4H18S</meta:editing-duration>
    <meta:editing-cycles>83</meta:editing-cycles>
    <meta:generator>LibreOffice/4.2.8.2$Linux_x86 LibreOffice_project/420$Build-2</meta:generator>
    <meta:document-statistic meta:object-count="869"/>
  </office:meta>
</office:document-meta>
</file>